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60.xyz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18"/>
          <table:table-cell office:value-type="string">
            <text:p>optimized</text:p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55512">
            <text:p>-3.55512</text:p>
          </table:table-cell>
          <table:table-cell office:value-type="float" office:value="-5.37724">
            <text:p>-5.37724</text:p>
          </table:table-cell>
          <table:table-cell office:value-type="float" office:value="1.02576">
            <text:p>1.025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]" office:value-type="float" office:value="-3.55512">
            <text:p>-3.55512</text:p>
          </table:table-cell>
          <table:table-cell table:formula="of:=[.D4]" office:value-type="float" office:value="-5.37724">
            <text:p>-5.37724</text:p>
          </table:table-cell>
          <table:table-cell table:formula="of:=[.E4]" office:value-type="float" office:value="1.02576">
            <text:p>1.025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44488">
            <text:p>26.44488</text:p>
          </table:table-cell>
          <table:table-cell office:value-type="float" office:value="24.62276">
            <text:p>24.62276</text:p>
          </table:table-cell>
          <table:table-cell office:value-type="float" office:value="1.02576">
            <text:p>1.02576</text:p>
          </table:table-cell>
          <table:table-cell office:value-type="string">
            <text:p>C</text:p>
          </table:table-cell>
          <table:table-cell table:formula="of:=IF([.T4]&gt;15;[.T4]-30;[.T4])" office:value-type="float" office:value="-3.55512">
            <text:p>-3.55512</text:p>
          </table:table-cell>
          <table:table-cell table:formula="of:=IF([.U4]&gt;15;[.U4]-30;[.U4])" office:value-type="float" office:value="-5.37724">
            <text:p>-5.37724</text:p>
          </table:table-cell>
          <table:table-cell table:formula="of:=IF([.V4]&gt;15;[.V4]-30;[.V4])" office:value-type="float" office:value="1.02576">
            <text:p>1.025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25472">
            <text:p>-3.25472</text:p>
          </table:table-cell>
          <table:table-cell office:value-type="float" office:value="-4.67863">
            <text:p>-4.67863</text:p>
          </table:table-cell>
          <table:table-cell office:value-type="float" office:value="2.30718">
            <text:p>2.307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]" office:value-type="float" office:value="-3.25472">
            <text:p>-3.25472</text:p>
          </table:table-cell>
          <table:table-cell table:formula="of:=[.D5]" office:value-type="float" office:value="-4.67863">
            <text:p>-4.67863</text:p>
          </table:table-cell>
          <table:table-cell table:formula="of:=[.E5]" office:value-type="float" office:value="2.30718">
            <text:p>2.307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682596467">
            <text:p>26.682596467</text:p>
          </table:table-cell>
          <table:table-cell office:value-type="float" office:value="25.143041319">
            <text:p>25.143041319</text:p>
          </table:table-cell>
          <table:table-cell office:value-type="float" office:value="2.41349876">
            <text:p>2.41349876</text:p>
          </table:table-cell>
          <table:table-cell office:value-type="string">
            <text:p>C</text:p>
          </table:table-cell>
          <table:table-cell table:formula="of:=IF([.T5]&gt;15;[.T5]-30;[.T5])" office:value-type="float" office:value="-3.317403533">
            <text:p>-3.317403533</text:p>
          </table:table-cell>
          <table:table-cell table:formula="of:=IF([.U5]&gt;15;[.U5]-30;[.U5])" office:value-type="float" office:value="-4.856958681">
            <text:p>-4.856958681</text:p>
          </table:table-cell>
          <table:table-cell table:formula="of:=IF([.V5]&gt;15;[.V5]-30;[.V5])" office:value-type="float" office:value="2.41349876">
            <text:p>2.413498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90933">
            <text:p>-3.90933</text:p>
          </table:table-cell>
          <table:table-cell office:value-type="float" office:value="-3.54012">
            <text:p>-3.54012</text:p>
          </table:table-cell>
          <table:table-cell office:value-type="float" office:value="2.71997">
            <text:p>2.7199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]" office:value-type="float" office:value="-3.90933">
            <text:p>-3.90933</text:p>
          </table:table-cell>
          <table:table-cell table:formula="of:=[.D6]" office:value-type="float" office:value="-3.54012">
            <text:p>-3.54012</text:p>
          </table:table-cell>
          <table:table-cell table:formula="of:=[.E6]" office:value-type="float" office:value="2.71997">
            <text:p>2.7199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988556961">
            <text:p>25.988556961</text:p>
          </table:table-cell>
          <table:table-cell office:value-type="float" office:value="26.343045815">
            <text:p>26.343045815</text:p>
          </table:table-cell>
          <table:table-cell office:value-type="float" office:value="2.872155399">
            <text:p>2.872155399</text:p>
          </table:table-cell>
          <table:table-cell office:value-type="string">
            <text:p>C</text:p>
          </table:table-cell>
          <table:table-cell table:formula="of:=IF([.T6]&gt;15;[.T6]-30;[.T6])" office:value-type="float" office:value="-4.011443039">
            <text:p>-4.011443039</text:p>
          </table:table-cell>
          <table:table-cell table:formula="of:=IF([.U6]&gt;15;[.U6]-30;[.U6])" office:value-type="float" office:value="-3.656954185">
            <text:p>-3.656954185</text:p>
          </table:table-cell>
          <table:table-cell table:formula="of:=IF([.V6]&gt;15;[.V6]-30;[.V6])" office:value-type="float" office:value="2.872155399">
            <text:p>2.8721553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1955">
            <text:p>-3.1955</text:p>
          </table:table-cell>
          <table:table-cell office:value-type="float" office:value="-2.53719">
            <text:p>-2.53719</text:p>
          </table:table-cell>
          <table:table-cell office:value-type="float" office:value="3.47462">
            <text:p>3.474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7]" office:value-type="float" office:value="-3.1955">
            <text:p>-3.1955</text:p>
          </table:table-cell>
          <table:table-cell table:formula="of:=[.D7]" office:value-type="float" office:value="-2.53719">
            <text:p>-2.53719</text:p>
          </table:table-cell>
          <table:table-cell table:formula="of:=[.E7]" office:value-type="float" office:value="3.47462">
            <text:p>3.474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726271785">
            <text:p>26.726271785</text:p>
          </table:table-cell>
          <table:table-cell office:value-type="float" office:value="27.377428488">
            <text:p>27.377428488</text:p>
          </table:table-cell>
          <table:table-cell office:value-type="float" office:value="3.671437138">
            <text:p>3.671437138</text:p>
          </table:table-cell>
          <table:table-cell office:value-type="string">
            <text:p>C</text:p>
          </table:table-cell>
          <table:table-cell table:formula="of:=IF([.T7]&gt;15;[.T7]-30;[.T7])" office:value-type="float" office:value="-3.273728215">
            <text:p>-3.273728215</text:p>
          </table:table-cell>
          <table:table-cell table:formula="of:=IF([.U7]&gt;15;[.U7]-30;[.U7])" office:value-type="float" office:value="-2.622571512">
            <text:p>-2.622571512</text:p>
          </table:table-cell>
          <table:table-cell table:formula="of:=IF([.V7]&gt;15;[.V7]-30;[.V7])" office:value-type="float" office:value="3.671437138">
            <text:p>3.67143713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8542">
            <text:p>-1.8542</text:p>
          </table:table-cell>
          <table:table-cell office:value-type="float" office:value="-2.70979">
            <text:p>-2.70979</text:p>
          </table:table-cell>
          <table:table-cell office:value-type="float" office:value="3.79673">
            <text:p>3.796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8]" office:value-type="float" office:value="-1.8542">
            <text:p>-1.8542</text:p>
          </table:table-cell>
          <table:table-cell table:formula="of:=[.D8]" office:value-type="float" office:value="-2.70979">
            <text:p>-2.70979</text:p>
          </table:table-cell>
          <table:table-cell table:formula="of:=[.E8]" office:value-type="float" office:value="3.79673">
            <text:p>3.796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137953452">
            <text:p>28.137953452</text:p>
          </table:table-cell>
          <table:table-cell office:value-type="float" office:value="27.183659193">
            <text:p>27.183659193</text:p>
          </table:table-cell>
          <table:table-cell office:value-type="float" office:value="3.99031053">
            <text:p>3.99031053</text:p>
          </table:table-cell>
          <table:table-cell office:value-type="string">
            <text:p>C</text:p>
          </table:table-cell>
          <table:table-cell table:formula="of:=IF([.T8]&gt;15;[.T8]-30;[.T8])" office:value-type="float" office:value="-1.862046548">
            <text:p>-1.862046548</text:p>
          </table:table-cell>
          <table:table-cell table:formula="of:=IF([.U8]&gt;15;[.U8]-30;[.U8])" office:value-type="float" office:value="-2.816340807">
            <text:p>-2.816340807</text:p>
          </table:table-cell>
          <table:table-cell table:formula="of:=IF([.V8]&gt;15;[.V8]-30;[.V8])" office:value-type="float" office:value="3.99031053">
            <text:p>3.9903105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16542">
            <text:p>-1.16542</text:p>
          </table:table-cell>
          <table:table-cell office:value-type="float" office:value="-3.88893">
            <text:p>-3.88893</text:p>
          </table:table-cell>
          <table:table-cell office:value-type="float" office:value="3.34335">
            <text:p>3.343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9]" office:value-type="float" office:value="-1.16542">
            <text:p>-1.16542</text:p>
          </table:table-cell>
          <table:table-cell table:formula="of:=[.D9]" office:value-type="float" office:value="-3.88893">
            <text:p>-3.88893</text:p>
          </table:table-cell>
          <table:table-cell table:formula="of:=[.E9]" office:value-type="float" office:value="3.34335">
            <text:p>3.343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85140922">
            <text:p>28.85140922</text:p>
          </table:table-cell>
          <table:table-cell office:value-type="float" office:value="25.950086589">
            <text:p>25.950086589</text:p>
          </table:table-cell>
          <table:table-cell office:value-type="float" office:value="3.518821686">
            <text:p>3.518821686</text:p>
          </table:table-cell>
          <table:table-cell office:value-type="string">
            <text:p>C</text:p>
          </table:table-cell>
          <table:table-cell table:formula="of:=IF([.T9]&gt;15;[.T9]-30;[.T9])" office:value-type="float" office:value="-1.14859078">
            <text:p>-1.14859078</text:p>
          </table:table-cell>
          <table:table-cell table:formula="of:=IF([.U9]&gt;15;[.U9]-30;[.U9])" office:value-type="float" office:value="-4.049913411">
            <text:p>-4.049913411</text:p>
          </table:table-cell>
          <table:table-cell table:formula="of:=IF([.V9]&gt;15;[.V9]-30;[.V9])" office:value-type="float" office:value="3.518821686">
            <text:p>3.51882168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85406">
            <text:p>-1.85406</text:p>
          </table:table-cell>
          <table:table-cell office:value-type="float" office:value="-4.83326">
            <text:p>-4.83326</text:p>
          </table:table-cell>
          <table:table-cell office:value-type="float" office:value="2.59431">
            <text:p>2.594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0]" office:value-type="float" office:value="-1.85406">
            <text:p>-1.85406</text:p>
          </table:table-cell>
          <table:table-cell table:formula="of:=[.D10]" office:value-type="float" office:value="-4.83326">
            <text:p>-4.83326</text:p>
          </table:table-cell>
          <table:table-cell table:formula="of:=[.E10]" office:value-type="float" office:value="2.59431">
            <text:p>2.594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133768399">
            <text:p>28.133768399</text:p>
          </table:table-cell>
          <table:table-cell office:value-type="float" office:value="24.94385212">
            <text:p>24.94385212</text:p>
          </table:table-cell>
          <table:table-cell office:value-type="float" office:value="2.741290295">
            <text:p>2.741290295</text:p>
          </table:table-cell>
          <table:table-cell office:value-type="string">
            <text:p>C</text:p>
          </table:table-cell>
          <table:table-cell table:formula="of:=IF([.T10]&gt;15;[.T10]-30;[.T10])" office:value-type="float" office:value="-1.866231601">
            <text:p>-1.866231601</text:p>
          </table:table-cell>
          <table:table-cell table:formula="of:=IF([.U10]&gt;15;[.U10]-30;[.U10])" office:value-type="float" office:value="-5.05614788">
            <text:p>-5.05614788</text:p>
          </table:table-cell>
          <table:table-cell table:formula="of:=IF([.V10]&gt;15;[.V10]-30;[.V10])" office:value-type="float" office:value="2.741290295">
            <text:p>2.74129029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93228">
            <text:p>0.93228</text:p>
          </table:table-cell>
          <table:table-cell office:value-type="float" office:value="0.16872">
            <text:p>0.16872</text:p>
          </table:table-cell>
          <table:table-cell office:value-type="float" office:value="0.50909">
            <text:p>0.50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1]" office:value-type="float" office:value="0.93228">
            <text:p>0.93228</text:p>
          </table:table-cell>
          <table:table-cell table:formula="of:=[.D11]" office:value-type="float" office:value="0.16872">
            <text:p>0.16872</text:p>
          </table:table-cell>
          <table:table-cell table:formula="of:=[.E11]" office:value-type="float" office:value="0.50909">
            <text:p>0.50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042980756">
            <text:p>1.042980756</text:p>
          </table:table-cell>
          <table:table-cell office:value-type="float" office:value="0.170610331">
            <text:p>0.170610331</text:p>
          </table:table-cell>
          <table:table-cell office:value-type="float" office:value="0.571332367">
            <text:p>0.571332367</text:p>
          </table:table-cell>
          <table:table-cell office:value-type="string">
            <text:p>C</text:p>
          </table:table-cell>
          <table:table-cell table:formula="of:=IF([.T11]&gt;15;[.T11]-30;[.T11])" office:value-type="float" office:value="1.042980756">
            <text:p>1.042980756</text:p>
          </table:table-cell>
          <table:table-cell table:formula="of:=IF([.U11]&gt;15;[.U11]-30;[.U11])" office:value-type="float" office:value="0.170610331">
            <text:p>0.170610331</text:p>
          </table:table-cell>
          <table:table-cell table:formula="of:=IF([.V11]&gt;15;[.V11]-30;[.V11])" office:value-type="float" office:value="0.571332367">
            <text:p>0.57133236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58962">
            <text:p>0.58962</text:p>
          </table:table-cell>
          <table:table-cell office:value-type="float" office:value="-0.01883">
            <text:p>-0.01883</text:p>
          </table:table-cell>
          <table:table-cell office:value-type="float" office:value="1.9038">
            <text:p>1.90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2]" office:value-type="float" office:value="0.58962">
            <text:p>0.58962</text:p>
          </table:table-cell>
          <table:table-cell table:formula="of:=[.D12]" office:value-type="float" office:value="-0.01883">
            <text:p>-0.01883</text:p>
          </table:table-cell>
          <table:table-cell table:formula="of:=[.E12]" office:value-type="float" office:value="1.9038">
            <text:p>1.90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689898783">
            <text:p>0.689898783</text:p>
          </table:table-cell>
          <table:table-cell office:value-type="float" office:value="29.97806426">
            <text:p>29.97806426</text:p>
          </table:table-cell>
          <table:table-cell office:value-type="float" office:value="2.017458565">
            <text:p>2.017458565</text:p>
          </table:table-cell>
          <table:table-cell office:value-type="string">
            <text:p>C</text:p>
          </table:table-cell>
          <table:table-cell table:formula="of:=IF([.T12]&gt;15;[.T12]-30;[.T12])" office:value-type="float" office:value="0.689898783">
            <text:p>0.689898783</text:p>
          </table:table-cell>
          <table:table-cell table:formula="of:=IF([.U12]&gt;15;[.U12]-30;[.U12])" office:value-type="float" office:value="-0.02193574">
            <text:p>-0.02193574</text:p>
          </table:table-cell>
          <table:table-cell table:formula="of:=IF([.V12]&gt;15;[.V12]-30;[.V12])" office:value-type="float" office:value="2.017458565">
            <text:p>2.01745856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06553">
            <text:p>1.06553</text:p>
          </table:table-cell>
          <table:table-cell office:value-type="float" office:value="-1.32426">
            <text:p>-1.32426</text:p>
          </table:table-cell>
          <table:table-cell office:value-type="float" office:value="2.30942">
            <text:p>2.309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3]" office:value-type="float" office:value="1.06553">
            <text:p>1.06553</text:p>
          </table:table-cell>
          <table:table-cell table:formula="of:=[.D13]" office:value-type="float" office:value="-1.32426">
            <text:p>-1.32426</text:p>
          </table:table-cell>
          <table:table-cell table:formula="of:=[.E13]" office:value-type="float" office:value="2.30942">
            <text:p>2.309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185137822">
            <text:p>1.185137822</text:p>
          </table:table-cell>
          <table:table-cell office:value-type="float" office:value="28.625492233">
            <text:p>28.625492233</text:p>
          </table:table-cell>
          <table:table-cell office:value-type="float" office:value="2.439724667">
            <text:p>2.439724667</text:p>
          </table:table-cell>
          <table:table-cell office:value-type="string">
            <text:p>C</text:p>
          </table:table-cell>
          <table:table-cell table:formula="of:=IF([.T13]&gt;15;[.T13]-30;[.T13])" office:value-type="float" office:value="1.185137822">
            <text:p>1.185137822</text:p>
          </table:table-cell>
          <table:table-cell table:formula="of:=IF([.U13]&gt;15;[.U13]-30;[.U13])" office:value-type="float" office:value="-1.374507767">
            <text:p>-1.374507767</text:p>
          </table:table-cell>
          <table:table-cell table:formula="of:=IF([.V13]&gt;15;[.V13]-30;[.V13])" office:value-type="float" office:value="2.439724667">
            <text:p>2.43972466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18641">
            <text:p>0.18641</text:p>
          </table:table-cell>
          <table:table-cell office:value-type="float" office:value="-3.51552">
            <text:p>-3.51552</text:p>
          </table:table-cell>
          <table:table-cell office:value-type="float" office:value="2.97201">
            <text:p>2.9720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4]" office:value-type="float" office:value="0.18641">
            <text:p>0.18641</text:p>
          </table:table-cell>
          <table:table-cell table:formula="of:=[.D14]" office:value-type="float" office:value="-3.51552">
            <text:p>-3.51552</text:p>
          </table:table-cell>
          <table:table-cell table:formula="of:=[.E14]" office:value-type="float" office:value="2.97201">
            <text:p>2.9720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248280399">
            <text:p>0.248280399</text:p>
          </table:table-cell>
          <table:table-cell office:value-type="float" office:value="26.34107974">
            <text:p>26.34107974</text:p>
          </table:table-cell>
          <table:table-cell office:value-type="float" office:value="3.132950442">
            <text:p>3.132950442</text:p>
          </table:table-cell>
          <table:table-cell office:value-type="string">
            <text:p>C</text:p>
          </table:table-cell>
          <table:table-cell table:formula="of:=IF([.T14]&gt;15;[.T14]-30;[.T14])" office:value-type="float" office:value="0.248280399">
            <text:p>0.248280399</text:p>
          </table:table-cell>
          <table:table-cell table:formula="of:=IF([.U14]&gt;15;[.U14]-30;[.U14])" office:value-type="float" office:value="-3.65892026">
            <text:p>-3.65892026</text:p>
          </table:table-cell>
          <table:table-cell table:formula="of:=IF([.V14]&gt;15;[.V14]-30;[.V14])" office:value-type="float" office:value="3.132950442">
            <text:p>3.13295044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32636">
            <text:p>0.32636</text:p>
          </table:table-cell>
          <table:table-cell office:value-type="float" office:value="-2.09204">
            <text:p>-2.09204</text:p>
          </table:table-cell>
          <table:table-cell office:value-type="float" office:value="3.19521">
            <text:p>3.1952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5]" office:value-type="float" office:value="0.32636">
            <text:p>0.32636</text:p>
          </table:table-cell>
          <table:table-cell table:formula="of:=[.D15]" office:value-type="float" office:value="-2.09204">
            <text:p>-2.09204</text:p>
          </table:table-cell>
          <table:table-cell table:formula="of:=[.E15]" office:value-type="float" office:value="3.19521">
            <text:p>3.1952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398138427">
            <text:p>0.398138427</text:p>
          </table:table-cell>
          <table:table-cell office:value-type="float" office:value="27.816298973">
            <text:p>27.816298973</text:p>
          </table:table-cell>
          <table:table-cell office:value-type="float" office:value="3.365958095">
            <text:p>3.365958095</text:p>
          </table:table-cell>
          <table:table-cell office:value-type="string">
            <text:p>C</text:p>
          </table:table-cell>
          <table:table-cell table:formula="of:=IF([.T15]&gt;15;[.T15]-30;[.T15])" office:value-type="float" office:value="0.398138427">
            <text:p>0.398138427</text:p>
          </table:table-cell>
          <table:table-cell table:formula="of:=IF([.U15]&gt;15;[.U15]-30;[.U15])" office:value-type="float" office:value="-2.183701027">
            <text:p>-2.183701027</text:p>
          </table:table-cell>
          <table:table-cell table:formula="of:=IF([.V15]&gt;15;[.V15]-30;[.V15])" office:value-type="float" office:value="3.365958095">
            <text:p>3.36595809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9343">
            <text:p>-0.9343</text:p>
          </table:table-cell>
          <table:table-cell office:value-type="float" office:value="-1.59313">
            <text:p>-1.59313</text:p>
          </table:table-cell>
          <table:table-cell office:value-type="float" office:value="3.70689">
            <text:p>3.706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6]" office:value-type="float" office:value="-0.9343">
            <text:p>-0.9343</text:p>
          </table:table-cell>
          <table:table-cell table:formula="of:=[.D16]" office:value-type="float" office:value="-1.59313">
            <text:p>-1.59313</text:p>
          </table:table-cell>
          <table:table-cell table:formula="of:=[.E16]" office:value-type="float" office:value="3.70689">
            <text:p>3.706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093884833">
            <text:p>29.093884833</text:p>
          </table:table-cell>
          <table:table-cell office:value-type="float" office:value="28.337041748">
            <text:p>28.337041748</text:p>
          </table:table-cell>
          <table:table-cell office:value-type="float" office:value="3.895836127">
            <text:p>3.895836127</text:p>
          </table:table-cell>
          <table:table-cell office:value-type="string">
            <text:p>C</text:p>
          </table:table-cell>
          <table:table-cell table:formula="of:=IF([.T16]&gt;15;[.T16]-30;[.T16])" office:value-type="float" office:value="-0.906115166999999">
            <text:p>-0.906115167</text:p>
          </table:table-cell>
          <table:table-cell table:formula="of:=IF([.U16]&gt;15;[.U16]-30;[.U16])" office:value-type="float" office:value="-1.662958252">
            <text:p>-1.662958252</text:p>
          </table:table-cell>
          <table:table-cell table:formula="of:=IF([.V16]&gt;15;[.V16]-30;[.V16])" office:value-type="float" office:value="3.895836127">
            <text:p>3.89583612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39313">
            <text:p>-1.39313</text:p>
          </table:table-cell>
          <table:table-cell office:value-type="float" office:value="-0.34781">
            <text:p>-0.34781</text:p>
          </table:table-cell>
          <table:table-cell office:value-type="float" office:value="3.3084">
            <text:p>3.308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7]" office:value-type="float" office:value="-1.39313">
            <text:p>-1.39313</text:p>
          </table:table-cell>
          <table:table-cell table:formula="of:=[.D17]" office:value-type="float" office:value="-0.34781">
            <text:p>-0.34781</text:p>
          </table:table-cell>
          <table:table-cell table:formula="of:=[.E17]" office:value-type="float" office:value="3.3084">
            <text:p>3.308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612121602">
            <text:p>28.612121602</text:p>
          </table:table-cell>
          <table:table-cell office:value-type="float" office:value="29.652807232">
            <text:p>29.652807232</text:p>
          </table:table-cell>
          <table:table-cell office:value-type="float" office:value="3.485060193">
            <text:p>3.485060193</text:p>
          </table:table-cell>
          <table:table-cell office:value-type="string">
            <text:p>C</text:p>
          </table:table-cell>
          <table:table-cell table:formula="of:=IF([.T17]&gt;15;[.T17]-30;[.T17])" office:value-type="float" office:value="-1.387878398">
            <text:p>-1.387878398</text:p>
          </table:table-cell>
          <table:table-cell table:formula="of:=IF([.U17]&gt;15;[.U17]-30;[.U17])" office:value-type="float" office:value="-0.347192767999999">
            <text:p>-0.347192768</text:p>
          </table:table-cell>
          <table:table-cell table:formula="of:=IF([.V17]&gt;15;[.V17]-30;[.V17])" office:value-type="float" office:value="3.485060193">
            <text:p>3.48506019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6139">
            <text:p>-0.6139</text:p>
          </table:table-cell>
          <table:table-cell office:value-type="float" office:value="0.46065">
            <text:p>0.46065</text:p>
          </table:table-cell>
          <table:table-cell office:value-type="float" office:value="2.39531">
            <text:p>2.395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8]" office:value-type="float" office:value="-0.6139">
            <text:p>-0.6139</text:p>
          </table:table-cell>
          <table:table-cell table:formula="of:=[.D18]" office:value-type="float" office:value="0.46065">
            <text:p>0.46065</text:p>
          </table:table-cell>
          <table:table-cell table:formula="of:=[.E18]" office:value-type="float" office:value="2.39531">
            <text:p>2.395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2113603">
            <text:p>29.42113603</text:p>
          </table:table-cell>
          <table:table-cell office:value-type="float" office:value="0.484635924">
            <text:p>0.484635924</text:p>
          </table:table-cell>
          <table:table-cell office:value-type="float" office:value="2.532916196">
            <text:p>2.532916196</text:p>
          </table:table-cell>
          <table:table-cell office:value-type="string">
            <text:p>C</text:p>
          </table:table-cell>
          <table:table-cell table:formula="of:=IF([.T18]&gt;15;[.T18]-30;[.T18])" office:value-type="float" office:value="-0.57886397">
            <text:p>-0.57886397</text:p>
          </table:table-cell>
          <table:table-cell table:formula="of:=IF([.U18]&gt;15;[.U18]-30;[.U18])" office:value-type="float" office:value="0.484635924">
            <text:p>0.484635924</text:p>
          </table:table-cell>
          <table:table-cell table:formula="of:=IF([.V18]&gt;15;[.V18]-30;[.V18])" office:value-type="float" office:value="2.532916196">
            <text:p>2.53291619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79208">
            <text:p>-2.79208</text:p>
          </table:table-cell>
          <table:table-cell office:value-type="float" office:value="-0.16671">
            <text:p>-0.16671</text:p>
          </table:table-cell>
          <table:table-cell office:value-type="float" office:value="2.97977">
            <text:p>2.979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19]" office:value-type="float" office:value="-2.79208">
            <text:p>-2.79208</text:p>
          </table:table-cell>
          <table:table-cell table:formula="of:=[.D19]" office:value-type="float" office:value="-0.16671">
            <text:p>-0.16671</text:p>
          </table:table-cell>
          <table:table-cell table:formula="of:=[.E19]" office:value-type="float" office:value="2.97977">
            <text:p>2.979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160950772">
            <text:p>27.160950772</text:p>
          </table:table-cell>
          <table:table-cell office:value-type="float" office:value="29.851996488">
            <text:p>29.851996488</text:p>
          </table:table-cell>
          <table:table-cell office:value-type="float" office:value="3.157267468">
            <text:p>3.157267468</text:p>
          </table:table-cell>
          <table:table-cell office:value-type="string">
            <text:p>C</text:p>
          </table:table-cell>
          <table:table-cell table:formula="of:=IF([.T19]&gt;15;[.T19]-30;[.T19])" office:value-type="float" office:value="-2.839049228">
            <text:p>-2.839049228</text:p>
          </table:table-cell>
          <table:table-cell table:formula="of:=IF([.U19]&gt;15;[.U19]-30;[.U19])" office:value-type="float" office:value="-0.148003511999999">
            <text:p>-0.148003512</text:p>
          </table:table-cell>
          <table:table-cell table:formula="of:=IF([.V19]&gt;15;[.V19]-30;[.V19])" office:value-type="float" office:value="3.157267468">
            <text:p>3.1572674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67114">
            <text:p>-3.67114</text:p>
          </table:table-cell>
          <table:table-cell office:value-type="float" office:value="-1.2327">
            <text:p>-1.2327</text:p>
          </table:table-cell>
          <table:table-cell office:value-type="float" office:value="3.06228">
            <text:p>3.0622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0]" office:value-type="float" office:value="-3.67114">
            <text:p>-3.67114</text:p>
          </table:table-cell>
          <table:table-cell table:formula="of:=[.D20]" office:value-type="float" office:value="-1.2327">
            <text:p>-1.2327</text:p>
          </table:table-cell>
          <table:table-cell table:formula="of:=[.E20]" office:value-type="float" office:value="3.06228">
            <text:p>3.062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231032329">
            <text:p>26.231032329</text:p>
          </table:table-cell>
          <table:table-cell office:value-type="float" office:value="28.729999629">
            <text:p>28.729999629</text:p>
          </table:table-cell>
          <table:table-cell office:value-type="float" office:value="3.249170161">
            <text:p>3.249170161</text:p>
          </table:table-cell>
          <table:table-cell office:value-type="string">
            <text:p>C</text:p>
          </table:table-cell>
          <table:table-cell table:formula="of:=IF([.T20]&gt;15;[.T20]-30;[.T20])" office:value-type="float" office:value="-3.768967671">
            <text:p>-3.768967671</text:p>
          </table:table-cell>
          <table:table-cell table:formula="of:=IF([.U20]&gt;15;[.U20]-30;[.U20])" office:value-type="float" office:value="-1.270000371">
            <text:p>-1.270000371</text:p>
          </table:table-cell>
          <table:table-cell table:formula="of:=IF([.V20]&gt;15;[.V20]-30;[.V20])" office:value-type="float" office:value="3.249170161">
            <text:p>3.24917016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56817">
            <text:p>-4.56817</text:p>
          </table:table-cell>
          <table:table-cell office:value-type="float" office:value="-4.61402">
            <text:p>-4.61402</text:p>
          </table:table-cell>
          <table:table-cell office:value-type="float" office:value="0.05076">
            <text:p>0.050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1]" office:value-type="float" office:value="-4.56817">
            <text:p>-4.56817</text:p>
          </table:table-cell>
          <table:table-cell table:formula="of:=[.D21]" office:value-type="float" office:value="-4.61402">
            <text:p>-4.61402</text:p>
          </table:table-cell>
          <table:table-cell table:formula="of:=[.E21]" office:value-type="float" office:value="0.05076">
            <text:p>0.050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519594274">
            <text:p>25.519594274</text:p>
          </table:table-cell>
          <table:table-cell office:value-type="float" office:value="25.316635638">
            <text:p>25.316635638</text:p>
          </table:table-cell>
          <table:table-cell office:value-type="float" office:value="0.134443206">
            <text:p>0.134443206</text:p>
          </table:table-cell>
          <table:table-cell office:value-type="string">
            <text:p>C</text:p>
          </table:table-cell>
          <table:table-cell table:formula="of:=IF([.T21]&gt;15;[.T21]-30;[.T21])" office:value-type="float" office:value="-4.480405726">
            <text:p>-4.480405726</text:p>
          </table:table-cell>
          <table:table-cell table:formula="of:=IF([.U21]&gt;15;[.U21]-30;[.U21])" office:value-type="float" office:value="-4.683364362">
            <text:p>-4.683364362</text:p>
          </table:table-cell>
          <table:table-cell table:formula="of:=IF([.V21]&gt;15;[.V21]-30;[.V21])" office:value-type="float" office:value="0.134443206">
            <text:p>0.13444320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5.0771">
            <text:p>-5.0771</text:p>
          </table:table-cell>
          <table:table-cell office:value-type="float" office:value="-3.30625">
            <text:p>-3.30625</text:p>
          </table:table-cell>
          <table:table-cell office:value-type="float" office:value="0.54762">
            <text:p>0.5476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2]" office:value-type="float" office:value="-5.0771">
            <text:p>-5.0771</text:p>
          </table:table-cell>
          <table:table-cell table:formula="of:=[.D22]" office:value-type="float" office:value="-3.30625">
            <text:p>-3.30625</text:p>
          </table:table-cell>
          <table:table-cell table:formula="of:=[.E22]" office:value-type="float" office:value="0.54762">
            <text:p>0.5476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806137047">
            <text:p>24.806137047</text:p>
          </table:table-cell>
          <table:table-cell office:value-type="float" office:value="26.550207418">
            <text:p>26.550207418</text:p>
          </table:table-cell>
          <table:table-cell office:value-type="float" office:value="0.605933625">
            <text:p>0.605933625</text:p>
          </table:table-cell>
          <table:table-cell office:value-type="string">
            <text:p>C</text:p>
          </table:table-cell>
          <table:table-cell table:formula="of:=IF([.T22]&gt;15;[.T22]-30;[.T22])" office:value-type="float" office:value="-5.193862953">
            <text:p>-5.193862953</text:p>
          </table:table-cell>
          <table:table-cell table:formula="of:=IF([.U22]&gt;15;[.U22]-30;[.U22])" office:value-type="float" office:value="-3.449792582">
            <text:p>-3.449792582</text:p>
          </table:table-cell>
          <table:table-cell table:formula="of:=IF([.V22]&gt;15;[.V22]-30;[.V22])" office:value-type="float" office:value="0.605933625">
            <text:p>0.60593362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84255">
            <text:p>-4.84255</text:p>
          </table:table-cell>
          <table:table-cell office:value-type="float" office:value="-2.83798">
            <text:p>-2.83798</text:p>
          </table:table-cell>
          <table:table-cell office:value-type="float" office:value="1.82018">
            <text:p>1.820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3]" office:value-type="float" office:value="-4.84255">
            <text:p>-4.84255</text:p>
          </table:table-cell>
          <table:table-cell table:formula="of:=[.D23]" office:value-type="float" office:value="-2.83798">
            <text:p>-2.83798</text:p>
          </table:table-cell>
          <table:table-cell table:formula="of:=[.E23]" office:value-type="float" office:value="1.82018">
            <text:p>1.820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037385448">
            <text:p>25.037385448</text:p>
          </table:table-cell>
          <table:table-cell office:value-type="float" office:value="27.056333292">
            <text:p>27.056333292</text:p>
          </table:table-cell>
          <table:table-cell office:value-type="float" office:value="1.955905587">
            <text:p>1.955905587</text:p>
          </table:table-cell>
          <table:table-cell office:value-type="string">
            <text:p>C</text:p>
          </table:table-cell>
          <table:table-cell table:formula="of:=IF([.T23]&gt;15;[.T23]-30;[.T23])" office:value-type="float" office:value="-4.962614552">
            <text:p>-4.962614552</text:p>
          </table:table-cell>
          <table:table-cell table:formula="of:=IF([.U23]&gt;15;[.U23]-30;[.U23])" office:value-type="float" office:value="-2.943666708">
            <text:p>-2.943666708</text:p>
          </table:table-cell>
          <table:table-cell table:formula="of:=IF([.V23]&gt;15;[.V23]-30;[.V23])" office:value-type="float" office:value="1.955905587">
            <text:p>1.95590558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68207">
            <text:p>-4.68207</text:p>
          </table:table-cell>
          <table:table-cell office:value-type="float" office:value="-1.42095">
            <text:p>-1.42095</text:p>
          </table:table-cell>
          <table:table-cell office:value-type="float" office:value="2.04222">
            <text:p>2.042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4]" office:value-type="float" office:value="-4.68207">
            <text:p>-4.68207</text:p>
          </table:table-cell>
          <table:table-cell table:formula="of:=[.D24]" office:value-type="float" office:value="-1.42095">
            <text:p>-1.42095</text:p>
          </table:table-cell>
          <table:table-cell table:formula="of:=[.E24]" office:value-type="float" office:value="2.04222">
            <text:p>2.042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187243004">
            <text:p>25.187243004</text:p>
          </table:table-cell>
          <table:table-cell office:value-type="float" office:value="28.531552542">
            <text:p>28.531552542</text:p>
          </table:table-cell>
          <table:table-cell office:value-type="float" office:value="2.188914136">
            <text:p>2.188914136</text:p>
          </table:table-cell>
          <table:table-cell office:value-type="string">
            <text:p>C</text:p>
          </table:table-cell>
          <table:table-cell table:formula="of:=IF([.T24]&gt;15;[.T24]-30;[.T24])" office:value-type="float" office:value="-4.812756996">
            <text:p>-4.812756996</text:p>
          </table:table-cell>
          <table:table-cell table:formula="of:=IF([.U24]&gt;15;[.U24]-30;[.U24])" office:value-type="float" office:value="-1.468447458">
            <text:p>-1.468447458</text:p>
          </table:table-cell>
          <table:table-cell table:formula="of:=IF([.V24]&gt;15;[.V24]-30;[.V24])" office:value-type="float" office:value="2.188914136">
            <text:p>2.18891413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77042">
            <text:p>-4.77042</text:p>
          </table:table-cell>
          <table:table-cell office:value-type="float" office:value="-0.52006">
            <text:p>-0.52006</text:p>
          </table:table-cell>
          <table:table-cell office:value-type="float" office:value="0.98676">
            <text:p>0.986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5]" office:value-type="float" office:value="-4.77042">
            <text:p>-4.77042</text:p>
          </table:table-cell>
          <table:table-cell table:formula="of:=[.D25]" office:value-type="float" office:value="-0.52006">
            <text:p>-0.52006</text:p>
          </table:table-cell>
          <table:table-cell table:formula="of:=[.E25]" office:value-type="float" office:value="0.98676">
            <text:p>0.986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101773965">
            <text:p>25.101773965</text:p>
          </table:table-cell>
          <table:table-cell office:value-type="float" office:value="29.460502489">
            <text:p>29.460502489</text:p>
          </table:table-cell>
          <table:table-cell office:value-type="float" office:value="1.065607325">
            <text:p>1.065607325</text:p>
          </table:table-cell>
          <table:table-cell office:value-type="string">
            <text:p>C</text:p>
          </table:table-cell>
          <table:table-cell table:formula="of:=IF([.T25]&gt;15;[.T25]-30;[.T25])" office:value-type="float" office:value="-4.898226035">
            <text:p>-4.898226035</text:p>
          </table:table-cell>
          <table:table-cell table:formula="of:=IF([.U25]&gt;15;[.U25]-30;[.U25])" office:value-type="float" office:value="-0.539497511">
            <text:p>-0.539497511</text:p>
          </table:table-cell>
          <table:table-cell table:formula="of:=IF([.V25]&gt;15;[.V25]-30;[.V25])" office:value-type="float" office:value="1.065607325">
            <text:p>1.06560732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99319">
            <text:p>-4.99319</text:p>
          </table:table-cell>
          <table:table-cell office:value-type="float" office:value="-1.01494">
            <text:p>-1.01494</text:p>
          </table:table-cell>
          <table:table-cell office:value-type="float" office:value="-0.34577">
            <text:p>-0.3457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6]" office:value-type="float" office:value="-4.99319">
            <text:p>-4.99319</text:p>
          </table:table-cell>
          <table:table-cell table:formula="of:=[.D26]" office:value-type="float" office:value="-1.01494">
            <text:p>-1.01494</text:p>
          </table:table-cell>
          <table:table-cell table:formula="of:=[.E26]" office:value-type="float" office:value="-0.34577">
            <text:p>-0.3457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86405742">
            <text:p>24.86405742</text:p>
          </table:table-cell>
          <table:table-cell office:value-type="float" office:value="28.940218266">
            <text:p>28.940218266</text:p>
          </table:table-cell>
          <table:table-cell office:value-type="float" office:value="29.677869451">
            <text:p>29.677869451</text:p>
          </table:table-cell>
          <table:table-cell office:value-type="string">
            <text:p>C</text:p>
          </table:table-cell>
          <table:table-cell table:formula="of:=IF([.T26]&gt;15;[.T26]-30;[.T26])" office:value-type="float" office:value="-5.13594258">
            <text:p>-5.13594258</text:p>
          </table:table-cell>
          <table:table-cell table:formula="of:=IF([.U26]&gt;15;[.U26]-30;[.U26])" office:value-type="float" office:value="-1.059781734">
            <text:p>-1.059781734</text:p>
          </table:table-cell>
          <table:table-cell table:formula="of:=IF([.V26]&gt;15;[.V26]-30;[.V26])" office:value-type="float" office:value="-0.322130549000001">
            <text:p>-0.32213054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5.11786">
            <text:p>-5.11786</text:p>
          </table:table-cell>
          <table:table-cell office:value-type="float" office:value="-2.38217">
            <text:p>-2.38217</text:p>
          </table:table-cell>
          <table:table-cell office:value-type="float" office:value="-0.55264">
            <text:p>-0.5526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7]" office:value-type="float" office:value="-5.11786">
            <text:p>-5.11786</text:p>
          </table:table-cell>
          <table:table-cell table:formula="of:=[.D27]" office:value-type="float" office:value="-2.38217">
            <text:p>-2.38217</text:p>
          </table:table-cell>
          <table:table-cell table:formula="of:=[.E27]" office:value-type="float" office:value="-0.55264">
            <text:p>-0.5526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4.718278371">
            <text:p>24.718278371</text:p>
          </table:table-cell>
          <table:table-cell office:value-type="float" office:value="27.505142795">
            <text:p>27.505142795</text:p>
          </table:table-cell>
          <table:table-cell office:value-type="float" office:value="29.451202701">
            <text:p>29.451202701</text:p>
          </table:table-cell>
          <table:table-cell office:value-type="string">
            <text:p>C</text:p>
          </table:table-cell>
          <table:table-cell table:formula="of:=IF([.T27]&gt;15;[.T27]-30;[.T27])" office:value-type="float" office:value="-5.281721629">
            <text:p>-5.281721629</text:p>
          </table:table-cell>
          <table:table-cell table:formula="of:=IF([.U27]&gt;15;[.U27]-30;[.U27])" office:value-type="float" office:value="-2.494857205">
            <text:p>-2.494857205</text:p>
          </table:table-cell>
          <table:table-cell table:formula="of:=IF([.V27]&gt;15;[.V27]-30;[.V27])" office:value-type="float" office:value="-0.548797299">
            <text:p>-0.5487972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5428">
            <text:p>0.05428</text:p>
          </table:table-cell>
          <table:table-cell office:value-type="float" office:value="0.82773">
            <text:p>0.82773</text:p>
          </table:table-cell>
          <table:table-cell office:value-type="float" office:value="-0.33409">
            <text:p>-0.334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8]" office:value-type="float" office:value="0.05428">
            <text:p>0.05428</text:p>
          </table:table-cell>
          <table:table-cell table:formula="of:=[.D28]" office:value-type="float" office:value="0.82773">
            <text:p>0.82773</text:p>
          </table:table-cell>
          <table:table-cell table:formula="of:=[.E28]" office:value-type="float" office:value="-0.33409">
            <text:p>-0.334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117691681">
            <text:p>0.117691681</text:p>
          </table:table-cell>
          <table:table-cell office:value-type="float" office:value="0.864488022">
            <text:p>0.864488022</text:p>
          </table:table-cell>
          <table:table-cell office:value-type="float" office:value="29.680016446">
            <text:p>29.680016446</text:p>
          </table:table-cell>
          <table:table-cell office:value-type="string">
            <text:p>C</text:p>
          </table:table-cell>
          <table:table-cell table:formula="of:=IF([.T28]&gt;15;[.T28]-30;[.T28])" office:value-type="float" office:value="0.117691681">
            <text:p>0.117691681</text:p>
          </table:table-cell>
          <table:table-cell table:formula="of:=IF([.U28]&gt;15;[.U28]-30;[.U28])" office:value-type="float" office:value="0.864488022">
            <text:p>0.864488022</text:p>
          </table:table-cell>
          <table:table-cell table:formula="of:=IF([.V28]&gt;15;[.V28]-30;[.V28])" office:value-type="float" office:value="-0.319983554">
            <text:p>-0.31998355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20372">
            <text:p>-1.20372</text:p>
          </table:table-cell>
          <table:table-cell office:value-type="float" office:value="1.33518">
            <text:p>1.33518</text:p>
          </table:table-cell>
          <table:table-cell office:value-type="float" office:value="0.17573">
            <text:p>0.1757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29]" office:value-type="float" office:value="-1.20372">
            <text:p>-1.20372</text:p>
          </table:table-cell>
          <table:table-cell table:formula="of:=[.D29]" office:value-type="float" office:value="1.33518">
            <text:p>1.33518</text:p>
          </table:table-cell>
          <table:table-cell table:formula="of:=[.E29]" office:value-type="float" office:value="0.17573">
            <text:p>0.1757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813437371">
            <text:p>28.813437371</text:p>
          </table:table-cell>
          <table:table-cell office:value-type="float" office:value="1.385230642">
            <text:p>1.385230642</text:p>
          </table:table-cell>
          <table:table-cell office:value-type="float" office:value="0.209893293">
            <text:p>0.209893293</text:p>
          </table:table-cell>
          <table:table-cell office:value-type="string">
            <text:p>C</text:p>
          </table:table-cell>
          <table:table-cell table:formula="of:=IF([.T29]&gt;15;[.T29]-30;[.T29])" office:value-type="float" office:value="-1.186562629">
            <text:p>-1.186562629</text:p>
          </table:table-cell>
          <table:table-cell table:formula="of:=IF([.U29]&gt;15;[.U29]-30;[.U29])" office:value-type="float" office:value="1.385230642">
            <text:p>1.385230642</text:p>
          </table:table-cell>
          <table:table-cell table:formula="of:=IF([.V29]&gt;15;[.V29]-30;[.V29])" office:value-type="float" office:value="0.209893293">
            <text:p>0.20989329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1141">
            <text:p>-2.21141</text:p>
          </table:table-cell>
          <table:table-cell office:value-type="float" office:value="1.1444">
            <text:p>1.1444</text:p>
          </table:table-cell>
          <table:table-cell office:value-type="float" office:value="-0.84703">
            <text:p>-0.847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0]" office:value-type="float" office:value="-2.21141">
            <text:p>-2.21141</text:p>
          </table:table-cell>
          <table:table-cell table:formula="of:=[.D30]" office:value-type="float" office:value="1.1444">
            <text:p>1.1444</text:p>
          </table:table-cell>
          <table:table-cell table:formula="of:=[.E30]" office:value-type="float" office:value="-0.84703">
            <text:p>-0.847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6964725">
            <text:p>27.76964725</text:p>
          </table:table-cell>
          <table:table-cell office:value-type="float" office:value="1.186783237">
            <text:p>1.186783237</text:p>
          </table:table-cell>
          <table:table-cell office:value-type="float" office:value="29.14963748">
            <text:p>29.14963748</text:p>
          </table:table-cell>
          <table:table-cell office:value-type="string">
            <text:p>C</text:p>
          </table:table-cell>
          <table:table-cell table:formula="of:=IF([.T30]&gt;15;[.T30]-30;[.T30])" office:value-type="float" office:value="-2.23035275">
            <text:p>-2.23035275</text:p>
          </table:table-cell>
          <table:table-cell table:formula="of:=IF([.U30]&gt;15;[.U30]-30;[.U30])" office:value-type="float" office:value="1.186783237">
            <text:p>1.186783237</text:p>
          </table:table-cell>
          <table:table-cell table:formula="of:=IF([.V30]&gt;15;[.V30]-30;[.V30])" office:value-type="float" office:value="-0.850362520000001">
            <text:p>-0.8503625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21639">
            <text:p>-4.21639</text:p>
          </table:table-cell>
          <table:table-cell office:value-type="float" office:value="-0.20997">
            <text:p>-0.20997</text:p>
          </table:table-cell>
          <table:table-cell office:value-type="float" office:value="-1.26909">
            <text:p>-1.269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1]" office:value-type="float" office:value="-4.21639">
            <text:p>-4.21639</text:p>
          </table:table-cell>
          <table:table-cell table:formula="of:=[.D31]" office:value-type="float" office:value="-0.20997">
            <text:p>-0.20997</text:p>
          </table:table-cell>
          <table:table-cell table:formula="of:=[.E31]" office:value-type="float" office:value="-1.26909">
            <text:p>-1.269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673072558">
            <text:p>25.673072558</text:p>
          </table:table-cell>
          <table:table-cell office:value-type="float" office:value="29.772047082">
            <text:p>29.772047082</text:p>
          </table:table-cell>
          <table:table-cell office:value-type="float" office:value="28.725726406">
            <text:p>28.725726406</text:p>
          </table:table-cell>
          <table:table-cell office:value-type="string">
            <text:p>C</text:p>
          </table:table-cell>
          <table:table-cell table:formula="of:=IF([.T31]&gt;15;[.T31]-30;[.T31])" office:value-type="float" office:value="-4.326927442">
            <text:p>-4.326927442</text:p>
          </table:table-cell>
          <table:table-cell table:formula="of:=IF([.U31]&gt;15;[.U31]-30;[.U31])" office:value-type="float" office:value="-0.227952918">
            <text:p>-0.227952918</text:p>
          </table:table-cell>
          <table:table-cell table:formula="of:=IF([.V31]&gt;15;[.V31]-30;[.V31])" office:value-type="float" office:value="-1.274273594">
            <text:p>-1.27427359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50521">
            <text:p>-3.50521</text:p>
          </table:table-cell>
          <table:table-cell office:value-type="float" office:value="0.78793">
            <text:p>0.78793</text:p>
          </table:table-cell>
          <table:table-cell office:value-type="float" office:value="-0.49549">
            <text:p>-0.4954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2]" office:value-type="float" office:value="-3.50521">
            <text:p>-3.50521</text:p>
          </table:table-cell>
          <table:table-cell table:formula="of:=[.D32]" office:value-type="float" office:value="0.78793">
            <text:p>0.78793</text:p>
          </table:table-cell>
          <table:table-cell table:formula="of:=[.E32]" office:value-type="float" office:value="-0.49549">
            <text:p>-0.4954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410787621">
            <text:p>26.410787621</text:p>
          </table:table-cell>
          <table:table-cell office:value-type="float" office:value="0.806429865">
            <text:p>0.806429865</text:p>
          </table:table-cell>
          <table:table-cell office:value-type="float" office:value="29.525007432">
            <text:p>29.525007432</text:p>
          </table:table-cell>
          <table:table-cell office:value-type="string">
            <text:p>C</text:p>
          </table:table-cell>
          <table:table-cell table:formula="of:=IF([.T32]&gt;15;[.T32]-30;[.T32])" office:value-type="float" office:value="-3.589212379">
            <text:p>-3.589212379</text:p>
          </table:table-cell>
          <table:table-cell table:formula="of:=IF([.U32]&gt;15;[.U32]-30;[.U32])" office:value-type="float" office:value="0.806429865">
            <text:p>0.806429865</text:p>
          </table:table-cell>
          <table:table-cell table:formula="of:=IF([.V32]&gt;15;[.V32]-30;[.V32])" office:value-type="float" office:value="-0.474992568000001">
            <text:p>-0.4749925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84734">
            <text:p>-3.84734</text:p>
          </table:table-cell>
          <table:table-cell office:value-type="float" office:value="0.59451">
            <text:p>0.59451</text:p>
          </table:table-cell>
          <table:table-cell office:value-type="float" office:value="0.89989">
            <text:p>0.8998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3]" office:value-type="float" office:value="-3.84734">
            <text:p>-3.84734</text:p>
          </table:table-cell>
          <table:table-cell table:formula="of:=[.D33]" office:value-type="float" office:value="0.59451">
            <text:p>0.59451</text:p>
          </table:table-cell>
          <table:table-cell table:formula="of:=[.E33]" office:value-type="float" office:value="0.89989">
            <text:p>0.8998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057705578">
            <text:p>26.057705578</text:p>
          </table:table-cell>
          <table:table-cell office:value-type="float" office:value="0.613884886">
            <text:p>0.613884886</text:p>
          </table:table-cell>
          <table:table-cell office:value-type="float" office:value="0.971133603">
            <text:p>0.971133603</text:p>
          </table:table-cell>
          <table:table-cell office:value-type="string">
            <text:p>C</text:p>
          </table:table-cell>
          <table:table-cell table:formula="of:=IF([.T33]&gt;15;[.T33]-30;[.T33])" office:value-type="float" office:value="-3.942294422">
            <text:p>-3.942294422</text:p>
          </table:table-cell>
          <table:table-cell table:formula="of:=IF([.U33]&gt;15;[.U33]-30;[.U33])" office:value-type="float" office:value="0.613884886">
            <text:p>0.613884886</text:p>
          </table:table-cell>
          <table:table-cell table:formula="of:=IF([.V33]&gt;15;[.V33]-30;[.V33])" office:value-type="float" office:value="0.971133603">
            <text:p>0.97113360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87791">
            <text:p>-2.87791</text:p>
          </table:table-cell>
          <table:table-cell office:value-type="float" office:value="0.76645">
            <text:p>0.76645</text:p>
          </table:table-cell>
          <table:table-cell office:value-type="float" office:value="1.87453">
            <text:p>1.8745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4]" office:value-type="float" office:value="-2.87791">
            <text:p>-2.87791</text:p>
          </table:table-cell>
          <table:table-cell table:formula="of:=[.D34]" office:value-type="float" office:value="0.76645">
            <text:p>0.76645</text:p>
          </table:table-cell>
          <table:table-cell table:formula="of:=[.E34]" office:value-type="float" office:value="1.87453">
            <text:p>1.8745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073092111">
            <text:p>27.073092111</text:p>
          </table:table-cell>
          <table:table-cell office:value-type="float" office:value="0.806931325">
            <text:p>0.806931325</text:p>
          </table:table-cell>
          <table:table-cell office:value-type="float" office:value="2.002537583">
            <text:p>2.002537583</text:p>
          </table:table-cell>
          <table:table-cell office:value-type="string">
            <text:p>C</text:p>
          </table:table-cell>
          <table:table-cell table:formula="of:=IF([.T34]&gt;15;[.T34]-30;[.T34])" office:value-type="float" office:value="-2.926907889">
            <text:p>-2.926907889</text:p>
          </table:table-cell>
          <table:table-cell table:formula="of:=IF([.U34]&gt;15;[.U34]-30;[.U34])" office:value-type="float" office:value="0.806931325">
            <text:p>0.806931325</text:p>
          </table:table-cell>
          <table:table-cell table:formula="of:=IF([.V34]&gt;15;[.V34]-30;[.V34])" office:value-type="float" office:value="2.002537583">
            <text:p>2.002537583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3238">
            <text:p>-1.53238</text:p>
          </table:table-cell>
          <table:table-cell office:value-type="float" office:value="1.15296">
            <text:p>1.15296</text:p>
          </table:table-cell>
          <table:table-cell office:value-type="float" office:value="1.51015">
            <text:p>1.5101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5]" office:value-type="float" office:value="-1.53238">
            <text:p>-1.53238</text:p>
          </table:table-cell>
          <table:table-cell table:formula="of:=[.D35]" office:value-type="float" office:value="1.15296">
            <text:p>1.15296</text:p>
          </table:table-cell>
          <table:table-cell table:formula="of:=[.E35]" office:value-type="float" office:value="1.51015">
            <text:p>1.5101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69963716">
            <text:p>28.469963716</text:p>
          </table:table-cell>
          <table:table-cell office:value-type="float" office:value="1.197923874">
            <text:p>1.197923874</text:p>
          </table:table-cell>
          <table:table-cell office:value-type="float" office:value="1.616667218">
            <text:p>1.616667218</text:p>
          </table:table-cell>
          <table:table-cell office:value-type="string">
            <text:p>C</text:p>
          </table:table-cell>
          <table:table-cell table:formula="of:=IF([.T35]&gt;15;[.T35]-30;[.T35])" office:value-type="float" office:value="-1.530036284">
            <text:p>-1.530036284</text:p>
          </table:table-cell>
          <table:table-cell table:formula="of:=IF([.U35]&gt;15;[.U35]-30;[.U35])" office:value-type="float" office:value="1.197923874">
            <text:p>1.197923874</text:p>
          </table:table-cell>
          <table:table-cell table:formula="of:=IF([.V35]&gt;15;[.V35]-30;[.V35])" office:value-type="float" office:value="1.616667218">
            <text:p>1.61666721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195">
            <text:p>-2.2195</text:p>
          </table:table-cell>
          <table:table-cell office:value-type="float" office:value="-5.69059">
            <text:p>-5.69059</text:p>
          </table:table-cell>
          <table:table-cell office:value-type="float" office:value="0.44651">
            <text:p>0.4465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6]" office:value-type="float" office:value="-2.2195">
            <text:p>-2.2195</text:p>
          </table:table-cell>
          <table:table-cell table:formula="of:=[.D36]" office:value-type="float" office:value="-5.69059">
            <text:p>-5.69059</text:p>
          </table:table-cell>
          <table:table-cell table:formula="of:=[.E36]" office:value-type="float" office:value="0.44651">
            <text:p>0.4465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49133817">
            <text:p>27.749133817</text:p>
          </table:table-cell>
          <table:table-cell office:value-type="float" office:value="24.102015037">
            <text:p>24.102015037</text:p>
          </table:table-cell>
          <table:table-cell office:value-type="float" office:value="0.495882368">
            <text:p>0.495882368</text:p>
          </table:table-cell>
          <table:table-cell office:value-type="string">
            <text:p>C</text:p>
          </table:table-cell>
          <table:table-cell table:formula="of:=IF([.T36]&gt;15;[.T36]-30;[.T36])" office:value-type="float" office:value="-2.250866183">
            <text:p>-2.250866183</text:p>
          </table:table-cell>
          <table:table-cell table:formula="of:=IF([.U36]&gt;15;[.U36]-30;[.U36])" office:value-type="float" office:value="-5.897984963">
            <text:p>-5.897984963</text:p>
          </table:table-cell>
          <table:table-cell table:formula="of:=IF([.V36]&gt;15;[.V36]-30;[.V36])" office:value-type="float" office:value="0.495882368">
            <text:p>0.4958823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9049">
            <text:p>-1.9049</text:p>
          </table:table-cell>
          <table:table-cell office:value-type="float" office:value="-5.49359">
            <text:p>-5.49359</text:p>
          </table:table-cell>
          <table:table-cell office:value-type="float" office:value="-0.88013">
            <text:p>-0.8801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7]" office:value-type="float" office:value="-1.9049">
            <text:p>-1.9049</text:p>
          </table:table-cell>
          <table:table-cell table:formula="of:=[.D37]" office:value-type="float" office:value="-5.49359">
            <text:p>-5.49359</text:p>
          </table:table-cell>
          <table:table-cell table:formula="of:=[.E37]" office:value-type="float" office:value="-0.88013">
            <text:p>-0.8801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092607485">
            <text:p>28.092607485</text:p>
          </table:table-cell>
          <table:table-cell office:value-type="float" office:value="24.289321982">
            <text:p>24.289321982</text:p>
          </table:table-cell>
          <table:table-cell office:value-type="float" office:value="29.089108996">
            <text:p>29.089108996</text:p>
          </table:table-cell>
          <table:table-cell office:value-type="string">
            <text:p>C</text:p>
          </table:table-cell>
          <table:table-cell table:formula="of:=IF([.T37]&gt;15;[.T37]-30;[.T37])" office:value-type="float" office:value="-1.907392515">
            <text:p>-1.907392515</text:p>
          </table:table-cell>
          <table:table-cell table:formula="of:=IF([.U37]&gt;15;[.U37]-30;[.U37])" office:value-type="float" office:value="-5.710678018">
            <text:p>-5.710678018</text:p>
          </table:table-cell>
          <table:table-cell table:formula="of:=IF([.V37]&gt;15;[.V37]-30;[.V37])" office:value-type="float" office:value="-0.910891004">
            <text:p>-0.91089100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56556">
            <text:p>-0.56556</text:p>
          </table:table-cell>
          <table:table-cell office:value-type="float" office:value="-5.1028">
            <text:p>-5.1028</text:p>
          </table:table-cell>
          <table:table-cell office:value-type="float" office:value="-1.25176">
            <text:p>-1.2517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8]" office:value-type="float" office:value="-0.56556">
            <text:p>-0.56556</text:p>
          </table:table-cell>
          <table:table-cell table:formula="of:=[.D38]" office:value-type="float" office:value="-5.1028">
            <text:p>-5.1028</text:p>
          </table:table-cell>
          <table:table-cell table:formula="of:=[.E38]" office:value-type="float" office:value="-1.25176">
            <text:p>-1.2517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89479476">
            <text:p>29.489479476</text:p>
          </table:table-cell>
          <table:table-cell office:value-type="float" office:value="24.680314163">
            <text:p>24.680314163</text:p>
          </table:table-cell>
          <table:table-cell office:value-type="float" office:value="28.703238426">
            <text:p>28.703238426</text:p>
          </table:table-cell>
          <table:table-cell office:value-type="string">
            <text:p>C</text:p>
          </table:table-cell>
          <table:table-cell table:formula="of:=IF([.T38]&gt;15;[.T38]-30;[.T38])" office:value-type="float" office:value="-0.510520524">
            <text:p>-0.510520524</text:p>
          </table:table-cell>
          <table:table-cell table:formula="of:=IF([.U38]&gt;15;[.U38]-30;[.U38])" office:value-type="float" office:value="-5.319685837">
            <text:p>-5.319685837</text:p>
          </table:table-cell>
          <table:table-cell table:formula="of:=IF([.V38]&gt;15;[.V38]-30;[.V38])" office:value-type="float" office:value="-1.296761574">
            <text:p>-1.29676157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41608">
            <text:p>0.41608</text:p>
          </table:table-cell>
          <table:table-cell office:value-type="float" office:value="-4.92453">
            <text:p>-4.92453</text:p>
          </table:table-cell>
          <table:table-cell office:value-type="float" office:value="-0.28405">
            <text:p>-0.2840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39]" office:value-type="float" office:value="0.41608">
            <text:p>0.41608</text:p>
          </table:table-cell>
          <table:table-cell table:formula="of:=[.D39]" office:value-type="float" office:value="-4.92453">
            <text:p>-4.92453</text:p>
          </table:table-cell>
          <table:table-cell table:formula="of:=[.E39]" office:value-type="float" office:value="-0.28405">
            <text:p>-0.2840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504866416">
            <text:p>0.504866416</text:p>
          </table:table-cell>
          <table:table-cell office:value-type="float" office:value="24.873360384">
            <text:p>24.873360384</text:p>
          </table:table-cell>
          <table:table-cell office:value-type="float" office:value="29.734642572">
            <text:p>29.734642572</text:p>
          </table:table-cell>
          <table:table-cell office:value-type="string">
            <text:p>C</text:p>
          </table:table-cell>
          <table:table-cell table:formula="of:=IF([.T39]&gt;15;[.T39]-30;[.T39])" office:value-type="float" office:value="0.504866416">
            <text:p>0.504866416</text:p>
          </table:table-cell>
          <table:table-cell table:formula="of:=IF([.U39]&gt;15;[.U39]-30;[.U39])" office:value-type="float" office:value="-5.126639616">
            <text:p>-5.126639616</text:p>
          </table:table-cell>
          <table:table-cell table:formula="of:=IF([.V39]&gt;15;[.V39]-30;[.V39])" office:value-type="float" office:value="-0.265357428000001">
            <text:p>-0.26535742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08011">
            <text:p>0.08011</text:p>
          </table:table-cell>
          <table:table-cell office:value-type="float" office:value="-5.1038">
            <text:p>-5.1038</text:p>
          </table:table-cell>
          <table:table-cell office:value-type="float" office:value="1.1039">
            <text:p>1.103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0]" office:value-type="float" office:value="0.08011">
            <text:p>0.08011</text:p>
          </table:table-cell>
          <table:table-cell table:formula="of:=[.D40]" office:value-type="float" office:value="-5.1038">
            <text:p>-5.1038</text:p>
          </table:table-cell>
          <table:table-cell table:formula="of:=[.E40]" office:value-type="float" office:value="1.1039">
            <text:p>1.103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151784443">
            <text:p>0.151784443</text:p>
          </table:table-cell>
          <table:table-cell office:value-type="float" office:value="24.680815017">
            <text:p>24.680815017</text:p>
          </table:table-cell>
          <table:table-cell office:value-type="float" office:value="1.180769016">
            <text:p>1.180769016</text:p>
          </table:table-cell>
          <table:table-cell office:value-type="string">
            <text:p>C</text:p>
          </table:table-cell>
          <table:table-cell table:formula="of:=IF([.T40]&gt;15;[.T40]-30;[.T40])" office:value-type="float" office:value="0.151784443">
            <text:p>0.151784443</text:p>
          </table:table-cell>
          <table:table-cell table:formula="of:=IF([.U40]&gt;15;[.U40]-30;[.U40])" office:value-type="float" office:value="-5.319184983">
            <text:p>-5.319184983</text:p>
          </table:table-cell>
          <table:table-cell table:formula="of:=IF([.V40]&gt;15;[.V40]-30;[.V40])" office:value-type="float" office:value="1.180769016">
            <text:p>1.18076901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21753">
            <text:p>-1.21753</text:p>
          </table:table-cell>
          <table:table-cell office:value-type="float" office:value="-5.45395">
            <text:p>-5.45395</text:p>
          </table:table-cell>
          <table:table-cell office:value-type="float" office:value="1.45147">
            <text:p>1.4514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1]" office:value-type="float" office:value="-1.21753">
            <text:p>-1.21753</text:p>
          </table:table-cell>
          <table:table-cell table:formula="of:=[.D41]" office:value-type="float" office:value="-5.45395">
            <text:p>-5.45395</text:p>
          </table:table-cell>
          <table:table-cell table:formula="of:=[.E41]" office:value-type="float" office:value="1.45147">
            <text:p>1.4514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792924199">
            <text:p>28.792924199</text:p>
          </table:table-cell>
          <table:table-cell office:value-type="float" office:value="24.300462848">
            <text:p>24.300462848</text:p>
          </table:table-cell>
          <table:table-cell office:value-type="float" office:value="1.556138737">
            <text:p>1.556138737</text:p>
          </table:table-cell>
          <table:table-cell office:value-type="string">
            <text:p>C</text:p>
          </table:table-cell>
          <table:table-cell table:formula="of:=IF([.T41]&gt;15;[.T41]-30;[.T41])" office:value-type="float" office:value="-1.207075801">
            <text:p>-1.207075801</text:p>
          </table:table-cell>
          <table:table-cell table:formula="of:=IF([.U41]&gt;15;[.U41]-30;[.U41])" office:value-type="float" office:value="-5.699537152">
            <text:p>-5.699537152</text:p>
          </table:table-cell>
          <table:table-cell table:formula="of:=IF([.V41]&gt;15;[.V41]-30;[.V41])" office:value-type="float" office:value="1.556138737">
            <text:p>1.55613873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62544">
            <text:p>1.62544</text:p>
          </table:table-cell>
          <table:table-cell office:value-type="float" office:value="-1.0202">
            <text:p>-1.0202</text:p>
          </table:table-cell>
          <table:table-cell office:value-type="float" office:value="0.05535">
            <text:p>0.0553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2]" office:value-type="float" office:value="1.62544">
            <text:p>1.62544</text:p>
          </table:table-cell>
          <table:table-cell table:formula="of:=[.D42]" office:value-type="float" office:value="-1.0202">
            <text:p>-1.0202</text:p>
          </table:table-cell>
          <table:table-cell table:formula="of:=[.E42]" office:value-type="float" office:value="0.05535">
            <text:p>0.0553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756436441">
            <text:p>1.756436441</text:p>
          </table:table-cell>
          <table:table-cell office:value-type="float" office:value="28.937037729">
            <text:p>28.937037729</text:p>
          </table:table-cell>
          <table:table-cell office:value-type="float" office:value="0.099843731">
            <text:p>0.099843731</text:p>
          </table:table-cell>
          <table:table-cell office:value-type="string">
            <text:p>C</text:p>
          </table:table-cell>
          <table:table-cell table:formula="of:=IF([.T42]&gt;15;[.T42]-30;[.T42])" office:value-type="float" office:value="1.756436441">
            <text:p>1.756436441</text:p>
          </table:table-cell>
          <table:table-cell table:formula="of:=IF([.U42]&gt;15;[.U42]-30;[.U42])" office:value-type="float" office:value="-1.062962271">
            <text:p>-1.062962271</text:p>
          </table:table-cell>
          <table:table-cell table:formula="of:=IF([.V42]&gt;15;[.V42]-30;[.V42])" office:value-type="float" office:value="0.099843731">
            <text:p>0.09984373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71085">
            <text:p>1.71085</text:p>
          </table:table-cell>
          <table:table-cell office:value-type="float" office:value="-1.94269">
            <text:p>-1.94269</text:p>
          </table:table-cell>
          <table:table-cell office:value-type="float" office:value="1.16918">
            <text:p>1.1691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3]" office:value-type="float" office:value="1.71085">
            <text:p>1.71085</text:p>
          </table:table-cell>
          <table:table-cell table:formula="of:=[.D43]" office:value-type="float" office:value="-1.94269">
            <text:p>-1.94269</text:p>
          </table:table-cell>
          <table:table-cell table:formula="of:=[.E43]" office:value-type="float" office:value="1.16918">
            <text:p>1.1691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844294597">
            <text:p>1.844294597</text:p>
          </table:table-cell>
          <table:table-cell office:value-type="float" office:value="27.98210249">
            <text:p>27.98210249</text:p>
          </table:table-cell>
          <table:table-cell office:value-type="float" office:value="1.254573662">
            <text:p>1.254573662</text:p>
          </table:table-cell>
          <table:table-cell office:value-type="string">
            <text:p>C</text:p>
          </table:table-cell>
          <table:table-cell table:formula="of:=IF([.T43]&gt;15;[.T43]-30;[.T43])" office:value-type="float" office:value="1.844294597">
            <text:p>1.844294597</text:p>
          </table:table-cell>
          <table:table-cell table:formula="of:=IF([.U43]&gt;15;[.U43]-30;[.U43])" office:value-type="float" office:value="-2.01789751">
            <text:p>-2.01789751</text:p>
          </table:table-cell>
          <table:table-cell table:formula="of:=IF([.V43]&gt;15;[.V43]-30;[.V43])" office:value-type="float" office:value="1.254573662">
            <text:p>1.25457366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79667">
            <text:p>0.79667</text:p>
          </table:table-cell>
          <table:table-cell office:value-type="float" office:value="-4.10903">
            <text:p>-4.10903</text:p>
          </table:table-cell>
          <table:table-cell office:value-type="float" office:value="1.87972">
            <text:p>1.8797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4]" office:value-type="float" office:value="0.79667">
            <text:p>0.79667</text:p>
          </table:table-cell>
          <table:table-cell table:formula="of:=[.D44]" office:value-type="float" office:value="-4.10903">
            <text:p>-4.10903</text:p>
          </table:table-cell>
          <table:table-cell table:formula="of:=[.E44]" office:value-type="float" office:value="1.87972">
            <text:p>1.8797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889499147">
            <text:p>0.889499147</text:p>
          </table:table-cell>
          <table:table-cell office:value-type="float" office:value="25.715198171">
            <text:p>25.715198171</text:p>
          </table:table-cell>
          <table:table-cell office:value-type="float" office:value="1.980049499">
            <text:p>1.980049499</text:p>
          </table:table-cell>
          <table:table-cell office:value-type="string">
            <text:p>C</text:p>
          </table:table-cell>
          <table:table-cell table:formula="of:=IF([.T44]&gt;15;[.T44]-30;[.T44])" office:value-type="float" office:value="0.889499147">
            <text:p>0.889499147</text:p>
          </table:table-cell>
          <table:table-cell table:formula="of:=IF([.U44]&gt;15;[.U44]-30;[.U44])" office:value-type="float" office:value="-4.284801829">
            <text:p>-4.284801829</text:p>
          </table:table-cell>
          <table:table-cell table:formula="of:=IF([.V44]&gt;15;[.V44]-30;[.V44])" office:value-type="float" office:value="1.980049499">
            <text:p>1.9800494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57686">
            <text:p>1.57686</text:p>
          </table:table-cell>
          <table:table-cell office:value-type="float" office:value="-3.3074">
            <text:p>-3.3074</text:p>
          </table:table-cell>
          <table:table-cell office:value-type="float" office:value="0.9587">
            <text:p>0.9587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5]" office:value-type="float" office:value="1.57686">
            <text:p>1.57686</text:p>
          </table:table-cell>
          <table:table-cell table:formula="of:=[.D45]" office:value-type="float" office:value="-3.3074">
            <text:p>-3.3074</text:p>
          </table:table-cell>
          <table:table-cell table:formula="of:=[.E45]" office:value-type="float" office:value="0.9587">
            <text:p>0.95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698513959">
            <text:p>1.698513959</text:p>
          </table:table-cell>
          <table:table-cell office:value-type="float" office:value="26.547027239">
            <text:p>26.547027239</text:p>
          </table:table-cell>
          <table:table-cell office:value-type="float" office:value="1.027906238">
            <text:p>1.027906238</text:p>
          </table:table-cell>
          <table:table-cell office:value-type="string">
            <text:p>C</text:p>
          </table:table-cell>
          <table:table-cell table:formula="of:=IF([.T45]&gt;15;[.T45]-30;[.T45])" office:value-type="float" office:value="1.698513959">
            <text:p>1.698513959</text:p>
          </table:table-cell>
          <table:table-cell table:formula="of:=IF([.U45]&gt;15;[.U45]-30;[.U45])" office:value-type="float" office:value="-3.452972761">
            <text:p>-3.452972761</text:p>
          </table:table-cell>
          <table:table-cell table:formula="of:=IF([.V45]&gt;15;[.V45]-30;[.V45])" office:value-type="float" office:value="1.027906238">
            <text:p>1.02790623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34095">
            <text:p>1.34095</text:p>
          </table:table-cell>
          <table:table-cell office:value-type="float" office:value="-3.81237">
            <text:p>-3.81237</text:p>
          </table:table-cell>
          <table:table-cell office:value-type="float" office:value="-0.37933">
            <text:p>-0.3793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6]" office:value-type="float" office:value="1.34095">
            <text:p>1.34095</text:p>
          </table:table-cell>
          <table:table-cell table:formula="of:=[.D46]" office:value-type="float" office:value="-3.81237">
            <text:p>-3.81237</text:p>
          </table:table-cell>
          <table:table-cell table:formula="of:=[.E46]" office:value-type="float" office:value="-0.37933">
            <text:p>-0.3793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46079804">
            <text:p>1.46079804</text:p>
          </table:table-cell>
          <table:table-cell office:value-type="float" office:value="26.026742851">
            <text:p>26.026742851</text:p>
          </table:table-cell>
          <table:table-cell office:value-type="float" office:value="29.640168302">
            <text:p>29.640168302</text:p>
          </table:table-cell>
          <table:table-cell office:value-type="string">
            <text:p>C</text:p>
          </table:table-cell>
          <table:table-cell table:formula="of:=IF([.T46]&gt;15;[.T46]-30;[.T46])" office:value-type="float" office:value="1.46079804">
            <text:p>1.46079804</text:p>
          </table:table-cell>
          <table:table-cell table:formula="of:=IF([.U46]&gt;15;[.U46]-30;[.U46])" office:value-type="float" office:value="-3.973257149">
            <text:p>-3.973257149</text:p>
          </table:table-cell>
          <table:table-cell table:formula="of:=IF([.V46]&gt;15;[.V46]-30;[.V46])" office:value-type="float" office:value="-0.359831698000001">
            <text:p>-0.35983169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24847">
            <text:p>1.24847</text:p>
          </table:table-cell>
          <table:table-cell office:value-type="float" office:value="-2.92631">
            <text:p>-2.92631</text:p>
          </table:table-cell>
          <table:table-cell office:value-type="float" office:value="-1.44031">
            <text:p>-1.4403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7]" office:value-type="float" office:value="1.24847">
            <text:p>1.24847</text:p>
          </table:table-cell>
          <table:table-cell table:formula="of:=[.D47]" office:value-type="float" office:value="-2.92631">
            <text:p>-2.92631</text:p>
          </table:table-cell>
          <table:table-cell table:formula="of:=[.E47]" office:value-type="float" office:value="-1.44031">
            <text:p>-1.4403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375329945">
            <text:p>1.375329945</text:p>
          </table:table-cell>
          <table:table-cell office:value-type="float" office:value="26.955692375">
            <text:p>26.955692375</text:p>
          </table:table-cell>
          <table:table-cell office:value-type="float" office:value="28.51686101">
            <text:p>28.51686101</text:p>
          </table:table-cell>
          <table:table-cell office:value-type="string">
            <text:p>C</text:p>
          </table:table-cell>
          <table:table-cell table:formula="of:=IF([.T47]&gt;15;[.T47]-30;[.T47])" office:value-type="float" office:value="1.375329945">
            <text:p>1.375329945</text:p>
          </table:table-cell>
          <table:table-cell table:formula="of:=IF([.U47]&gt;15;[.U47]-30;[.U47])" office:value-type="float" office:value="-3.044307625">
            <text:p>-3.044307625</text:p>
          </table:table-cell>
          <table:table-cell table:formula="of:=IF([.V47]&gt;15;[.V47]-30;[.V47])" office:value-type="float" office:value="-1.48313899">
            <text:p>-1.4831389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.40292">
            <text:p>1.40292</text:p>
          </table:table-cell>
          <table:table-cell office:value-type="float" office:value="-1.50447">
            <text:p>-1.50447</text:p>
          </table:table-cell>
          <table:table-cell office:value-type="float" office:value="-1.22438">
            <text:p>-1.224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8]" office:value-type="float" office:value="1.40292">
            <text:p>1.40292</text:p>
          </table:table-cell>
          <table:table-cell table:formula="of:=[.D48]" office:value-type="float" office:value="-1.50447">
            <text:p>-1.50447</text:p>
          </table:table-cell>
          <table:table-cell table:formula="of:=[.E48]" office:value-type="float" office:value="-1.22438">
            <text:p>-1.224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1.525187957">
            <text:p>1.525187957</text:p>
          </table:table-cell>
          <table:table-cell office:value-type="float" office:value="28.430911464">
            <text:p>28.430911464</text:p>
          </table:table-cell>
          <table:table-cell office:value-type="float" office:value="28.74986924">
            <text:p>28.74986924</text:p>
          </table:table-cell>
          <table:table-cell office:value-type="string">
            <text:p>C</text:p>
          </table:table-cell>
          <table:table-cell table:formula="of:=IF([.T48]&gt;15;[.T48]-30;[.T48])" office:value-type="float" office:value="1.525187957">
            <text:p>1.525187957</text:p>
          </table:table-cell>
          <table:table-cell table:formula="of:=IF([.U48]&gt;15;[.U48]-30;[.U48])" office:value-type="float" office:value="-1.569088536">
            <text:p>-1.569088536</text:p>
          </table:table-cell>
          <table:table-cell table:formula="of:=IF([.V48]&gt;15;[.V48]-30;[.V48])" office:value-type="float" office:value="-1.25013076">
            <text:p>-1.2501307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23132">
            <text:p>0.23132</text:p>
          </table:table-cell>
          <table:table-cell office:value-type="float" office:value="-3.1174">
            <text:p>-3.1174</text:p>
          </table:table-cell>
          <table:table-cell office:value-type="float" office:value="-2.45441">
            <text:p>-2.454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49]" office:value-type="float" office:value="0.23132">
            <text:p>0.23132</text:p>
          </table:table-cell>
          <table:table-cell table:formula="of:=[.D49]" office:value-type="float" office:value="-3.1174">
            <text:p>-3.1174</text:p>
          </table:table-cell>
          <table:table-cell table:formula="of:=[.E49]" office:value-type="float" office:value="-2.45441">
            <text:p>-2.454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331540025">
            <text:p>0.331540025</text:p>
          </table:table-cell>
          <table:table-cell office:value-type="float" office:value="26.757245403">
            <text:p>26.757245403</text:p>
          </table:table-cell>
          <table:table-cell office:value-type="float" office:value="27.456605253">
            <text:p>27.456605253</text:p>
          </table:table-cell>
          <table:table-cell office:value-type="string">
            <text:p>C</text:p>
          </table:table-cell>
          <table:table-cell table:formula="of:=IF([.T49]&gt;15;[.T49]-30;[.T49])" office:value-type="float" office:value="0.331540025">
            <text:p>0.331540025</text:p>
          </table:table-cell>
          <table:table-cell table:formula="of:=IF([.U49]&gt;15;[.U49]-30;[.U49])" office:value-type="float" office:value="-3.242754597">
            <text:p>-3.242754597</text:p>
          </table:table-cell>
          <table:table-cell table:formula="of:=IF([.V49]&gt;15;[.V49]-30;[.V49])" office:value-type="float" office:value="-2.543394747">
            <text:p>-2.54339474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65351">
            <text:p>-0.65351</text:p>
          </table:table-cell>
          <table:table-cell office:value-type="float" office:value="-4.17825">
            <text:p>-4.17825</text:p>
          </table:table-cell>
          <table:table-cell office:value-type="float" office:value="-2.36303">
            <text:p>-2.3630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0]" office:value-type="float" office:value="-0.65351">
            <text:p>-0.65351</text:p>
          </table:table-cell>
          <table:table-cell table:formula="of:=[.D50]" office:value-type="float" office:value="-4.17825">
            <text:p>-4.17825</text:p>
          </table:table-cell>
          <table:table-cell table:formula="of:=[.E50]" office:value-type="float" office:value="-2.36303">
            <text:p>-2.3630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401620859">
            <text:p>29.401620859</text:p>
          </table:table-cell>
          <table:table-cell office:value-type="float" office:value="25.635249126">
            <text:p>25.635249126</text:p>
          </table:table-cell>
          <table:table-cell office:value-type="float" office:value="27.5485088">
            <text:p>27.5485088</text:p>
          </table:table-cell>
          <table:table-cell office:value-type="string">
            <text:p>C</text:p>
          </table:table-cell>
          <table:table-cell table:formula="of:=IF([.T50]&gt;15;[.T50]-30;[.T50])" office:value-type="float" office:value="-0.598379140999999">
            <text:p>-0.598379141</text:p>
          </table:table-cell>
          <table:table-cell table:formula="of:=IF([.U50]&gt;15;[.U50]-30;[.U50])" office:value-type="float" office:value="-4.364750874">
            <text:p>-4.364750874</text:p>
          </table:table-cell>
          <table:table-cell table:formula="of:=IF([.V50]&gt;15;[.V50]-30;[.V50])" office:value-type="float" office:value="-2.4514912">
            <text:p>-2.4514912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04708">
            <text:p>-4.04708</text:p>
          </table:table-cell>
          <table:table-cell office:value-type="float" office:value="-4.32125">
            <text:p>-4.32125</text:p>
          </table:table-cell>
          <table:table-cell office:value-type="float" office:value="-1.3138">
            <text:p>-1.313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1]" office:value-type="float" office:value="-4.04708">
            <text:p>-4.04708</text:p>
          </table:table-cell>
          <table:table-cell table:formula="of:=[.D51]" office:value-type="float" office:value="-4.32125">
            <text:p>-4.32125</text:p>
          </table:table-cell>
          <table:table-cell table:formula="of:=[.E51]" office:value-type="float" office:value="-1.3138">
            <text:p>-1.313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872674278">
            <text:p>25.872674278</text:p>
          </table:table-cell>
          <table:table-cell office:value-type="float" office:value="25.509180776">
            <text:p>25.509180776</text:p>
          </table:table-cell>
          <table:table-cell office:value-type="float" office:value="28.688317174">
            <text:p>28.688317174</text:p>
          </table:table-cell>
          <table:table-cell office:value-type="string">
            <text:p>C</text:p>
          </table:table-cell>
          <table:table-cell table:formula="of:=IF([.T51]&gt;15;[.T51]-30;[.T51])" office:value-type="float" office:value="-4.127325722">
            <text:p>-4.127325722</text:p>
          </table:table-cell>
          <table:table-cell table:formula="of:=IF([.U51]&gt;15;[.U51]-30;[.U51])" office:value-type="float" office:value="-4.490819224">
            <text:p>-4.490819224</text:p>
          </table:table-cell>
          <table:table-cell table:formula="of:=IF([.V51]&gt;15;[.V51]-30;[.V51])" office:value-type="float" office:value="-1.311682826">
            <text:p>-1.31168282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84051">
            <text:p>-2.84051</text:p>
          </table:table-cell>
          <table:table-cell office:value-type="float" office:value="-4.79377">
            <text:p>-4.79377</text:p>
          </table:table-cell>
          <table:table-cell office:value-type="float" office:value="-1.78156">
            <text:p>-1.781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2]" office:value-type="float" office:value="-2.84051">
            <text:p>-2.84051</text:p>
          </table:table-cell>
          <table:table-cell table:formula="of:=[.D52]" office:value-type="float" office:value="-4.79377">
            <text:p>-4.79377</text:p>
          </table:table-cell>
          <table:table-cell table:formula="of:=[.E52]" office:value-type="float" office:value="-1.78156">
            <text:p>-1.781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141435896">
            <text:p>27.141435896</text:p>
          </table:table-cell>
          <table:table-cell office:value-type="float" office:value="25.00261041">
            <text:p>25.00261041</text:p>
          </table:table-cell>
          <table:table-cell office:value-type="float" office:value="28.172860276">
            <text:p>28.172860276</text:p>
          </table:table-cell>
          <table:table-cell office:value-type="string">
            <text:p>C</text:p>
          </table:table-cell>
          <table:table-cell table:formula="of:=IF([.T52]&gt;15;[.T52]-30;[.T52])" office:value-type="float" office:value="-2.858564104">
            <text:p>-2.858564104</text:p>
          </table:table-cell>
          <table:table-cell table:formula="of:=IF([.U52]&gt;15;[.U52]-30;[.U52])" office:value-type="float" office:value="-4.99738959">
            <text:p>-4.99738959</text:p>
          </table:table-cell>
          <table:table-cell table:formula="of:=IF([.V52]&gt;15;[.V52]-30;[.V52])" office:value-type="float" office:value="-1.827139724">
            <text:p>-1.82713972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05267">
            <text:p>-2.05267</text:p>
          </table:table-cell>
          <table:table-cell office:value-type="float" office:value="-3.98789">
            <text:p>-3.98789</text:p>
          </table:table-cell>
          <table:table-cell office:value-type="float" office:value="-2.68479">
            <text:p>-2.6847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3]" office:value-type="float" office:value="-2.05267">
            <text:p>-2.05267</text:p>
          </table:table-cell>
          <table:table-cell table:formula="of:=[.D53]" office:value-type="float" office:value="-3.98789">
            <text:p>-3.98789</text:p>
          </table:table-cell>
          <table:table-cell table:formula="of:=[.E53]" office:value-type="float" office:value="-2.68479">
            <text:p>-2.6847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950450422">
            <text:p>27.950450422</text:p>
          </table:table-cell>
          <table:table-cell office:value-type="float" office:value="25.834438987">
            <text:p>25.834438987</text:p>
          </table:table-cell>
          <table:table-cell office:value-type="float" office:value="27.220716161">
            <text:p>27.220716161</text:p>
          </table:table-cell>
          <table:table-cell office:value-type="string">
            <text:p>C</text:p>
          </table:table-cell>
          <table:table-cell table:formula="of:=IF([.T53]&gt;15;[.T53]-30;[.T53])" office:value-type="float" office:value="-2.049549578">
            <text:p>-2.049549578</text:p>
          </table:table-cell>
          <table:table-cell table:formula="of:=IF([.U53]&gt;15;[.U53]-30;[.U53])" office:value-type="float" office:value="-4.165561013">
            <text:p>-4.165561013</text:p>
          </table:table-cell>
          <table:table-cell table:formula="of:=IF([.V53]&gt;15;[.V53]-30;[.V53])" office:value-type="float" office:value="-2.779283839">
            <text:p>-2.77928383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50048">
            <text:p>-2.50048</text:p>
          </table:table-cell>
          <table:table-cell office:value-type="float" office:value="-2.7374">
            <text:p>-2.7374</text:p>
          </table:table-cell>
          <table:table-cell office:value-type="float" office:value="-3.094">
            <text:p>-3.09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4]" office:value-type="float" office:value="-2.50048">
            <text:p>-2.50048</text:p>
          </table:table-cell>
          <table:table-cell table:formula="of:=[.D54]" office:value-type="float" office:value="-2.7374">
            <text:p>-2.7374</text:p>
          </table:table-cell>
          <table:table-cell table:formula="of:=[.E54]" office:value-type="float" office:value="-3.094">
            <text:p>-3.09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468687302">
            <text:p>27.468687302</text:p>
          </table:table-cell>
          <table:table-cell office:value-type="float" office:value="27.150204322">
            <text:p>27.150204322</text:p>
          </table:table-cell>
          <table:table-cell office:value-type="float" office:value="26.809939439">
            <text:p>26.809939439</text:p>
          </table:table-cell>
          <table:table-cell office:value-type="string">
            <text:p>C</text:p>
          </table:table-cell>
          <table:table-cell table:formula="of:=IF([.T54]&gt;15;[.T54]-30;[.T54])" office:value-type="float" office:value="-2.531312698">
            <text:p>-2.531312698</text:p>
          </table:table-cell>
          <table:table-cell table:formula="of:=IF([.U54]&gt;15;[.U54]-30;[.U54])" office:value-type="float" office:value="-2.849795678">
            <text:p>-2.849795678</text:p>
          </table:table-cell>
          <table:table-cell table:formula="of:=IF([.V54]&gt;15;[.V54]-30;[.V54])" office:value-type="float" office:value="-3.190060561">
            <text:p>-3.19006056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74871">
            <text:p>-3.74871</text:p>
          </table:table-cell>
          <table:table-cell office:value-type="float" office:value="-2.23257">
            <text:p>-2.23257</text:p>
          </table:table-cell>
          <table:table-cell office:value-type="float" office:value="-2.58485">
            <text:p>-2.58485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5]" office:value-type="float" office:value="-3.74871">
            <text:p>-3.74871</text:p>
          </table:table-cell>
          <table:table-cell table:formula="of:=[.D55]" office:value-type="float" office:value="-2.23257">
            <text:p>-2.23257</text:p>
          </table:table-cell>
          <table:table-cell table:formula="of:=[.E55]" office:value-type="float" office:value="-2.58485">
            <text:p>-2.5848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164433149">
            <text:p>26.164433149</text:p>
          </table:table-cell>
          <table:table-cell office:value-type="float" office:value="27.67094676">
            <text:p>27.67094676</text:p>
          </table:table-cell>
          <table:table-cell office:value-type="float" office:value="27.339817032">
            <text:p>27.339817032</text:p>
          </table:table-cell>
          <table:table-cell office:value-type="string">
            <text:p>C</text:p>
          </table:table-cell>
          <table:table-cell table:formula="of:=IF([.T55]&gt;15;[.T55]-30;[.T55])" office:value-type="float" office:value="-3.835566851">
            <text:p>-3.835566851</text:p>
          </table:table-cell>
          <table:table-cell table:formula="of:=IF([.U55]&gt;15;[.U55]-30;[.U55])" office:value-type="float" office:value="-2.32905324">
            <text:p>-2.32905324</text:p>
          </table:table-cell>
          <table:table-cell table:formula="of:=IF([.V55]&gt;15;[.V55]-30;[.V55])" office:value-type="float" office:value="-2.660182968">
            <text:p>-2.660182968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4.48409">
            <text:p>-4.48409</text:p>
          </table:table-cell>
          <table:table-cell office:value-type="float" office:value="-3.00407">
            <text:p>-3.00407</text:p>
          </table:table-cell>
          <table:table-cell office:value-type="float" office:value="-1.69609">
            <text:p>-1.6960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6]" office:value-type="float" office:value="-4.48409">
            <text:p>-4.48409</text:p>
          </table:table-cell>
          <table:table-cell table:formula="of:=[.D56]" office:value-type="float" office:value="-3.00407">
            <text:p>-3.00407</text:p>
          </table:table-cell>
          <table:table-cell table:formula="of:=[.E56]" office:value-type="float" office:value="-1.69609">
            <text:p>-1.6960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5.377434405">
            <text:p>25.377434405</text:p>
          </table:table-cell>
          <table:table-cell office:value-type="float" office:value="26.861753166">
            <text:p>26.861753166</text:p>
          </table:table-cell>
          <table:table-cell office:value-type="float" office:value="28.266051325">
            <text:p>28.266051325</text:p>
          </table:table-cell>
          <table:table-cell office:value-type="string">
            <text:p>C</text:p>
          </table:table-cell>
          <table:table-cell table:formula="of:=IF([.T56]&gt;15;[.T56]-30;[.T56])" office:value-type="float" office:value="-4.622565595">
            <text:p>-4.622565595</text:p>
          </table:table-cell>
          <table:table-cell table:formula="of:=IF([.U56]&gt;15;[.U56]-30;[.U56])" office:value-type="float" office:value="-3.138246834">
            <text:p>-3.138246834</text:p>
          </table:table-cell>
          <table:table-cell table:formula="of:=IF([.V56]&gt;15;[.V56]-30;[.V56])" office:value-type="float" office:value="-1.733948675">
            <text:p>-1.73394867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17553">
            <text:p>-0.17553</text:p>
          </table:table-cell>
          <table:table-cell office:value-type="float" office:value="0.32283">
            <text:p>0.32283</text:p>
          </table:table-cell>
          <table:table-cell office:value-type="float" office:value="-1.67223">
            <text:p>-1.6722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7]" office:value-type="float" office:value="-0.17553">
            <text:p>-0.17553</text:p>
          </table:table-cell>
          <table:table-cell table:formula="of:=[.D57]" office:value-type="float" office:value="0.32283">
            <text:p>0.32283</text:p>
          </table:table-cell>
          <table:table-cell table:formula="of:=[.E57]" office:value-type="float" office:value="-1.67223">
            <text:p>-1.6722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87997484">
            <text:p>29.87997484</text:p>
          </table:table-cell>
          <table:table-cell office:value-type="float" office:value="0.344203816">
            <text:p>0.344203816</text:p>
          </table:table-cell>
          <table:table-cell office:value-type="float" office:value="28.292278493">
            <text:p>28.292278493</text:p>
          </table:table-cell>
          <table:table-cell office:value-type="string">
            <text:p>C</text:p>
          </table:table-cell>
          <table:table-cell table:formula="of:=IF([.T57]&gt;15;[.T57]-30;[.T57])" office:value-type="float" office:value="-0.120025160000001">
            <text:p>-0.12002516</text:p>
          </table:table-cell>
          <table:table-cell table:formula="of:=IF([.U57]&gt;15;[.U57]-30;[.U57])" office:value-type="float" office:value="0.344203816">
            <text:p>0.344203816</text:p>
          </table:table-cell>
          <table:table-cell table:formula="of:=IF([.V57]&gt;15;[.V57]-30;[.V57])" office:value-type="float" office:value="-1.707721507">
            <text:p>-1.707721507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7572">
            <text:p>-1.57572</text:p>
          </table:table-cell>
          <table:table-cell office:value-type="float" office:value="0.51377">
            <text:p>0.51377</text:p>
          </table:table-cell>
          <table:table-cell office:value-type="float" office:value="-1.98619">
            <text:p>-1.9861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8]" office:value-type="float" office:value="-1.57572">
            <text:p>-1.57572</text:p>
          </table:table-cell>
          <table:table-cell table:formula="of:=[.D58]" office:value-type="float" office:value="0.51377">
            <text:p>0.51377</text:p>
          </table:table-cell>
          <table:table-cell table:formula="of:=[.E58]" office:value-type="float" office:value="-1.98619">
            <text:p>-1.9861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28803799">
            <text:p>28.428803799</text:p>
          </table:table-cell>
          <table:table-cell office:value-type="float" office:value="0.543393057">
            <text:p>0.543393057</text:p>
          </table:table-cell>
          <table:table-cell office:value-type="float" office:value="27.964486531">
            <text:p>27.964486531</text:p>
          </table:table-cell>
          <table:table-cell office:value-type="string">
            <text:p>C</text:p>
          </table:table-cell>
          <table:table-cell table:formula="of:=IF([.T58]&gt;15;[.T58]-30;[.T58])" office:value-type="float" office:value="-1.571196201">
            <text:p>-1.571196201</text:p>
          </table:table-cell>
          <table:table-cell table:formula="of:=IF([.U58]&gt;15;[.U58]-30;[.U58])" office:value-type="float" office:value="0.543393057">
            <text:p>0.543393057</text:p>
          </table:table-cell>
          <table:table-cell table:formula="of:=IF([.V58]&gt;15;[.V58]-30;[.V58])" office:value-type="float" office:value="-2.035513469">
            <text:p>-2.035513469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3.60831">
            <text:p>-3.60831</text:p>
          </table:table-cell>
          <table:table-cell office:value-type="float" office:value="-0.80586">
            <text:p>-0.80586</text:p>
          </table:table-cell>
          <table:table-cell office:value-type="float" office:value="-2.36142">
            <text:p>-2.3614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59]" office:value-type="float" office:value="-3.60831">
            <text:p>-3.60831</text:p>
          </table:table-cell>
          <table:table-cell table:formula="of:=[.D59]" office:value-type="float" office:value="-0.80586">
            <text:p>-0.80586</text:p>
          </table:table-cell>
          <table:table-cell table:formula="of:=[.E59]" office:value-type="float" office:value="-2.36142">
            <text:p>-2.3614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6.314291941">
            <text:p>26.314291941</text:p>
          </table:table-cell>
          <table:table-cell office:value-type="float" office:value="29.146165407">
            <text:p>29.146165407</text:p>
          </table:table-cell>
          <table:table-cell office:value-type="float" office:value="27.572825879">
            <text:p>27.572825879</text:p>
          </table:table-cell>
          <table:table-cell office:value-type="string">
            <text:p>C</text:p>
          </table:table-cell>
          <table:table-cell table:formula="of:=IF([.T59]&gt;15;[.T59]-30;[.T59])" office:value-type="float" office:value="-3.685708059">
            <text:p>-3.685708059</text:p>
          </table:table-cell>
          <table:table-cell table:formula="of:=IF([.U59]&gt;15;[.U59]-30;[.U59])" office:value-type="float" office:value="-0.853834592999998">
            <text:p>-0.853834593</text:p>
          </table:table-cell>
          <table:table-cell table:formula="of:=IF([.V59]&gt;15;[.V59]-30;[.V59])" office:value-type="float" office:value="-2.427174121">
            <text:p>-2.427174121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2.25895">
            <text:p>-2.25895</text:p>
          </table:table-cell>
          <table:table-cell office:value-type="float" office:value="-0.43413">
            <text:p>-0.43413</text:p>
          </table:table-cell>
          <table:table-cell office:value-type="float" office:value="-2.73102">
            <text:p>-2.7310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0]" office:value-type="float" office:value="-2.25895">
            <text:p>-2.25895</text:p>
          </table:table-cell>
          <table:table-cell table:formula="of:=[.D60]" office:value-type="float" office:value="-0.43413">
            <text:p>-0.43413</text:p>
          </table:table-cell>
          <table:table-cell table:formula="of:=[.E60]" office:value-type="float" office:value="-2.73102">
            <text:p>-2.7310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7.711163528">
            <text:p>27.711163528</text:p>
          </table:table-cell>
          <table:table-cell office:value-type="float" office:value="29.537158338">
            <text:p>29.537158338</text:p>
          </table:table-cell>
          <table:table-cell office:value-type="float" office:value="27.186955665">
            <text:p>27.186955665</text:p>
          </table:table-cell>
          <table:table-cell office:value-type="string">
            <text:p>C</text:p>
          </table:table-cell>
          <table:table-cell table:formula="of:=IF([.T60]&gt;15;[.T60]-30;[.T60])" office:value-type="float" office:value="-2.288836472">
            <text:p>-2.288836472</text:p>
          </table:table-cell>
          <table:table-cell table:formula="of:=IF([.U60]&gt;15;[.U60]-30;[.U60])" office:value-type="float" office:value="-0.462841661999999">
            <text:p>-0.462841662</text:p>
          </table:table-cell>
          <table:table-cell table:formula="of:=IF([.V60]&gt;15;[.V60]-30;[.V60])" office:value-type="float" office:value="-2.813044335">
            <text:p>-2.813044335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1.57371">
            <text:p>-1.57371</text:p>
          </table:table-cell>
          <table:table-cell office:value-type="float" office:value="-1.62693">
            <text:p>-1.62693</text:p>
          </table:table-cell>
          <table:table-cell office:value-type="float" office:value="-3.18622">
            <text:p>-3.18622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1]" office:value-type="float" office:value="-1.57371">
            <text:p>-1.57371</text:p>
          </table:table-cell>
          <table:table-cell table:formula="of:=[.D61]" office:value-type="float" office:value="-1.62693">
            <text:p>-1.62693</text:p>
          </table:table-cell>
          <table:table-cell table:formula="of:=[.E61]" office:value-type="float" office:value="-3.18622">
            <text:p>-3.1862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8.424619252">
            <text:p>28.424619252</text:p>
          </table:table-cell>
          <table:table-cell office:value-type="float" office:value="28.303586534">
            <text:p>28.303586534</text:p>
          </table:table-cell>
          <table:table-cell office:value-type="float" office:value="26.715465534">
            <text:p>26.715465534</text:p>
          </table:table-cell>
          <table:table-cell office:value-type="string">
            <text:p>C</text:p>
          </table:table-cell>
          <table:table-cell table:formula="of:=IF([.T61]&gt;15;[.T61]-30;[.T61])" office:value-type="float" office:value="-1.575380748">
            <text:p>-1.575380748</text:p>
          </table:table-cell>
          <table:table-cell table:formula="of:=IF([.U61]&gt;15;[.U61]-30;[.U61])" office:value-type="float" office:value="-1.696413466">
            <text:p>-1.696413466</text:p>
          </table:table-cell>
          <table:table-cell table:formula="of:=IF([.V61]&gt;15;[.V61]-30;[.V61])" office:value-type="float" office:value="-3.284534466">
            <text:p>-3.28453446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-0.23585">
            <text:p>-0.23585</text:p>
          </table:table-cell>
          <table:table-cell office:value-type="float" office:value="-1.81255">
            <text:p>-1.81255</text:p>
          </table:table-cell>
          <table:table-cell office:value-type="float" office:value="-2.87541">
            <text:p>-2.87541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2]" office:value-type="float" office:value="-0.23585">
            <text:p>-0.23585</text:p>
          </table:table-cell>
          <table:table-cell table:formula="of:=[.D62]" office:value-type="float" office:value="-1.81255">
            <text:p>-1.81255</text:p>
          </table:table-cell>
          <table:table-cell table:formula="of:=[.E62]" office:value-type="float" office:value="-2.87541">
            <text:p>-2.8754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29.836300787">
            <text:p>29.836300787</text:p>
          </table:table-cell>
          <table:table-cell office:value-type="float" office:value="28.109817025">
            <text:p>28.109817025</text:p>
          </table:table-cell>
          <table:table-cell office:value-type="float" office:value="27.034338554">
            <text:p>27.034338554</text:p>
          </table:table-cell>
          <table:table-cell office:value-type="string">
            <text:p>C</text:p>
          </table:table-cell>
          <table:table-cell table:formula="of:=IF([.T62]&gt;15;[.T62]-30;[.T62])" office:value-type="float" office:value="-0.163699213000001">
            <text:p>-0.163699213</text:p>
          </table:table-cell>
          <table:table-cell table:formula="of:=IF([.U62]&gt;15;[.U62]-30;[.U62])" office:value-type="float" office:value="-1.890182975">
            <text:p>-1.890182975</text:p>
          </table:table-cell>
          <table:table-cell table:formula="of:=IF([.V62]&gt;15;[.V62]-30;[.V62])" office:value-type="float" office:value="-2.965661446">
            <text:p>-2.96566144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0.48195">
            <text:p>0.48195</text:p>
          </table:table-cell>
          <table:table-cell office:value-type="float" office:value="-0.81577">
            <text:p>-0.81577</text:p>
          </table:table-cell>
          <table:table-cell office:value-type="float" office:value="-2.10978">
            <text:p>-2.10978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office:value-type="string">
            <text:p>C</text:p>
          </table:table-cell>
          <table:table-cell table:formula="of:=[.C63]" office:value-type="float" office:value="0.48195">
            <text:p>0.48195</text:p>
          </table:table-cell>
          <table:table-cell table:formula="of:=[.D63]" office:value-type="float" office:value="-0.81577">
            <text:p>-0.81577</text:p>
          </table:table-cell>
          <table:table-cell table:formula="of:=[.E63]" office:value-type="float" office:value="-2.10978">
            <text:p>-2.1097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0.574015666">
            <text:p>0.574015666</text:p>
          </table:table-cell>
          <table:table-cell office:value-type="float" office:value="29.144199469">
            <text:p>29.144199469</text:p>
          </table:table-cell>
          <table:table-cell office:value-type="float" office:value="27.833620248">
            <text:p>27.833620248</text:p>
          </table:table-cell>
          <table:table-cell office:value-type="string">
            <text:p>C</text:p>
          </table:table-cell>
          <table:table-cell table:formula="of:=IF([.T63]&gt;15;[.T63]-30;[.T63])" office:value-type="float" office:value="0.574015666">
            <text:p>0.574015666</text:p>
          </table:table-cell>
          <table:table-cell table:formula="of:=IF([.U63]&gt;15;[.U63]-30;[.U63])" office:value-type="float" office:value="-0.855800531">
            <text:p>-0.855800531</text:p>
          </table:table-cell>
          <table:table-cell table:formula="of:=IF([.V63]&gt;15;[.V63]-30;[.V63])" office:value-type="float" office:value="-2.166379752">
            <text:p>-2.166379752</text:p>
          </table:table-cell>
        </table:table-row>
        <table:table-row table:style-name="ro1" table:number-rows-repeated="104851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60_gaussian.xyz" table:style-name="ta1">
        <table:table-column table:style-name="co1" table:number-columns-repeated="18" table:default-cell-style-name="Default"/>
        <table:table-row table:style-name="ro2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]" office:value-type="float" office:value="0.726656">
            <text:p>0.726656</text:p>
          </table:table-cell>
          <table:table-cell table:formula="of:=[.G4]" office:value-type="float" office:value="-1.000157">
            <text:p>-1.000157</text:p>
          </table:table-cell>
          <table:table-cell table:formula="of:=[.H4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]" office:value-type="float" office:value="1.175755">
            <text:p>1.175755</text:p>
          </table:table-cell>
          <table:table-cell table:formula="of:=[.G5]" office:value-type="float" office:value="0.382026">
            <text:p>0.382026</text:p>
          </table:table-cell>
          <table:table-cell table:formula="of:=[.H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]" office:value-type="float" office:value="1.410183">
            <text:p>1.410183</text:p>
          </table:table-cell>
          <table:table-cell table:formula="of:=[.G6]" office:value-type="float" office:value="-1.940951">
            <text:p>-1.940951</text:p>
          </table:table-cell>
          <table:table-cell table:formula="of:=[.H6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7]" office:value-type="float" office:value="2.281725">
            <text:p>2.281725</text:p>
          </table:table-cell>
          <table:table-cell table:formula="of:=[.G7]" office:value-type="float" office:value="0.741377">
            <text:p>0.741377</text:p>
          </table:table-cell>
          <table:table-cell table:formula="of:=[.H7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8]" office:value-type="float" office:value="2.281725">
            <text:p>2.281725</text:p>
          </table:table-cell>
          <table:table-cell table:formula="of:=[.G8]" office:value-type="float" office:value="1.977639">
            <text:p>1.977639</text:p>
          </table:table-cell>
          <table:table-cell table:formula="of:=[.H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.236262">
            <text:p>1.236262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9]" office:value-type="float" office:value="0">
            <text:p>0</text:p>
          </table:table-cell>
          <table:table-cell table:formula="of:=[.G9]" office:value-type="float" office:value="1.236262">
            <text:p>1.236262</text:p>
          </table:table-cell>
          <table:table-cell table:formula="of:=[.H9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.399147">
            <text:p>2.39914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0]" office:value-type="float" office:value="0">
            <text:p>0</text:p>
          </table:table-cell>
          <table:table-cell table:formula="of:=[.G10]" office:value-type="float" office:value="2.399147">
            <text:p>2.399147</text:p>
          </table:table-cell>
          <table:table-cell table:formula="of:=[.H10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1]" office:value-type="float" office:value="1.175755">
            <text:p>1.175755</text:p>
          </table:table-cell>
          <table:table-cell table:formula="of:=[.G11]" office:value-type="float" office:value="2.781173">
            <text:p>2.781173</text:p>
          </table:table-cell>
          <table:table-cell table:formula="of:=[.H11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2]" office:value-type="float" office:value="-0.683527">
            <text:p>-0.683527</text:p>
          </table:table-cell>
          <table:table-cell table:formula="of:=[.G12]" office:value-type="float" office:value="-2.941108">
            <text:p>-2.941108</text:p>
          </table:table-cell>
          <table:table-cell table:formula="of:=[.H12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1.940951">
            <text:p>-1.940951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3]" office:value-type="float" office:value="-1.410183">
            <text:p>-1.410183</text:p>
          </table:table-cell>
          <table:table-cell table:formula="of:=[.G13]" office:value-type="float" office:value="-1.940951">
            <text:p>-1.940951</text:p>
          </table:table-cell>
          <table:table-cell table:formula="of:=[.H13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-2.941108">
            <text:p>-2.941108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4]" office:value-type="float" office:value="0.683527">
            <text:p>0.683527</text:p>
          </table:table-cell>
          <table:table-cell table:formula="of:=[.G14]" office:value-type="float" office:value="-2.941108">
            <text:p>-2.941108</text:p>
          </table:table-cell>
          <table:table-cell table:formula="of:=[.H14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1.000157">
            <text:p>-1.000157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5]" office:value-type="float" office:value="-0.726656">
            <text:p>-0.726656</text:p>
          </table:table-cell>
          <table:table-cell table:formula="of:=[.G15]" office:value-type="float" office:value="-1.000157">
            <text:p>-1.000157</text:p>
          </table:table-cell>
          <table:table-cell table:formula="of:=[.H15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0.382026">
            <text:p>0.382026</text:p>
          </table:table-cell>
          <table:table-cell office:value-type="float" office:value="3.300459">
            <text:p>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6]" office:value-type="float" office:value="-1.175755">
            <text:p>-1.175755</text:p>
          </table:table-cell>
          <table:table-cell table:formula="of:=[.G16]" office:value-type="float" office:value="0.382026">
            <text:p>0.382026</text:p>
          </table:table-cell>
          <table:table-cell table:formula="of:=[.H16]" office:value-type="float" office:value="3.300459">
            <text:p>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7]" office:value-type="float" office:value="-2.585938">
            <text:p>-2.585938</text:p>
          </table:table-cell>
          <table:table-cell table:formula="of:=[.G17]" office:value-type="float" office:value="-1.558925">
            <text:p>-1.558925</text:p>
          </table:table-cell>
          <table:table-cell table:formula="of:=[.H1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8]" office:value-type="float" office:value="-3.008381">
            <text:p>-3.008381</text:p>
          </table:table-cell>
          <table:table-cell table:formula="of:=[.G18]" office:value-type="float" office:value="-0.258779">
            <text:p>-0.258779</text:p>
          </table:table-cell>
          <table:table-cell table:formula="of:=[.H1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0.741377">
            <text:p>0.741377</text:p>
          </table:table-cell>
          <table:table-cell office:value-type="float" office:value="2.581756">
            <text:p>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19]" office:value-type="float" office:value="-2.281725">
            <text:p>-2.281725</text:p>
          </table:table-cell>
          <table:table-cell table:formula="of:=[.G19]" office:value-type="float" office:value="0.741377">
            <text:p>0.741377</text:p>
          </table:table-cell>
          <table:table-cell table:formula="of:=[.H19]" office:value-type="float" office:value="2.581756">
            <text:p>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0]" office:value-type="float" office:value="0.726656">
            <text:p>0.726656</text:p>
          </table:table-cell>
          <table:table-cell table:formula="of:=[.G20]" office:value-type="float" office:value="-3.399304">
            <text:p>-3.399304</text:p>
          </table:table-cell>
          <table:table-cell table:formula="of:=[.H20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-3.399304">
            <text:p>-3.39930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1]" office:value-type="float" office:value="-0.726656">
            <text:p>-0.726656</text:p>
          </table:table-cell>
          <table:table-cell table:formula="of:=[.G21]" office:value-type="float" office:value="-3.399304">
            <text:p>-3.399304</text:p>
          </table:table-cell>
          <table:table-cell table:formula="of:=[.H2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2]" office:value-type="float" office:value="1.410183">
            <text:p>1.410183</text:p>
          </table:table-cell>
          <table:table-cell table:formula="of:=[.G22]" office:value-type="float" office:value="-3.177213">
            <text:p>-3.177213</text:p>
          </table:table-cell>
          <table:table-cell table:formula="of:=[.H2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-3.177213">
            <text:p>-3.177213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3]" office:value-type="float" office:value="-1.410183">
            <text:p>-1.410183</text:p>
          </table:table-cell>
          <table:table-cell table:formula="of:=[.G23]" office:value-type="float" office:value="-3.177213">
            <text:p>-3.177213</text:p>
          </table:table-cell>
          <table:table-cell table:formula="of:=[.H2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4]" office:value-type="float" office:value="-2.585938">
            <text:p>-2.585938</text:p>
          </table:table-cell>
          <table:table-cell table:formula="of:=[.G24]" office:value-type="float" office:value="-2.322977">
            <text:p>-2.322977</text:p>
          </table:table-cell>
          <table:table-cell table:formula="of:=[.H24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5]" office:value-type="float" office:value="-1.175755">
            <text:p>-1.175755</text:p>
          </table:table-cell>
          <table:table-cell table:formula="of:=[.G25]" office:value-type="float" office:value="-2.781173">
            <text:p>-2.781173</text:p>
          </table:table-cell>
          <table:table-cell table:formula="of:=[.H25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6]" office:value-type="float" office:value="-2.281725">
            <text:p>-2.281725</text:p>
          </table:table-cell>
          <table:table-cell table:formula="of:=[.G26]" office:value-type="float" office:value="-1.977639">
            <text:p>-1.977639</text:p>
          </table:table-cell>
          <table:table-cell table:formula="of:=[.H26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7]" office:value-type="float" office:value="-3.008381">
            <text:p>-3.008381</text:p>
          </table:table-cell>
          <table:table-cell table:formula="of:=[.G27]" office:value-type="float" office:value="-1.741534">
            <text:p>-1.741534</text:p>
          </table:table-cell>
          <table:table-cell table:formula="of:=[.H27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1.741534">
            <text:p>-1.741534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8]" office:value-type="float" office:value="3.008381">
            <text:p>3.008381</text:p>
          </table:table-cell>
          <table:table-cell table:formula="of:=[.G28]" office:value-type="float" office:value="-1.741534">
            <text:p>-1.741534</text:p>
          </table:table-cell>
          <table:table-cell table:formula="of:=[.H28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1.977639">
            <text:p>-1.97763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29]" office:value-type="float" office:value="2.281725">
            <text:p>2.281725</text:p>
          </table:table-cell>
          <table:table-cell table:formula="of:=[.G29]" office:value-type="float" office:value="-1.977639">
            <text:p>-1.977639</text:p>
          </table:table-cell>
          <table:table-cell table:formula="of:=[.H29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2.322977">
            <text:p>-2.322977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0]" office:value-type="float" office:value="2.585938">
            <text:p>2.585938</text:p>
          </table:table-cell>
          <table:table-cell table:formula="of:=[.G30]" office:value-type="float" office:value="-2.322977">
            <text:p>-2.322977</text:p>
          </table:table-cell>
          <table:table-cell table:formula="of:=[.H30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2.781173">
            <text:p>-2.781173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1]" office:value-type="float" office:value="1.175755">
            <text:p>1.175755</text:p>
          </table:table-cell>
          <table:table-cell table:formula="of:=[.G31]" office:value-type="float" office:value="-2.781173">
            <text:p>-2.781173</text:p>
          </table:table-cell>
          <table:table-cell table:formula="of:=[.H3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2.399147">
            <text:p>-2.39914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2]" office:value-type="float" office:value="0">
            <text:p>0</text:p>
          </table:table-cell>
          <table:table-cell table:formula="of:=[.G32]" office:value-type="float" office:value="-2.399147">
            <text:p>-2.399147</text:p>
          </table:table-cell>
          <table:table-cell table:formula="of:=[.H32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281725">
            <text:p>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3]" office:value-type="float" office:value="2.281725">
            <text:p>2.281725</text:p>
          </table:table-cell>
          <table:table-cell table:formula="of:=[.G33]" office:value-type="float" office:value="-0.741377">
            <text:p>-0.741377</text:p>
          </table:table-cell>
          <table:table-cell table:formula="of:=[.H33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75755">
            <text:p>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4]" office:value-type="float" office:value="1.175755">
            <text:p>1.175755</text:p>
          </table:table-cell>
          <table:table-cell table:formula="of:=[.G34]" office:value-type="float" office:value="-0.382026">
            <text:p>-0.382026</text:p>
          </table:table-cell>
          <table:table-cell table:formula="of:=[.H3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-1.236262">
            <text:p>-1.236262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5]" office:value-type="float" office:value="0">
            <text:p>0</text:p>
          </table:table-cell>
          <table:table-cell table:formula="of:=[.G35]" office:value-type="float" office:value="-1.236262">
            <text:p>-1.236262</text:p>
          </table:table-cell>
          <table:table-cell table:formula="of:=[.H3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-0.258779">
            <text:p>-0.25877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6]" office:value-type="float" office:value="3.008381">
            <text:p>3.008381</text:p>
          </table:table-cell>
          <table:table-cell table:formula="of:=[.G36]" office:value-type="float" office:value="-0.258779">
            <text:p>-0.258779</text:p>
          </table:table-cell>
          <table:table-cell table:formula="of:=[.H36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7]" office:value-type="float" office:value="3.457479">
            <text:p>3.457479</text:p>
          </table:table-cell>
          <table:table-cell table:formula="of:=[.G37]" office:value-type="float" office:value="0.359351">
            <text:p>0.359351</text:p>
          </table:table-cell>
          <table:table-cell table:formula="of:=[.H37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-1.558925">
            <text:p>-1.558925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8]" office:value-type="float" office:value="2.585938">
            <text:p>2.585938</text:p>
          </table:table-cell>
          <table:table-cell table:formula="of:=[.G38]" office:value-type="float" office:value="-1.558925">
            <text:p>-1.558925</text:p>
          </table:table-cell>
          <table:table-cell table:formula="of:=[.H3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457479">
            <text:p>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39]" office:value-type="float" office:value="3.457479">
            <text:p>3.457479</text:p>
          </table:table-cell>
          <table:table-cell table:formula="of:=[.G39]" office:value-type="float" office:value="-0.359351">
            <text:p>-0.359351</text:p>
          </table:table-cell>
          <table:table-cell table:formula="of:=[.H3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0]" office:value-type="float" office:value="3.008381">
            <text:p>3.008381</text:p>
          </table:table-cell>
          <table:table-cell table:formula="of:=[.G40]" office:value-type="float" office:value="0.258779">
            <text:p>0.258779</text:p>
          </table:table-cell>
          <table:table-cell table:formula="of:=[.H4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.008381">
            <text:p>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1]" office:value-type="float" office:value="3.008381">
            <text:p>3.008381</text:p>
          </table:table-cell>
          <table:table-cell table:formula="of:=[.G41]" office:value-type="float" office:value="1.741534">
            <text:p>1.741534</text:p>
          </table:table-cell>
          <table:table-cell table:formula="of:=[.H41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2]" office:value-type="float" office:value="2.585938">
            <text:p>2.585938</text:p>
          </table:table-cell>
          <table:table-cell table:formula="of:=[.G42]" office:value-type="float" office:value="2.322977">
            <text:p>2.322977</text:p>
          </table:table-cell>
          <table:table-cell table:formula="of:=[.H42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.585938">
            <text:p>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3]" office:value-type="float" office:value="2.585938">
            <text:p>2.585938</text:p>
          </table:table-cell>
          <table:table-cell table:formula="of:=[.G43]" office:value-type="float" office:value="1.558925">
            <text:p>1.558925</text:p>
          </table:table-cell>
          <table:table-cell table:formula="of:=[.H4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4]" office:value-type="float" office:value="-0.726656">
            <text:p>-0.726656</text:p>
          </table:table-cell>
          <table:table-cell table:formula="of:=[.G44]" office:value-type="float" office:value="1.000157">
            <text:p>1.000157</text:p>
          </table:table-cell>
          <table:table-cell table:formula="of:=[.H44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1.000157">
            <text:p>1.000157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5]" office:value-type="float" office:value="0.726656">
            <text:p>0.726656</text:p>
          </table:table-cell>
          <table:table-cell table:formula="of:=[.G45]" office:value-type="float" office:value="1.000157">
            <text:p>1.000157</text:p>
          </table:table-cell>
          <table:table-cell table:formula="of:=[.H45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6]" office:value-type="float" office:value="1.410183">
            <text:p>1.410183</text:p>
          </table:table-cell>
          <table:table-cell table:formula="of:=[.G46]" office:value-type="float" office:value="1.940951">
            <text:p>1.940951</text:p>
          </table:table-cell>
          <table:table-cell table:formula="of:=[.H46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1.940951">
            <text:p>1.940951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7]" office:value-type="float" office:value="-1.410183">
            <text:p>-1.410183</text:p>
          </table:table-cell>
          <table:table-cell table:formula="of:=[.G47]" office:value-type="float" office:value="1.940951">
            <text:p>1.940951</text:p>
          </table:table-cell>
          <table:table-cell table:formula="of:=[.H47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0.258779">
            <text:p>0.258779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8]" office:value-type="float" office:value="-3.008381">
            <text:p>-3.008381</text:p>
          </table:table-cell>
          <table:table-cell table:formula="of:=[.G48]" office:value-type="float" office:value="0.258779">
            <text:p>0.258779</text:p>
          </table:table-cell>
          <table:table-cell table:formula="of:=[.H48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-0.741377">
            <text:p>-0.741377</text:p>
          </table:table-cell>
          <table:table-cell office:value-type="float" office:value="-2.581756">
            <text:p>-2.581756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49]" office:value-type="float" office:value="-2.281725">
            <text:p>-2.281725</text:p>
          </table:table-cell>
          <table:table-cell table:formula="of:=[.G49]" office:value-type="float" office:value="-0.741377">
            <text:p>-0.741377</text:p>
          </table:table-cell>
          <table:table-cell table:formula="of:=[.H49]" office:value-type="float" office:value="-2.581756">
            <text:p>-2.58175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-0.382026">
            <text:p>-0.382026</text:p>
          </table:table-cell>
          <table:table-cell office:value-type="float" office:value="-3.300459">
            <text:p>-3.300459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0]" office:value-type="float" office:value="-1.175755">
            <text:p>-1.175755</text:p>
          </table:table-cell>
          <table:table-cell table:formula="of:=[.G50]" office:value-type="float" office:value="-0.382026">
            <text:p>-0.382026</text:p>
          </table:table-cell>
          <table:table-cell table:formula="of:=[.H50]" office:value-type="float" office:value="-3.300459">
            <text:p>-3.300459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1.558925">
            <text:p>1.558925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1]" office:value-type="float" office:value="-2.585938">
            <text:p>-2.585938</text:p>
          </table:table-cell>
          <table:table-cell table:formula="of:=[.G51]" office:value-type="float" office:value="1.558925">
            <text:p>1.558925</text:p>
          </table:table-cell>
          <table:table-cell table:formula="of:=[.H51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008381">
            <text:p>-3.008381</text:p>
          </table:table-cell>
          <table:table-cell office:value-type="float" office:value="1.741534">
            <text:p>1.74153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2]" office:value-type="float" office:value="-3.008381">
            <text:p>-3.008381</text:p>
          </table:table-cell>
          <table:table-cell table:formula="of:=[.G52]" office:value-type="float" office:value="1.741534">
            <text:p>1.741534</text:p>
          </table:table-cell>
          <table:table-cell table:formula="of:=[.H5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0.359351">
            <text:p>0.359351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3]" office:value-type="float" office:value="-3.457479">
            <text:p>-3.457479</text:p>
          </table:table-cell>
          <table:table-cell table:formula="of:=[.G53]" office:value-type="float" office:value="0.359351">
            <text:p>0.359351</text:p>
          </table:table-cell>
          <table:table-cell table:formula="of:=[.H53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3.457479">
            <text:p>-3.457479</text:p>
          </table:table-cell>
          <table:table-cell office:value-type="float" office:value="-0.359351">
            <text:p>-0.359351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4]" office:value-type="float" office:value="-3.457479">
            <text:p>-3.457479</text:p>
          </table:table-cell>
          <table:table-cell table:formula="of:=[.G54]" office:value-type="float" office:value="-0.359351">
            <text:p>-0.359351</text:p>
          </table:table-cell>
          <table:table-cell table:formula="of:=[.H54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585938">
            <text:p>-2.585938</text:p>
          </table:table-cell>
          <table:table-cell office:value-type="float" office:value="2.322977">
            <text:p>2.322977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5]" office:value-type="float" office:value="-2.585938">
            <text:p>-2.585938</text:p>
          </table:table-cell>
          <table:table-cell table:formula="of:=[.G55]" office:value-type="float" office:value="2.322977">
            <text:p>2.322977</text:p>
          </table:table-cell>
          <table:table-cell table:formula="of:=[.H55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726656">
            <text:p>-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6]" office:value-type="float" office:value="-0.726656">
            <text:p>-0.726656</text:p>
          </table:table-cell>
          <table:table-cell table:formula="of:=[.G56]" office:value-type="float" office:value="3.399304">
            <text:p>3.399304</text:p>
          </table:table-cell>
          <table:table-cell table:formula="of:=[.H56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175755">
            <text:p>-1.175755</text:p>
          </table:table-cell>
          <table:table-cell office:value-type="float" office:value="2.781173">
            <text:p>2.781173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7]" office:value-type="float" office:value="-1.175755">
            <text:p>-1.175755</text:p>
          </table:table-cell>
          <table:table-cell table:formula="of:=[.G57]" office:value-type="float" office:value="2.781173">
            <text:p>2.781173</text:p>
          </table:table-cell>
          <table:table-cell table:formula="of:=[.H57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2.281725">
            <text:p>-2.281725</text:p>
          </table:table-cell>
          <table:table-cell office:value-type="float" office:value="1.977639">
            <text:p>1.977639</text:p>
          </table:table-cell>
          <table:table-cell office:value-type="float" office:value="1.817704">
            <text:p>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8]" office:value-type="float" office:value="-2.281725">
            <text:p>-2.281725</text:p>
          </table:table-cell>
          <table:table-cell table:formula="of:=[.G58]" office:value-type="float" office:value="1.977639">
            <text:p>1.977639</text:p>
          </table:table-cell>
          <table:table-cell table:formula="of:=[.H58]" office:value-type="float" office:value="1.817704">
            <text:p>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1.410183">
            <text:p>-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59]" office:value-type="float" office:value="-1.410183">
            <text:p>-1.410183</text:p>
          </table:table-cell>
          <table:table-cell table:formula="of:=[.G59]" office:value-type="float" office:value="3.177213">
            <text:p>3.177213</text:p>
          </table:table-cell>
          <table:table-cell table:formula="of:=[.H59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83527">
            <text:p>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0]" office:value-type="float" office:value="0.683527">
            <text:p>0.683527</text:p>
          </table:table-cell>
          <table:table-cell table:formula="of:=[.G60]" office:value-type="float" office:value="2.941108">
            <text:p>2.941108</text:p>
          </table:table-cell>
          <table:table-cell table:formula="of:=[.H60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410183">
            <text:p>1.410183</text:p>
          </table:table-cell>
          <table:table-cell office:value-type="float" office:value="3.177213">
            <text:p>3.177213</text:p>
          </table:table-cell>
          <table:table-cell office:value-type="float" office:value="-0.581443">
            <text:p>-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1]" office:value-type="float" office:value="1.410183">
            <text:p>1.410183</text:p>
          </table:table-cell>
          <table:table-cell table:formula="of:=[.G61]" office:value-type="float" office:value="3.177213">
            <text:p>3.177213</text:p>
          </table:table-cell>
          <table:table-cell table:formula="of:=[.H61]" office:value-type="float" office:value="-0.581443">
            <text:p>-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726656">
            <text:p>0.726656</text:p>
          </table:table-cell>
          <table:table-cell office:value-type="float" office:value="3.399304">
            <text:p>3.399304</text:p>
          </table:table-cell>
          <table:table-cell office:value-type="float" office:value="0.581443">
            <text:p>0.581443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2]" office:value-type="float" office:value="0.726656">
            <text:p>0.726656</text:p>
          </table:table-cell>
          <table:table-cell table:formula="of:=[.G62]" office:value-type="float" office:value="3.399304">
            <text:p>3.399304</text:p>
          </table:table-cell>
          <table:table-cell table:formula="of:=[.H62]" office:value-type="float" office:value="0.581443">
            <text:p>0.58144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-0.683527">
            <text:p>-0.683527</text:p>
          </table:table-cell>
          <table:table-cell office:value-type="float" office:value="2.941108">
            <text:p>2.941108</text:p>
          </table:table-cell>
          <table:table-cell office:value-type="float" office:value="-1.817704">
            <text:p>-1.817704</text:p>
          </table:table-cell>
          <table:table-cell/>
          <table:table-cell office:value-type="string">
            <text:p>C</text:p>
          </table:table-cell>
          <table:table-cell office:value-type="string">
            <text:p>core</text:p>
          </table:table-cell>
          <table:table-cell table:formula="of:=[.F63]" office:value-type="float" office:value="-0.683527">
            <text:p>-0.683527</text:p>
          </table:table-cell>
          <table:table-cell table:formula="of:=[.G63]" office:value-type="float" office:value="2.941108">
            <text:p>2.941108</text:p>
          </table:table-cell>
          <table:table-cell table:formula="of:=[.H63]" office:value-type="float" office:value="-1.817704">
            <text:p>-1.81770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</table:table>
      <table:table table:name="p1d1_1a1b1c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>
            <text:p>C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enerated</text:p>
          </table:table-cell>
          <table:table-cell/>
          <table:table-cell office:value-type="string">
            <text:p>by</text:p>
          </table:table-cell>
          <table:table-cell office:value-type="string">
            <text:p>VM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]=[.$C$1]; 1; IF( [.C6]=[.$D$1]; 2;3 ))" office:value-type="float" office:value="1">
            <text:p>1</text:p>
          </table:table-cell>
          <table:table-cell office:value-type="float" office:value="0.993">
            <text:p>0.993</text:p>
          </table:table-cell>
          <table:table-cell office:value-type="float" office:value="3.067">
            <text:p>3.067</text:p>
          </table:table-cell>
          <table:table-cell office:value-type="float" office:value="7.215">
            <text:p>7.2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]=[.$C$1]; 1; IF( [.C7]=[.$D$1]; 2;3 ))"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2.104">
            <text:p>2.104</text:p>
          </table:table-cell>
          <table:table-cell office:value-type="float" office:value="5.952">
            <text:p>5.9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8]=[.$C$1]; 1; IF( [.C8]=[.$D$1]; 2;3 ))" office:value-type="float" office:value="1">
            <text:p>1</text:p>
          </table:table-cell>
          <table:table-cell office:value-type="float" office:value="-0.533">
            <text:p>-0.533</text:p>
          </table:table-cell>
          <table:table-cell office:value-type="float" office:value="1.21">
            <text:p>1.21</text:p>
          </table:table-cell>
          <table:table-cell office:value-type="float" office:value="6.146">
            <text:p>6.14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]=[.$C$1]; 1; IF( [.C9]=[.$D$1]; 2;3 ))" office:value-type="float" office:value="1">
            <text:p>1</text:p>
          </table:table-cell>
          <table:table-cell office:value-type="float" office:value="-1.193">
            <text:p>-1.193</text:p>
          </table:table-cell>
          <table:table-cell office:value-type="float" office:value="1.071">
            <text:p>1.071</text:p>
          </table:table-cell>
          <table:table-cell office:value-type="float" office:value="7.351">
            <text:p>7.3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]=[.$C$1]; 1; IF( [.C10]=[.$D$1]; 2;3 ))" office:value-type="float" office:value="1">
            <text:p>1</text:p>
          </table:table-cell>
          <table:table-cell office:value-type="float" office:value="-0.875">
            <text:p>-0.875</text:p>
          </table:table-cell>
          <table:table-cell office:value-type="float" office:value="1.941">
            <text:p>1.941</text:p>
          </table:table-cell>
          <table:table-cell office:value-type="float" office:value="8.494">
            <text:p>8.4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]=[.$C$1]; 1; IF( [.C11]=[.$D$1]; 2;3 ))" office:value-type="float" office:value="1">
            <text:p>1</text:p>
          </table:table-cell>
          <table:table-cell office:value-type="float" office:value="0.086">
            <text:p>0.086</text:p>
          </table:table-cell>
          <table:table-cell office:value-type="float" office:value="2.915">
            <text:p>2.915</text:p>
          </table:table-cell>
          <table:table-cell office:value-type="float" office:value="8.39">
            <text:p>8.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]=[.$C$1]; 1; IF( [.C12]=[.$D$1]; 2;3 ))" office:value-type="float" office:value="1">
            <text:p>1</text:p>
          </table:table-cell>
          <table:table-cell office:value-type="float" office:value="-0.175">
            <text:p>-0.175</text:p>
          </table:table-cell>
          <table:table-cell office:value-type="float" office:value="4.233">
            <text:p>4.233</text:p>
          </table:table-cell>
          <table:table-cell office:value-type="float" office:value="8.917">
            <text:p>8.9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]=[.$C$1]; 1; IF( [.C13]=[.$D$1]; 2;3 ))" office:value-type="float" office:value="1">
            <text:p>1</text:p>
          </table:table-cell>
          <table:table-cell office:value-type="float" office:value="0.386">
            <text:p>0.386</text:p>
          </table:table-cell>
          <table:table-cell office:value-type="float" office:value="5.217">
            <text:p>5.217</text:p>
          </table:table-cell>
          <table:table-cell office:value-type="float" office:value="8.014">
            <text:p>8.0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]=[.$C$1]; 1; IF( [.C14]=[.$D$1]; 2;3 ))" office:value-type="float" office:value="1">
            <text:p>1</text:p>
          </table:table-cell>
          <table:table-cell office:value-type="float" office:value="0.997">
            <text:p>0.997</text:p>
          </table:table-cell>
          <table:table-cell office:value-type="float" office:value="4.516">
            <text:p>4.516</text:p>
          </table:table-cell>
          <table:table-cell office:value-type="float" office:value="6.906">
            <text:p>6.9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]=[.$C$1]; 1; IF( [.C15]=[.$D$1]; 2;3 ))" office:value-type="float" office:value="1">
            <text:p>1</text:p>
          </table:table-cell>
          <table:table-cell office:value-type="float" office:value="0.885">
            <text:p>0.885</text:p>
          </table:table-cell>
          <table:table-cell office:value-type="float" office:value="5.042">
            <text:p>5.042</text:p>
          </table:table-cell>
          <table:table-cell office:value-type="float" office:value="5.643">
            <text:p>5.6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]=[.$C$1]; 1; IF( [.C16]=[.$D$1]; 2;3 ))"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4.169">
            <text:p>4.169</text:p>
          </table:table-cell>
          <table:table-cell office:value-type="float" office:value="4.496">
            <text:p>4.4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]=[.$C$1]; 1; IF( [.C17]=[.$D$1]; 2;3 ))" office:value-type="float" office:value="1">
            <text:p>1</text:p>
          </table:table-cell>
          <table:table-cell office:value-type="float" office:value="0.377">
            <text:p>0.377</text:p>
          </table:table-cell>
          <table:table-cell office:value-type="float" office:value="2.815">
            <text:p>2.815</text:p>
          </table:table-cell>
          <table:table-cell office:value-type="float" office:value="4.673">
            <text:p>4.6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8]=[.$C$1]; 1; IF( [.C18]=[.$D$1]; 2;3 ))" office:value-type="float" office:value="1">
            <text:p>1</text:p>
          </table:table-cell>
          <table:table-cell office:value-type="float" office:value="-0.729">
            <text:p>-0.729</text:p>
          </table:table-cell>
          <table:table-cell office:value-type="float" office:value="2.162">
            <text:p>2.162</text:p>
          </table:table-cell>
          <table:table-cell office:value-type="float" office:value="4.016">
            <text:p>4.0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]=[.$C$1]; 1; IF( [.C19]=[.$D$1]; 2;3 ))" office:value-type="float" office:value="1">
            <text:p>1</text:p>
          </table:table-cell>
          <table:table-cell office:value-type="float" office:value="-1.291">
            <text:p>-1.291</text:p>
          </table:table-cell>
          <table:table-cell office:value-type="float" office:value="1.186">
            <text:p>1.186</text:p>
          </table:table-cell>
          <table:table-cell office:value-type="float" office:value="4.923">
            <text:p>4.9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]=[.$C$1]; 1; IF( [.C20]=[.$D$1]; 2;3 ))" office:value-type="float" office:value="1">
            <text:p>1</text:p>
          </table:table-cell>
          <table:table-cell office:value-type="float" office:value="-2.654">
            <text:p>-2.654</text:p>
          </table:table-cell>
          <table:table-cell office:value-type="float" office:value="0.942">
            <text:p>0.942</text:p>
          </table:table-cell>
          <table:table-cell office:value-type="float" office:value="4.912">
            <text:p>4.9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]=[.$C$1]; 1; IF( [.C21]=[.$D$1]; 2;3 ))" office:value-type="float" office:value="1">
            <text:p>1</text:p>
          </table:table-cell>
          <table:table-cell office:value-type="float" office:value="-3.344">
            <text:p>-3.344</text:p>
          </table:table-cell>
          <table:table-cell office:value-type="float" office:value="0.76">
            <text:p>0.76</text:p>
          </table:table-cell>
          <table:table-cell office:value-type="float" office:value="6.17">
            <text:p>6.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]=[.$C$1]; 1; IF( [.C22]=[.$D$1]; 2;3 ))" office:value-type="float" office:value="1">
            <text:p>1</text:p>
          </table:table-cell>
          <table:table-cell office:value-type="float" office:value="-2.629">
            <text:p>-2.629</text:p>
          </table:table-cell>
          <table:table-cell office:value-type="float" office:value="0.842">
            <text:p>0.842</text:p>
          </table:table-cell>
          <table:table-cell office:value-type="float" office:value="7.357">
            <text:p>7.35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]=[.$C$1]; 1; IF( [.C23]=[.$D$1]; 2;3 ))" office:value-type="float" office:value="1">
            <text:p>1</text:p>
          </table:table-cell>
          <table:table-cell office:value-type="float" office:value="-3.2">
            <text:p>-3.2</text:p>
          </table:table-cell>
          <table:table-cell office:value-type="float" office:value="1.544">
            <text:p>1.544</text:p>
          </table:table-cell>
          <table:table-cell office:value-type="float" office:value="8.495">
            <text:p>8.4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]=[.$C$1]; 1; IF( [.C24]=[.$D$1]; 2;3 ))" office:value-type="float" office:value="1">
            <text:p>1</text:p>
          </table:table-cell>
          <table:table-cell office:value-type="float" office:value="-2.126">
            <text:p>-2.126</text:p>
          </table:table-cell>
          <table:table-cell office:value-type="float" office:value="2.229">
            <text:p>2.229</text:p>
          </table:table-cell>
          <table:table-cell office:value-type="float" office:value="9.187">
            <text:p>9.1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]=[.$C$1]; 1; IF( [.C25]=[.$D$1]; 2;3 ))" office:value-type="float" office:value="1">
            <text:p>1</text:p>
          </table:table-cell>
          <table:table-cell office:value-type="float" office:value="-2.345">
            <text:p>-2.345</text:p>
          </table:table-cell>
          <table:table-cell office:value-type="float" office:value="3.482">
            <text:p>3.482</text:p>
          </table:table-cell>
          <table:table-cell office:value-type="float" office:value="9.743">
            <text:p>9.7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]=[.$C$1]; 1; IF( [.C26]=[.$D$1]; 2;3 ))" office:value-type="float" office:value="1">
            <text:p>1</text:p>
          </table:table-cell>
          <table:table-cell office:value-type="float" office:value="-1.353">
            <text:p>-1.353</text:p>
          </table:table-cell>
          <table:table-cell office:value-type="float" office:value="4.516">
            <text:p>4.516</text:p>
          </table:table-cell>
          <table:table-cell office:value-type="float" office:value="9.606">
            <text:p>9.6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7]=[.$C$1]; 1; IF( [.C27]=[.$D$1]; 2;3 ))" office:value-type="float" office:value="1">
            <text:p>1</text:p>
          </table:table-cell>
          <table:table-cell office:value-type="float" office:value="-2.019">
            <text:p>-2.019</text:p>
          </table:table-cell>
          <table:table-cell office:value-type="float" office:value="5.787">
            <text:p>5.787</text:p>
          </table:table-cell>
          <table:table-cell office:value-type="float" office:value="9.415">
            <text:p>9.4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]=[.$C$1]; 1; IF( [.C28]=[.$D$1]; 2;3 ))" office:value-type="float" office:value="1">
            <text:p>1</text:p>
          </table:table-cell>
          <table:table-cell office:value-type="float" office:value="-1.479">
            <text:p>-1.479</text:p>
          </table:table-cell>
          <table:table-cell office:value-type="float" office:value="6.724">
            <text:p>6.724</text:p>
          </table:table-cell>
          <table:table-cell office:value-type="float" office:value="8.548">
            <text:p>8.54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]=[.$C$1]; 1; IF( [.C29]=[.$D$1]; 2;3 ))" office:value-type="float" office:value="1">
            <text:p>1</text:p>
          </table:table-cell>
          <table:table-cell office:value-type="float" office:value="-0.246">
            <text:p>-0.246</text:p>
          </table:table-cell>
          <table:table-cell office:value-type="float" office:value="6.445">
            <text:p>6.445</text:p>
          </table:table-cell>
          <table:table-cell office:value-type="float" office:value="7.836">
            <text:p>7.83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]=[.$C$1]; 1; IF( [.C30]=[.$D$1]; 2;3 ))" office:value-type="float" office:value="1">
            <text:p>1</text:p>
          </table:table-cell>
          <table:table-cell office:value-type="float" office:value="-0.341">
            <text:p>-0.341</text:p>
          </table:table-cell>
          <table:table-cell office:value-type="float" office:value="6.997">
            <text:p>6.997</text:p>
          </table:table-cell>
          <table:table-cell office:value-type="float" office:value="6.517">
            <text:p>6.5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]=[.$C$1]; 1; IF( [.C31]=[.$D$1]; 2;3 ))" office:value-type="float" office:value="1">
            <text:p>1</text:p>
          </table:table-cell>
          <table:table-cell office:value-type="float" office:value="0.198">
            <text:p>0.198</text:p>
          </table:table-cell>
          <table:table-cell office:value-type="float" office:value="6.303">
            <text:p>6.303</text:p>
          </table:table-cell>
          <table:table-cell office:value-type="float" office:value="5.433">
            <text:p>5.43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]=[.$C$1]; 1; IF( [.C32]=[.$D$1]; 2;3 ))" office:value-type="float" office:value="1">
            <text:p>1</text:p>
          </table:table-cell>
          <table:table-cell office:value-type="float" office:value="-0.534">
            <text:p>-0.534</text:p>
          </table:table-cell>
          <table:table-cell office:value-type="float" office:value="6.225">
            <text:p>6.225</text:p>
          </table:table-cell>
          <table:table-cell office:value-type="float" office:value="4.187">
            <text:p>4.1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]=[.$C$1]; 1; IF( [.C33]=[.$D$1]; 2;3 ))" office:value-type="float" office:value="1">
            <text:p>1</text:p>
          </table:table-cell>
          <table:table-cell office:value-type="float" office:value="-0.312">
            <text:p>-0.312</text:p>
          </table:table-cell>
          <table:table-cell office:value-type="float" office:value="4.918">
            <text:p>4.918</text:p>
          </table:table-cell>
          <table:table-cell office:value-type="float" office:value="3.619">
            <text:p>3.61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]=[.$C$1]; 1; IF( [.C34]=[.$D$1]; 2;3 ))" office:value-type="float" office:value="1">
            <text:p>1</text:p>
          </table:table-cell>
          <table:table-cell office:value-type="float" office:value="-1.346">
            <text:p>-1.346</text:p>
          </table:table-cell>
          <table:table-cell office:value-type="float" office:value="4.267">
            <text:p>4.267</text:p>
          </table:table-cell>
          <table:table-cell office:value-type="float" office:value="2.941">
            <text:p>2.9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]=[.$C$1]; 1; IF( [.C35]=[.$D$1]; 2;3 ))" office:value-type="float" office:value="1">
            <text:p>1</text:p>
          </table:table-cell>
          <table:table-cell office:value-type="float" office:value="-1.556">
            <text:p>-1.556</text:p>
          </table:table-cell>
          <table:table-cell office:value-type="float" office:value="2.864">
            <text:p>2.864</text:p>
          </table:table-cell>
          <table:table-cell office:value-type="float" office:value="3.148">
            <text:p>3.14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]=[.$C$1]; 1; IF( [.C36]=[.$D$1]; 2;3 ))" office:value-type="float" office:value="1">
            <text:p>1</text:p>
          </table:table-cell>
          <table:table-cell office:value-type="float" office:value="-2.99">
            <text:p>-2.99</text:p>
          </table:table-cell>
          <table:table-cell office:value-type="float" office:value="2.621">
            <text:p>2.621</text:p>
          </table:table-cell>
          <table:table-cell office:value-type="float" office:value="3.15">
            <text:p>3.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7]=[.$C$1]; 1; IF( [.C37]=[.$D$1]; 2;3 ))" office:value-type="float" office:value="1">
            <text:p>1</text:p>
          </table:table-cell>
          <table:table-cell office:value-type="float" office:value="-3.526">
            <text:p>-3.526</text:p>
          </table:table-cell>
          <table:table-cell office:value-type="float" office:value="1.676">
            <text:p>1.676</text:p>
          </table:table-cell>
          <table:table-cell office:value-type="float" office:value="4.016">
            <text:p>4.0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]=[.$C$1]; 1; IF( [.C38]=[.$D$1]; 2;3 ))" office:value-type="float" office:value="1">
            <text:p>1</text:p>
          </table:table-cell>
          <table:table-cell office:value-type="float" office:value="-4.757">
            <text:p>-4.757</text:p>
          </table:table-cell>
          <table:table-cell office:value-type="float" office:value="1.957">
            <text:p>1.957</text:p>
          </table:table-cell>
          <table:table-cell office:value-type="float" office:value="4.727">
            <text:p>4.7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]=[.$C$1]; 1; IF( [.C39]=[.$D$1]; 2;3 ))" office:value-type="float" office:value="1">
            <text:p>1</text:p>
          </table:table-cell>
          <table:table-cell office:value-type="float" office:value="-4.648">
            <text:p>-4.648</text:p>
          </table:table-cell>
          <table:table-cell office:value-type="float" office:value="1.401">
            <text:p>1.401</text:p>
          </table:table-cell>
          <table:table-cell office:value-type="float" office:value="6.058">
            <text:p>6.0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0]=[.$C$1]; 1; IF( [.C40]=[.$D$1]; 2;3 ))" office:value-type="float" office:value="1">
            <text:p>1</text:p>
          </table:table-cell>
          <table:table-cell office:value-type="float" office:value="-5.193">
            <text:p>-5.193</text:p>
          </table:table-cell>
          <table:table-cell office:value-type="float" office:value="2.07">
            <text:p>2.07</text:p>
          </table:table-cell>
          <table:table-cell office:value-type="float" office:value="7.137">
            <text:p>7.13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1]=[.$C$1]; 1; IF( [.C41]=[.$D$1]; 2;3 ))" office:value-type="float" office:value="1">
            <text:p>1</text:p>
          </table:table-cell>
          <table:table-cell office:value-type="float" office:value="-4.451">
            <text:p>-4.451</text:p>
          </table:table-cell>
          <table:table-cell office:value-type="float" office:value="2.153">
            <text:p>2.153</text:p>
          </table:table-cell>
          <table:table-cell office:value-type="float" office:value="8.386">
            <text:p>8.3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2]=[.$C$1]; 1; IF( [.C42]=[.$D$1]; 2;3 ))" office:value-type="float" office:value="1">
            <text:p>1</text:p>
          </table:table-cell>
          <table:table-cell office:value-type="float" office:value="-4.68">
            <text:p>-4.68</text:p>
          </table:table-cell>
          <table:table-cell office:value-type="float" office:value="3.457">
            <text:p>3.457</text:p>
          </table:table-cell>
          <table:table-cell office:value-type="float" office:value="8.959">
            <text:p>8.9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3]=[.$C$1]; 1; IF( [.C43]=[.$D$1]; 2;3 ))" office:value-type="float" office:value="1">
            <text:p>1</text:p>
          </table:table-cell>
          <table:table-cell office:value-type="float" office:value="-3.647">
            <text:p>-3.647</text:p>
          </table:table-cell>
          <table:table-cell office:value-type="float" office:value="4.118">
            <text:p>4.118</text:p>
          </table:table-cell>
          <table:table-cell office:value-type="float" office:value="9.629">
            <text:p>9.6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4]=[.$C$1]; 1; IF( [.C44]=[.$D$1]; 2;3 ))" office:value-type="float" office:value="1">
            <text:p>1</text:p>
          </table:table-cell>
          <table:table-cell office:value-type="float" office:value="-3.447">
            <text:p>-3.447</text:p>
          </table:table-cell>
          <table:table-cell office:value-type="float" office:value="5.54">
            <text:p>5.54</text:p>
          </table:table-cell>
          <table:table-cell office:value-type="float" office:value="9.427">
            <text:p>9.4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5]=[.$C$1]; 1; IF( [.C45]=[.$D$1]; 2;3 ))" office:value-type="float" office:value="1">
            <text:p>1</text:p>
          </table:table-cell>
          <table:table-cell office:value-type="float" office:value="-4.285">
            <text:p>-4.285</text:p>
          </table:table-cell>
          <table:table-cell office:value-type="float" office:value="6.245">
            <text:p>6.245</text:p>
          </table:table-cell>
          <table:table-cell office:value-type="float" office:value="8.567">
            <text:p>8.5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6]=[.$C$1]; 1; IF( [.C46]=[.$D$1]; 2;3 ))" office:value-type="float" office:value="1">
            <text:p>1</text:p>
          </table:table-cell>
          <table:table-cell office:value-type="float" office:value="-3.718">
            <text:p>-3.718</text:p>
          </table:table-cell>
          <table:table-cell office:value-type="float" office:value="7.231">
            <text:p>7.231</text:p>
          </table:table-cell>
          <table:table-cell office:value-type="float" office:value="7.657">
            <text:p>7.65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7]=[.$C$1]; 1; IF( [.C47]=[.$D$1]; 2;3 ))" office:value-type="float" office:value="1">
            <text:p>1</text:p>
          </table:table-cell>
          <table:table-cell office:value-type="float" office:value="-2.345">
            <text:p>-2.345</text:p>
          </table:table-cell>
          <table:table-cell office:value-type="float" office:value="7.467">
            <text:p>7.467</text:p>
          </table:table-cell>
          <table:table-cell office:value-type="float" office:value="7.65">
            <text:p>7.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8]=[.$C$1]; 1; IF( [.C48]=[.$D$1]; 2;3 ))" office:value-type="float" office:value="1">
            <text:p>1</text:p>
          </table:table-cell>
          <table:table-cell office:value-type="float" office:value="-1.639">
            <text:p>-1.639</text:p>
          </table:table-cell>
          <table:table-cell office:value-type="float" office:value="7.633">
            <text:p>7.633</text:p>
          </table:table-cell>
          <table:table-cell office:value-type="float" office:value="6.391">
            <text:p>6.39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9]=[.$C$1]; 1; IF( [.C49]=[.$D$1]; 2;3 ))" office:value-type="float" office:value="1">
            <text:p>1</text:p>
          </table:table-cell>
          <table:table-cell office:value-type="float" office:value="-2.338">
            <text:p>-2.338</text:p>
          </table:table-cell>
          <table:table-cell office:value-type="float" office:value="7.557">
            <text:p>7.557</text:p>
          </table:table-cell>
          <table:table-cell office:value-type="float" office:value="5.195">
            <text:p>5.1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0]=[.$C$1]; 1; IF( [.C50]=[.$D$1]; 2;3 ))" office:value-type="float" office:value="1">
            <text:p>1</text:p>
          </table:table-cell>
          <table:table-cell office:value-type="float" office:value="-1.775">
            <text:p>-1.775</text:p>
          </table:table-cell>
          <table:table-cell office:value-type="float" office:value="6.849">
            <text:p>6.849</text:p>
          </table:table-cell>
          <table:table-cell office:value-type="float" office:value="4.068">
            <text:p>4.0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1]=[.$C$1]; 1; IF( [.C51]=[.$D$1]; 2;3 ))" office:value-type="float" office:value="1">
            <text:p>1</text:p>
          </table:table-cell>
          <table:table-cell office:value-type="float" office:value="-2.857">
            <text:p>-2.857</text:p>
          </table:table-cell>
          <table:table-cell office:value-type="float" office:value="6.169">
            <text:p>6.169</text:p>
          </table:table-cell>
          <table:table-cell office:value-type="float" office:value="3.366">
            <text:p>3.36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2]=[.$C$1]; 1; IF( [.C52]=[.$D$1]; 2;3 ))" office:value-type="float" office:value="1">
            <text:p>1</text:p>
          </table:table-cell>
          <table:table-cell office:value-type="float" office:value="-2.644">
            <text:p>-2.644</text:p>
          </table:table-cell>
          <table:table-cell office:value-type="float" office:value="4.921">
            <text:p>4.921</text:p>
          </table:table-cell>
          <table:table-cell office:value-type="float" office:value="2.816">
            <text:p>2.8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3]=[.$C$1]; 1; IF( [.C53]=[.$D$1]; 2;3 ))" office:value-type="float" office:value="1">
            <text:p>1</text:p>
          </table:table-cell>
          <table:table-cell office:value-type="float" office:value="-3.655">
            <text:p>-3.655</text:p>
          </table:table-cell>
          <table:table-cell office:value-type="float" office:value="3.888">
            <text:p>3.888</text:p>
          </table:table-cell>
          <table:table-cell office:value-type="float" office:value="2.951">
            <text:p>2.9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4]=[.$C$1]; 1; IF( [.C54]=[.$D$1]; 2;3 ))" office:value-type="float" office:value="1">
            <text:p>1</text:p>
          </table:table-cell>
          <table:table-cell office:value-type="float" office:value="-4.841">
            <text:p>-4.841</text:p>
          </table:table-cell>
          <table:table-cell office:value-type="float" office:value="4.161">
            <text:p>4.161</text:p>
          </table:table-cell>
          <table:table-cell office:value-type="float" office:value="3.628">
            <text:p>3.6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5]=[.$C$1]; 1; IF( [.C55]=[.$D$1]; 2;3 ))" office:value-type="float" office:value="1">
            <text:p>1</text:p>
          </table:table-cell>
          <table:table-cell office:value-type="float" office:value="-5.405">
            <text:p>-5.405</text:p>
          </table:table-cell>
          <table:table-cell office:value-type="float" office:value="3.177">
            <text:p>3.177</text:p>
          </table:table-cell>
          <table:table-cell office:value-type="float" office:value="4.534">
            <text:p>4.5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6]=[.$C$1]; 1; IF( [.C56]=[.$D$1]; 2;3 ))" office:value-type="float" office:value="1">
            <text:p>1</text:p>
          </table:table-cell>
          <table:table-cell office:value-type="float" office:value="-5.976">
            <text:p>-5.976</text:p>
          </table:table-cell>
          <table:table-cell office:value-type="float" office:value="3.883">
            <text:p>3.883</text:p>
          </table:table-cell>
          <table:table-cell office:value-type="float" office:value="5.667">
            <text:p>5.6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7]=[.$C$1]; 1; IF( [.C57]=[.$D$1]; 2;3 ))" office:value-type="float" office:value="1">
            <text:p>1</text:p>
          </table:table-cell>
          <table:table-cell office:value-type="float" office:value="-5.865">
            <text:p>-5.865</text:p>
          </table:table-cell>
          <table:table-cell office:value-type="float" office:value="3.339">
            <text:p>3.339</text:p>
          </table:table-cell>
          <table:table-cell office:value-type="float" office:value="6.939">
            <text:p>6.9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8]=[.$C$1]; 1; IF( [.C58]=[.$D$1]; 2;3 ))" office:value-type="float" office:value="1">
            <text:p>1</text:p>
          </table:table-cell>
          <table:table-cell office:value-type="float" office:value="-5.552">
            <text:p>-5.552</text:p>
          </table:table-cell>
          <table:table-cell office:value-type="float" office:value="4.2">
            <text:p>4.2</text:p>
          </table:table-cell>
          <table:table-cell office:value-type="float" office:value="8.07">
            <text:p>8.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59]=[.$C$1]; 1; IF( [.C59]=[.$D$1]; 2;3 ))" office:value-type="float" office:value="1">
            <text:p>1</text:p>
          </table:table-cell>
          <table:table-cell office:value-type="float" office:value="-5.35">
            <text:p>-5.35</text:p>
          </table:table-cell>
          <table:table-cell office:value-type="float" office:value="5.552">
            <text:p>5.552</text:p>
          </table:table-cell>
          <table:table-cell office:value-type="float" office:value="7.869">
            <text:p>7.8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0]=[.$C$1]; 1; IF( [.C60]=[.$D$1]; 2;3 ))" office:value-type="float" office:value="1">
            <text:p>1</text:p>
          </table:table-cell>
          <table:table-cell office:value-type="float" office:value="-5.458">
            <text:p>-5.458</text:p>
          </table:table-cell>
          <table:table-cell office:value-type="float" office:value="6.122">
            <text:p>6.122</text:p>
          </table:table-cell>
          <table:table-cell office:value-type="float" office:value="6.534">
            <text:p>6.5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1]=[.$C$1]; 1; IF( [.C61]=[.$D$1]; 2;3 ))" office:value-type="float" office:value="1">
            <text:p>1</text:p>
          </table:table-cell>
          <table:table-cell office:value-type="float" office:value="-5.766">
            <text:p>-5.766</text:p>
          </table:table-cell>
          <table:table-cell office:value-type="float" office:value="5.301">
            <text:p>5.301</text:p>
          </table:table-cell>
          <table:table-cell office:value-type="float" office:value="5.464">
            <text:p>5.46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2]=[.$C$1]; 1; IF( [.C62]=[.$D$1]; 2;3 ))" office:value-type="float" office:value="1">
            <text:p>1</text:p>
          </table:table-cell>
          <table:table-cell office:value-type="float" office:value="-5.066">
            <text:p>-5.066</text:p>
          </table:table-cell>
          <table:table-cell office:value-type="float" office:value="5.473">
            <text:p>5.473</text:p>
          </table:table-cell>
          <table:table-cell office:value-type="float" office:value="4.201">
            <text:p>4.2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3]=[.$C$1]; 1; IF( [.C63]=[.$D$1]; 2;3 ))" office:value-type="float" office:value="1">
            <text:p>1</text:p>
          </table:table-cell>
          <table:table-cell office:value-type="float" office:value="-4.092">
            <text:p>-4.092</text:p>
          </table:table-cell>
          <table:table-cell office:value-type="float" office:value="6.455">
            <text:p>6.455</text:p>
          </table:table-cell>
          <table:table-cell office:value-type="float" office:value="4.067">
            <text:p>4.0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4]=[.$C$1]; 1; IF( [.C64]=[.$D$1]; 2;3 ))" office:value-type="float" office:value="1">
            <text:p>1</text:p>
          </table:table-cell>
          <table:table-cell office:value-type="float" office:value="-3.77">
            <text:p>-3.77</text:p>
          </table:table-cell>
          <table:table-cell office:value-type="float" office:value="7.313">
            <text:p>7.313</text:p>
          </table:table-cell>
          <table:table-cell office:value-type="float" office:value="5.208">
            <text:p>5.2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5]=[.$C$1]; 1; IF( [.C65]=[.$D$1]; 2;3 ))" office:value-type="float" office:value="1">
            <text:p>1</text:p>
          </table:table-cell>
          <table:table-cell office:value-type="float" office:value="-4.448">
            <text:p>-4.448</text:p>
          </table:table-cell>
          <table:table-cell office:value-type="float" office:value="7.15">
            <text:p>7.15</text:p>
          </table:table-cell>
          <table:table-cell office:value-type="float" office:value="6.411">
            <text:p>6.41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6]=[.$C$1]; 1; IF( [.C66]=[.$D$1]; 2;3 ))" office:value-type="float" office:value="1">
            <text:p>1</text:p>
          </table:table-cell>
          <table:table-cell office:value-type="float" office:value="1.965">
            <text:p>1.965</text:p>
          </table:table-cell>
          <table:table-cell office:value-type="float" office:value="2.024">
            <text:p>2.024</text:p>
          </table:table-cell>
          <table:table-cell office:value-type="float" office:value="6.696">
            <text:p>6.6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7]=[.$C$1]; 1; IF( [.C67]=[.$D$1]; 2;3 ))" office:value-type="float" office:value="1">
            <text:p>1</text:p>
          </table:table-cell>
          <table:table-cell office:value-type="float" office:value="2.202">
            <text:p>2.202</text:p>
          </table:table-cell>
          <table:table-cell office:value-type="float" office:value="0.82">
            <text:p>0.82</text:p>
          </table:table-cell>
          <table:table-cell office:value-type="float" office:value="7.562">
            <text:p>7.5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8]=[.$C$1]; 1; IF( [.C68]=[.$D$1]; 2;3 ))" office:value-type="float" office:value="1">
            <text:p>1</text:p>
          </table:table-cell>
          <table:table-cell office:value-type="float" office:value="2.496">
            <text:p>2.496</text:p>
          </table:table-cell>
          <table:table-cell office:value-type="float" office:value="0.982">
            <text:p>0.982</text:p>
          </table:table-cell>
          <table:table-cell office:value-type="float" office:value="8.915">
            <text:p>8.9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69]=[.$C$1]; 1; IF( [.C69]=[.$D$1]; 2;3 ))" office:value-type="float" office:value="1">
            <text:p>1</text:p>
          </table:table-cell>
          <table:table-cell office:value-type="float" office:value="2.76">
            <text:p>2.76</text:p>
          </table:table-cell>
          <table:table-cell office:value-type="float" office:value="-0.125">
            <text:p>-0.125</text:p>
          </table:table-cell>
          <table:table-cell office:value-type="float" office:value="9.721">
            <text:p>9.7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0]=[.$C$1]; 1; IF( [.C70]=[.$D$1]; 2;3 ))" office:value-type="float" office:value="1">
            <text:p>1</text:p>
          </table:table-cell>
          <table:table-cell office:value-type="float" office:value="2.745">
            <text:p>2.745</text:p>
          </table:table-cell>
          <table:table-cell office:value-type="float" office:value="-1.394">
            <text:p>-1.394</text:p>
          </table:table-cell>
          <table:table-cell office:value-type="float" office:value="9.172">
            <text:p>9.17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1]=[.$C$1]; 1; IF( [.C71]=[.$D$1]; 2;3 ))" office:value-type="float" office:value="1">
            <text:p>1</text:p>
          </table:table-cell>
          <table:table-cell office:value-type="float" office:value="2.465">
            <text:p>2.465</text:p>
          </table:table-cell>
          <table:table-cell office:value-type="float" office:value="-1.566">
            <text:p>-1.566</text:p>
          </table:table-cell>
          <table:table-cell office:value-type="float" office:value="7.827">
            <text:p>7.827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72]=[.$C$1]; 1; IF( [.C72]=[.$D$1]; 2;3 ))" office:value-type="float" office:value="3">
            <text:p>3</text:p>
          </table:table-cell>
          <table:table-cell office:value-type="float" office:value="3.306">
            <text:p>3.306</text:p>
          </table:table-cell>
          <table:table-cell office:value-type="float" office:value="4.16">
            <text:p>4.16</text:p>
          </table:table-cell>
          <table:table-cell office:value-type="float" office:value="3.086">
            <text:p>3.086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73]=[.$C$1]; 1; IF( [.C73]=[.$D$1]; 2;3 ))" office:value-type="float" office:value="3">
            <text:p>3</text:p>
          </table:table-cell>
          <table:table-cell office:value-type="float" office:value="5.443">
            <text:p>5.443</text:p>
          </table:table-cell>
          <table:table-cell office:value-type="float" office:value="4.643">
            <text:p>4.643</text:p>
          </table:table-cell>
          <table:table-cell office:value-type="float" office:value="3.58">
            <text:p>3.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4]=[.$C$1]; 1; IF( [.C74]=[.$D$1]; 2;3 ))" office:value-type="float" office:value="1">
            <text:p>1</text:p>
          </table:table-cell>
          <table:table-cell office:value-type="float" office:value="2.184">
            <text:p>2.184</text:p>
          </table:table-cell>
          <table:table-cell office:value-type="float" office:value="-0.467">
            <text:p>-0.467</text:p>
          </table:table-cell>
          <table:table-cell office:value-type="float" office:value="7.027">
            <text:p>7.02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5]=[.$C$1]; 1; IF( [.C75]=[.$D$1]; 2;3 ))" office:value-type="float" office:value="1">
            <text:p>1</text:p>
          </table:table-cell>
          <table:table-cell office:value-type="float" office:value="3.201">
            <text:p>3.201</text:p>
          </table:table-cell>
          <table:table-cell office:value-type="float" office:value="2.551">
            <text:p>2.551</text:p>
          </table:table-cell>
          <table:table-cell office:value-type="float" office:value="5.957">
            <text:p>5.95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6]=[.$C$1]; 1; IF( [.C76]=[.$D$1]; 2;3 ))" office:value-type="float" office:value="1">
            <text:p>1</text:p>
          </table:table-cell>
          <table:table-cell office:value-type="float" office:value="3.575">
            <text:p>3.575</text:p>
          </table:table-cell>
          <table:table-cell office:value-type="float" office:value="1.757">
            <text:p>1.757</text:p>
          </table:table-cell>
          <table:table-cell office:value-type="float" office:value="4.708">
            <text:p>4.7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7]=[.$C$1]; 1; IF( [.C77]=[.$D$1]; 2;3 ))" office:value-type="float" office:value="1">
            <text:p>1</text:p>
          </table:table-cell>
          <table:table-cell office:value-type="float" office:value="4.74">
            <text:p>4.74</text:p>
          </table:table-cell>
          <table:table-cell office:value-type="float" office:value="2.425">
            <text:p>2.425</text:p>
          </table:table-cell>
          <table:table-cell office:value-type="float" office:value="3.961">
            <text:p>3.9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8]=[.$C$1]; 1; IF( [.C78]=[.$D$1]; 2;3 ))" office:value-type="float" office:value="1">
            <text:p>1</text:p>
          </table:table-cell>
          <table:table-cell office:value-type="float" office:value="4.391">
            <text:p>4.391</text:p>
          </table:table-cell>
          <table:table-cell office:value-type="float" office:value="3.817">
            <text:p>3.817</text:p>
          </table:table-cell>
          <table:table-cell office:value-type="float" office:value="3.499">
            <text:p>3.4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79]=[.$C$1]; 1; IF( [.C79]=[.$D$1]; 2;3 ))" office:value-type="float" office:value="1">
            <text:p>1</text:p>
          </table:table-cell>
          <table:table-cell office:value-type="float" office:value="5.199">
            <text:p>5.199</text:p>
          </table:table-cell>
          <table:table-cell office:value-type="float" office:value="6.027">
            <text:p>6.027</text:p>
          </table:table-cell>
          <table:table-cell office:value-type="float" office:value="3.198">
            <text:p>3.19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0]=[.$C$1]; 1; IF( [.C80]=[.$D$1]; 2;3 ))" office:value-type="float" office:value="2">
            <text:p>2</text:p>
          </table:table-cell>
          <table:table-cell office:value-type="float" office:value="2.508">
            <text:p>2.508</text:p>
          </table:table-cell>
          <table:table-cell office:value-type="float" office:value="1.931">
            <text:p>1.931</text:p>
          </table:table-cell>
          <table:table-cell office:value-type="float" office:value="9.287">
            <text:p>9.28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1]=[.$C$1]; 1; IF( [.C81]=[.$D$1]; 2;3 ))" office:value-type="float" office:value="2">
            <text:p>2</text:p>
          </table:table-cell>
          <table:table-cell office:value-type="float" office:value="3.013">
            <text:p>3.013</text:p>
          </table:table-cell>
          <table:table-cell office:value-type="float" office:value="0.025">
            <text:p>0.025</text:p>
          </table:table-cell>
          <table:table-cell office:value-type="float" office:value="10.703">
            <text:p>10.70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2]=[.$C$1]; 1; IF( [.C82]=[.$D$1]; 2;3 ))" office:value-type="float" office:value="2">
            <text:p>2</text:p>
          </table:table-cell>
          <table:table-cell office:value-type="float" office:value="2.987">
            <text:p>2.987</text:p>
          </table:table-cell>
          <table:table-cell office:value-type="float" office:value="-2.187">
            <text:p>-2.187</text:p>
          </table:table-cell>
          <table:table-cell office:value-type="float" office:value="9.747">
            <text:p>9.74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3]=[.$C$1]; 1; IF( [.C83]=[.$D$1]; 2;3 ))" office:value-type="float" office:value="2">
            <text:p>2</text:p>
          </table:table-cell>
          <table:table-cell office:value-type="float" office:value="2.411">
            <text:p>2.411</text:p>
          </table:table-cell>
          <table:table-cell office:value-type="float" office:value="-2.467">
            <text:p>-2.467</text:p>
          </table:table-cell>
          <table:table-cell office:value-type="float" office:value="7.403">
            <text:p>7.40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4]=[.$C$1]; 1; IF( [.C84]=[.$D$1]; 2;3 ))" office:value-type="float" office:value="2">
            <text:p>2</text:p>
          </table:table-cell>
          <table:table-cell office:value-type="float" office:value="1.935">
            <text:p>1.935</text:p>
          </table:table-cell>
          <table:table-cell office:value-type="float" office:value="-0.694">
            <text:p>-0.694</text:p>
          </table:table-cell>
          <table:table-cell office:value-type="float" office:value="6.052">
            <text:p>6.05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5]=[.$C$1]; 1; IF( [.C85]=[.$D$1]; 2;3 ))" office:value-type="float" office:value="2">
            <text:p>2</text:p>
          </table:table-cell>
          <table:table-cell office:value-type="float" office:value="3.015">
            <text:p>3.015</text:p>
          </table:table-cell>
          <table:table-cell office:value-type="float" office:value="3.505">
            <text:p>3.505</text:p>
          </table:table-cell>
          <table:table-cell office:value-type="float" office:value="5.69">
            <text:p>5.6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6]=[.$C$1]; 1; IF( [.C86]=[.$D$1]; 2;3 ))" office:value-type="float" office:value="2">
            <text:p>2</text:p>
          </table:table-cell>
          <table:table-cell office:value-type="float" office:value="4.031">
            <text:p>4.031</text:p>
          </table:table-cell>
          <table:table-cell office:value-type="float" office:value="2.563">
            <text:p>2.563</text:p>
          </table:table-cell>
          <table:table-cell office:value-type="float" office:value="6.656">
            <text:p>6.65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7]=[.$C$1]; 1; IF( [.C87]=[.$D$1]; 2;3 ))" office:value-type="float" office:value="2">
            <text:p>2</text:p>
          </table:table-cell>
          <table:table-cell office:value-type="float" office:value="2.763">
            <text:p>2.763</text:p>
          </table:table-cell>
          <table:table-cell office:value-type="float" office:value="1.703">
            <text:p>1.703</text:p>
          </table:table-cell>
          <table:table-cell office:value-type="float" office:value="4.028">
            <text:p>4.02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8]=[.$C$1]; 1; IF( [.C88]=[.$D$1]; 2;3 ))" office:value-type="float" office:value="2">
            <text:p>2</text:p>
          </table:table-cell>
          <table:table-cell office:value-type="float" office:value="3.825">
            <text:p>3.825</text:p>
          </table:table-cell>
          <table:table-cell office:value-type="float" office:value="0.807">
            <text:p>0.807</text:p>
          </table:table-cell>
          <table:table-cell office:value-type="float" office:value="4.983">
            <text:p>4.98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89]=[.$C$1]; 1; IF( [.C89]=[.$D$1]; 2;3 ))" office:value-type="float" office:value="2">
            <text:p>2</text:p>
          </table:table-cell>
          <table:table-cell office:value-type="float" office:value="5.54">
            <text:p>5.54</text:p>
          </table:table-cell>
          <table:table-cell office:value-type="float" office:value="2.48">
            <text:p>2.48</text:p>
          </table:table-cell>
          <table:table-cell office:value-type="float" office:value="4.538">
            <text:p>4.53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90]=[.$C$1]; 1; IF( [.C90]=[.$D$1]; 2;3 ))" office:value-type="float" office:value="2">
            <text:p>2</text:p>
          </table:table-cell>
          <table:table-cell office:value-type="float" office:value="4.999">
            <text:p>4.999</text:p>
          </table:table-cell>
          <table:table-cell office:value-type="float" office:value="1.923">
            <text:p>1.923</text:p>
          </table:table-cell>
          <table:table-cell office:value-type="float" office:value="3.112">
            <text:p>3.11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91]=[.$C$1]; 1; IF( [.C91]=[.$D$1]; 2;3 ))" office:value-type="float" office:value="2">
            <text:p>2</text:p>
          </table:table-cell>
          <table:table-cell office:value-type="float" office:value="4.75">
            <text:p>4.75</text:p>
          </table:table-cell>
          <table:table-cell office:value-type="float" office:value="6.07">
            <text:p>6.07</text:p>
          </table:table-cell>
          <table:table-cell office:value-type="float" office:value="2.35">
            <text:p>2.3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92]=[.$C$1]; 1; IF( [.C92]=[.$D$1]; 2;3 ))" office:value-type="float" office:value="2">
            <text:p>2</text:p>
          </table:table-cell>
          <table:table-cell office:value-type="float" office:value="4.565">
            <text:p>4.565</text:p>
          </table:table-cell>
          <table:table-cell office:value-type="float" office:value="6.452">
            <text:p>6.452</text:p>
          </table:table-cell>
          <table:table-cell office:value-type="float" office:value="3.944">
            <text:p>3.94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93]=[.$C$1]; 1; IF( [.C93]=[.$D$1]; 2;3 ))" office:value-type="float" office:value="2">
            <text:p>2</text:p>
          </table:table-cell>
          <table:table-cell office:value-type="float" office:value="6.157">
            <text:p>6.157</text:p>
          </table:table-cell>
          <table:table-cell office:value-type="float" office:value="6.426">
            <text:p>6.426</text:p>
          </table:table-cell>
          <table:table-cell office:value-type="float" office:value="3.143">
            <text:p>3.1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4]=[.$C$1]; 1; IF( [.C94]=[.$D$1]; 2;3 ))" office:value-type="float" office:value="1">
            <text:p>1</text:p>
          </table:table-cell>
          <table:table-cell office:value-type="float" office:value="3.898">
            <text:p>3.898</text:p>
          </table:table-cell>
          <table:table-cell office:value-type="float" office:value="6.537">
            <text:p>6.537</text:p>
          </table:table-cell>
          <table:table-cell office:value-type="float" office:value="6.568">
            <text:p>6.5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5]=[.$C$1]; 1; IF( [.C95]=[.$D$1]; 2;3 ))" office:value-type="float" office:value="1">
            <text:p>1</text:p>
          </table:table-cell>
          <table:table-cell office:value-type="float" office:value="4.007">
            <text:p>4.007</text:p>
          </table:table-cell>
          <table:table-cell office:value-type="float" office:value="4.489">
            <text:p>4.489</text:p>
          </table:table-cell>
          <table:table-cell office:value-type="float" office:value="8.961">
            <text:p>8.9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6]=[.$C$1]; 1; IF( [.C96]=[.$D$1]; 2;3 ))" office:value-type="float" office:value="1">
            <text:p>1</text:p>
          </table:table-cell>
          <table:table-cell office:value-type="float" office:value="4.928">
            <text:p>4.928</text:p>
          </table:table-cell>
          <table:table-cell office:value-type="float" office:value="6.825">
            <text:p>6.825</text:p>
          </table:table-cell>
          <table:table-cell office:value-type="float" office:value="7.939">
            <text:p>7.9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7]=[.$C$1]; 1; IF( [.C97]=[.$D$1]; 2;3 ))" office:value-type="float" office:value="1">
            <text:p>1</text:p>
          </table:table-cell>
          <table:table-cell office:value-type="float" office:value="4.976">
            <text:p>4.976</text:p>
          </table:table-cell>
          <table:table-cell office:value-type="float" office:value="5.935">
            <text:p>5.935</text:p>
          </table:table-cell>
          <table:table-cell office:value-type="float" office:value="8.994">
            <text:p>8.9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8]=[.$C$1]; 1; IF( [.C98]=[.$D$1]; 2;3 ))" office:value-type="float" office:value="1">
            <text:p>1</text:p>
          </table:table-cell>
          <table:table-cell office:value-type="float" office:value="5.79">
            <text:p>5.79</text:p>
          </table:table-cell>
          <table:table-cell office:value-type="float" office:value="6.176">
            <text:p>6.176</text:p>
          </table:table-cell>
          <table:table-cell office:value-type="float" office:value="10.084">
            <text:p>10.0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99]=[.$C$1]; 1; IF( [.C99]=[.$D$1]; 2;3 ))" office:value-type="float" office:value="1">
            <text:p>1</text:p>
          </table:table-cell>
          <table:table-cell office:value-type="float" office:value="6.551">
            <text:p>6.551</text:p>
          </table:table-cell>
          <table:table-cell office:value-type="float" office:value="7.335">
            <text:p>7.335</text:p>
          </table:table-cell>
          <table:table-cell office:value-type="float" office:value="10.121">
            <text:p>10.1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0]=[.$C$1]; 1; IF( [.C100]=[.$D$1]; 2;3 ))" office:value-type="float" office:value="1">
            <text:p>1</text:p>
          </table:table-cell>
          <table:table-cell office:value-type="float" office:value="6.494">
            <text:p>6.494</text:p>
          </table:table-cell>
          <table:table-cell office:value-type="float" office:value="8.235">
            <text:p>8.235</text:p>
          </table:table-cell>
          <table:table-cell office:value-type="float" office:value="9.066">
            <text:p>9.06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1]=[.$C$1]; 1; IF( [.C101]=[.$D$1]; 2;3 ))" office:value-type="float" office:value="1">
            <text:p>1</text:p>
          </table:table-cell>
          <table:table-cell office:value-type="float" office:value="5.694">
            <text:p>5.694</text:p>
          </table:table-cell>
          <table:table-cell office:value-type="float" office:value="7.977">
            <text:p>7.977</text:p>
          </table:table-cell>
          <table:table-cell office:value-type="float" office:value="7.969">
            <text:p>7.96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02]=[.$C$1]; 1; IF( [.C102]=[.$D$1]; 2;3 ))" office:value-type="float" office:value="2">
            <text:p>2</text:p>
          </table:table-cell>
          <table:table-cell office:value-type="float" office:value="5.799">
            <text:p>5.799</text:p>
          </table:table-cell>
          <table:table-cell office:value-type="float" office:value="5.594">
            <text:p>5.594</text:p>
          </table:table-cell>
          <table:table-cell office:value-type="float" office:value="10.868">
            <text:p>10.86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03]=[.$C$1]; 1; IF( [.C103]=[.$D$1]; 2;3 ))" office:value-type="float" office:value="2">
            <text:p>2</text:p>
          </table:table-cell>
          <table:table-cell office:value-type="float" office:value="7.068">
            <text:p>7.068</text:p>
          </table:table-cell>
          <table:table-cell office:value-type="float" office:value="7.525">
            <text:p>7.525</text:p>
          </table:table-cell>
          <table:table-cell office:value-type="float" office:value="10.925">
            <text:p>10.92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04]=[.$C$1]; 1; IF( [.C104]=[.$D$1]; 2;3 ))" office:value-type="float" office:value="2">
            <text:p>2</text:p>
          </table:table-cell>
          <table:table-cell office:value-type="float" office:value="7.056">
            <text:p>7.056</text:p>
          </table:table-cell>
          <table:table-cell office:value-type="float" office:value="9.147">
            <text:p>9.147</text:p>
          </table:table-cell>
          <table:table-cell office:value-type="float" office:value="9.124">
            <text:p>9.12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05]=[.$C$1]; 1; IF( [.C105]=[.$D$1]; 2;3 ))" office:value-type="float" office:value="2">
            <text:p>2</text:p>
          </table:table-cell>
          <table:table-cell office:value-type="float" office:value="5.623">
            <text:p>5.623</text:p>
          </table:table-cell>
          <table:table-cell office:value-type="float" office:value="8.655">
            <text:p>8.655</text:p>
          </table:table-cell>
          <table:table-cell office:value-type="float" office:value="7.179">
            <text:p>7.1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6]=[.$C$1]; 1; IF( [.C106]=[.$D$1]; 2;3 ))" office:value-type="float" office:value="1">
            <text:p>1</text:p>
          </table:table-cell>
          <table:table-cell office:value-type="float" office:value="3.37">
            <text:p>3.37</text:p>
          </table:table-cell>
          <table:table-cell office:value-type="float" office:value="11.384">
            <text:p>11.384</text:p>
          </table:table-cell>
          <table:table-cell office:value-type="float" office:value="1.986">
            <text:p>1.9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7]=[.$C$1]; 1; IF( [.C107]=[.$D$1]; 2;3 ))" office:value-type="float" office:value="1">
            <text:p>1</text:p>
          </table:table-cell>
          <table:table-cell office:value-type="float" office:value="3.718">
            <text:p>3.718</text:p>
          </table:table-cell>
          <table:table-cell office:value-type="float" office:value="10.421">
            <text:p>10.421</text:p>
          </table:table-cell>
          <table:table-cell office:value-type="float" office:value="3.249">
            <text:p>3.24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8]=[.$C$1]; 1; IF( [.C108]=[.$D$1]; 2;3 ))" office:value-type="float" office:value="1">
            <text:p>1</text:p>
          </table:table-cell>
          <table:table-cell office:value-type="float" office:value="4.896">
            <text:p>4.896</text:p>
          </table:table-cell>
          <table:table-cell office:value-type="float" office:value="9.527">
            <text:p>9.527</text:p>
          </table:table-cell>
          <table:table-cell office:value-type="float" office:value="3.055">
            <text:p>3.05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09]=[.$C$1]; 1; IF( [.C109]=[.$D$1]; 2;3 ))" office:value-type="float" office:value="1">
            <text:p>1</text:p>
          </table:table-cell>
          <table:table-cell office:value-type="float" office:value="5.556">
            <text:p>5.556</text:p>
          </table:table-cell>
          <table:table-cell office:value-type="float" office:value="9.388">
            <text:p>9.388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0]=[.$C$1]; 1; IF( [.C110]=[.$D$1]; 2;3 ))" office:value-type="float" office:value="1">
            <text:p>1</text:p>
          </table:table-cell>
          <table:table-cell office:value-type="float" office:value="5.238">
            <text:p>5.238</text:p>
          </table:table-cell>
          <table:table-cell office:value-type="float" office:value="10.258">
            <text:p>10.258</text:p>
          </table:table-cell>
          <table:table-cell office:value-type="float" office:value="0.707">
            <text:p>0.7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1]=[.$C$1]; 1; IF( [.C111]=[.$D$1]; 2;3 ))" office:value-type="float" office:value="1">
            <text:p>1</text:p>
          </table:table-cell>
          <table:table-cell office:value-type="float" office:value="4.277">
            <text:p>4.277</text:p>
          </table:table-cell>
          <table:table-cell office:value-type="float" office:value="11.232">
            <text:p>11.232</text:p>
          </table:table-cell>
          <table:table-cell office:value-type="float" office:value="0.811">
            <text:p>0.81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2]=[.$C$1]; 1; IF( [.C112]=[.$D$1]; 2;3 ))" office:value-type="float" office:value="1">
            <text:p>1</text:p>
          </table:table-cell>
          <table:table-cell office:value-type="float" office:value="4.538">
            <text:p>4.538</text:p>
          </table:table-cell>
          <table:table-cell office:value-type="float" office:value="12.55">
            <text:p>12.55</text:p>
          </table:table-cell>
          <table:table-cell office:value-type="float" office:value="0.284">
            <text:p>0.2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3]=[.$C$1]; 1; IF( [.C113]=[.$D$1]; 2;3 ))" office:value-type="float" office:value="1">
            <text:p>1</text:p>
          </table:table-cell>
          <table:table-cell office:value-type="float" office:value="3.977">
            <text:p>3.977</text:p>
          </table:table-cell>
          <table:table-cell office:value-type="float" office:value="13.534">
            <text:p>13.534</text:p>
          </table:table-cell>
          <table:table-cell office:value-type="float" office:value="1.187">
            <text:p>1.1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4]=[.$C$1]; 1; IF( [.C114]=[.$D$1]; 2;3 ))" office:value-type="float" office:value="1">
            <text:p>1</text:p>
          </table:table-cell>
          <table:table-cell office:value-type="float" office:value="3.366">
            <text:p>3.366</text:p>
          </table:table-cell>
          <table:table-cell office:value-type="float" office:value="12.833">
            <text:p>12.833</text:p>
          </table:table-cell>
          <table:table-cell office:value-type="float" office:value="2.295">
            <text:p>2.2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5]=[.$C$1]; 1; IF( [.C115]=[.$D$1]; 2;3 ))" office:value-type="float" office:value="1">
            <text:p>1</text:p>
          </table:table-cell>
          <table:table-cell office:value-type="float" office:value="3.478">
            <text:p>3.478</text:p>
          </table:table-cell>
          <table:table-cell office:value-type="float" office:value="13.359">
            <text:p>13.359</text:p>
          </table:table-cell>
          <table:table-cell office:value-type="float" office:value="3.558">
            <text:p>3.5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6]=[.$C$1]; 1; IF( [.C116]=[.$D$1]; 2;3 ))" office:value-type="float" office:value="1">
            <text:p>1</text:p>
          </table:table-cell>
          <table:table-cell office:value-type="float" office:value="3.808">
            <text:p>3.808</text:p>
          </table:table-cell>
          <table:table-cell office:value-type="float" office:value="12.486">
            <text:p>12.486</text:p>
          </table:table-cell>
          <table:table-cell office:value-type="float" office:value="4.705">
            <text:p>4.70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7]=[.$C$1]; 1; IF( [.C117]=[.$D$1]; 2;3 ))" office:value-type="float" office:value="1">
            <text:p>1</text:p>
          </table:table-cell>
          <table:table-cell office:value-type="float" office:value="3.986">
            <text:p>3.986</text:p>
          </table:table-cell>
          <table:table-cell office:value-type="float" office:value="11.132">
            <text:p>11.132</text:p>
          </table:table-cell>
          <table:table-cell office:value-type="float" office:value="4.528">
            <text:p>4.5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8]=[.$C$1]; 1; IF( [.C118]=[.$D$1]; 2;3 ))" office:value-type="float" office:value="1">
            <text:p>1</text:p>
          </table:table-cell>
          <table:table-cell office:value-type="float" office:value="5.092">
            <text:p>5.092</text:p>
          </table:table-cell>
          <table:table-cell office:value-type="float" office:value="10.479">
            <text:p>10.479</text:p>
          </table:table-cell>
          <table:table-cell office:value-type="float" office:value="5.185">
            <text:p>5.1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19]=[.$C$1]; 1; IF( [.C119]=[.$D$1]; 2;3 ))" office:value-type="float" office:value="1">
            <text:p>1</text:p>
          </table:table-cell>
          <table:table-cell office:value-type="float" office:value="5.654">
            <text:p>5.654</text:p>
          </table:table-cell>
          <table:table-cell office:value-type="float" office:value="9.503">
            <text:p>9.503</text:p>
          </table:table-cell>
          <table:table-cell office:value-type="float" office:value="4.278">
            <text:p>4.27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0]=[.$C$1]; 1; IF( [.C120]=[.$D$1]; 2;3 ))" office:value-type="float" office:value="1">
            <text:p>1</text:p>
          </table:table-cell>
          <table:table-cell office:value-type="float" office:value="7.017">
            <text:p>7.017</text:p>
          </table:table-cell>
          <table:table-cell office:value-type="float" office:value="9.259">
            <text:p>9.259</text:p>
          </table:table-cell>
          <table:table-cell office:value-type="float" office:value="4.289">
            <text:p>4.28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1]=[.$C$1]; 1; IF( [.C121]=[.$D$1]; 2;3 ))" office:value-type="float" office:value="1">
            <text:p>1</text:p>
          </table:table-cell>
          <table:table-cell office:value-type="float" office:value="7.707">
            <text:p>7.707</text:p>
          </table:table-cell>
          <table:table-cell office:value-type="float" office:value="9.077">
            <text:p>9.077</text:p>
          </table:table-cell>
          <table:table-cell office:value-type="float" office:value="3.031">
            <text:p>3.03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2]=[.$C$1]; 1; IF( [.C122]=[.$D$1]; 2;3 ))" office:value-type="float" office:value="1">
            <text:p>1</text:p>
          </table:table-cell>
          <table:table-cell office:value-type="float" office:value="6.992">
            <text:p>6.992</text:p>
          </table:table-cell>
          <table:table-cell office:value-type="float" office:value="9.159">
            <text:p>9.159</text:p>
          </table:table-cell>
          <table:table-cell office:value-type="float" office:value="1.844">
            <text:p>1.8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3]=[.$C$1]; 1; IF( [.C123]=[.$D$1]; 2;3 ))" office:value-type="float" office:value="1">
            <text:p>1</text:p>
          </table:table-cell>
          <table:table-cell office:value-type="float" office:value="7.563">
            <text:p>7.563</text:p>
          </table:table-cell>
          <table:table-cell office:value-type="float" office:value="9.861">
            <text:p>9.861</text:p>
          </table:table-cell>
          <table:table-cell office:value-type="float" office:value="0.706">
            <text:p>0.7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4]=[.$C$1]; 1; IF( [.C124]=[.$D$1]; 2;3 ))" office:value-type="float" office:value="1">
            <text:p>1</text:p>
          </table:table-cell>
          <table:table-cell office:value-type="float" office:value="6.489">
            <text:p>6.489</text:p>
          </table:table-cell>
          <table:table-cell office:value-type="float" office:value="10.546">
            <text:p>10.546</text:p>
          </table:table-cell>
          <table:table-cell office:value-type="float" office:value="0.014">
            <text:p>0.0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5]=[.$C$1]; 1; IF( [.C125]=[.$D$1]; 2;3 ))" office:value-type="float" office:value="1">
            <text:p>1</text:p>
          </table:table-cell>
          <table:table-cell office:value-type="float" office:value="6.708">
            <text:p>6.708</text:p>
          </table:table-cell>
          <table:table-cell office:value-type="float" office:value="11.799">
            <text:p>11.799</text:p>
          </table:table-cell>
          <table:table-cell office:value-type="float" office:value="-0.542">
            <text:p>-0.54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6]=[.$C$1]; 1; IF( [.C126]=[.$D$1]; 2;3 ))" office:value-type="float" office:value="1">
            <text:p>1</text:p>
          </table:table-cell>
          <table:table-cell office:value-type="float" office:value="5.716">
            <text:p>5.716</text:p>
          </table:table-cell>
          <table:table-cell office:value-type="float" office:value="12.833">
            <text:p>12.833</text:p>
          </table:table-cell>
          <table:table-cell office:value-type="float" office:value="-0.405">
            <text:p>-0.40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7]=[.$C$1]; 1; IF( [.C127]=[.$D$1]; 2;3 ))" office:value-type="float" office:value="1">
            <text:p>1</text:p>
          </table:table-cell>
          <table:table-cell office:value-type="float" office:value="6.382">
            <text:p>6.382</text:p>
          </table:table-cell>
          <table:table-cell office:value-type="float" office:value="14.104">
            <text:p>14.104</text:p>
          </table:table-cell>
          <table:table-cell office:value-type="float" office:value="-0.214">
            <text:p>-0.2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8]=[.$C$1]; 1; IF( [.C128]=[.$D$1]; 2;3 ))" office:value-type="float" office:value="1">
            <text:p>1</text:p>
          </table:table-cell>
          <table:table-cell office:value-type="float" office:value="5.842">
            <text:p>5.842</text:p>
          </table:table-cell>
          <table:table-cell office:value-type="float" office:value="15.041">
            <text:p>15.041</text:p>
          </table:table-cell>
          <table:table-cell office:value-type="float" office:value="0.653">
            <text:p>0.65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29]=[.$C$1]; 1; IF( [.C129]=[.$D$1]; 2;3 ))" office:value-type="float" office:value="1">
            <text:p>1</text:p>
          </table:table-cell>
          <table:table-cell office:value-type="float" office:value="4.609">
            <text:p>4.609</text:p>
          </table:table-cell>
          <table:table-cell office:value-type="float" office:value="14.762">
            <text:p>14.762</text:p>
          </table:table-cell>
          <table:table-cell office:value-type="float" office:value="1.365">
            <text:p>1.3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0]=[.$C$1]; 1; IF( [.C130]=[.$D$1]; 2;3 ))" office:value-type="float" office:value="1">
            <text:p>1</text:p>
          </table:table-cell>
          <table:table-cell office:value-type="float" office:value="4.704">
            <text:p>4.704</text:p>
          </table:table-cell>
          <table:table-cell office:value-type="float" office:value="15.314">
            <text:p>15.314</text:p>
          </table:table-cell>
          <table:table-cell office:value-type="float" office:value="2.684">
            <text:p>2.6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1]=[.$C$1]; 1; IF( [.C131]=[.$D$1]; 2;3 ))" office:value-type="float" office:value="1">
            <text:p>1</text:p>
          </table:table-cell>
          <table:table-cell office:value-type="float" office:value="4.165">
            <text:p>4.165</text:p>
          </table:table-cell>
          <table:table-cell office:value-type="float" office:value="14.62">
            <text:p>14.62</text:p>
          </table:table-cell>
          <table:table-cell office:value-type="float" office:value="3.768">
            <text:p>3.7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2]=[.$C$1]; 1; IF( [.C132]=[.$D$1]; 2;3 ))" office:value-type="float" office:value="1">
            <text:p>1</text:p>
          </table:table-cell>
          <table:table-cell office:value-type="float" office:value="4.897">
            <text:p>4.897</text:p>
          </table:table-cell>
          <table:table-cell office:value-type="float" office:value="14.542">
            <text:p>14.542</text:p>
          </table:table-cell>
          <table:table-cell office:value-type="float" office:value="5.014">
            <text:p>5.01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3]=[.$C$1]; 1; IF( [.C133]=[.$D$1]; 2;3 ))" office:value-type="float" office:value="1">
            <text:p>1</text:p>
          </table:table-cell>
          <table:table-cell office:value-type="float" office:value="4.675">
            <text:p>4.675</text:p>
          </table:table-cell>
          <table:table-cell office:value-type="float" office:value="13.235">
            <text:p>13.235</text:p>
          </table:table-cell>
          <table:table-cell office:value-type="float" office:value="5.582">
            <text:p>5.58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4]=[.$C$1]; 1; IF( [.C134]=[.$D$1]; 2;3 ))" office:value-type="float" office:value="1">
            <text:p>1</text:p>
          </table:table-cell>
          <table:table-cell office:value-type="float" office:value="5.709">
            <text:p>5.709</text:p>
          </table:table-cell>
          <table:table-cell office:value-type="float" office:value="12.584">
            <text:p>12.584</text:p>
          </table:table-cell>
          <table:table-cell office:value-type="float" office:value="6.26">
            <text:p>6.2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5]=[.$C$1]; 1; IF( [.C135]=[.$D$1]; 2;3 ))" office:value-type="float" office:value="1">
            <text:p>1</text:p>
          </table:table-cell>
          <table:table-cell office:value-type="float" office:value="5.919">
            <text:p>5.919</text:p>
          </table:table-cell>
          <table:table-cell office:value-type="float" office:value="11.181">
            <text:p>11.181</text:p>
          </table:table-cell>
          <table:table-cell office:value-type="float" office:value="6.053">
            <text:p>6.05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6]=[.$C$1]; 1; IF( [.C136]=[.$D$1]; 2;3 ))" office:value-type="float" office:value="1">
            <text:p>1</text:p>
          </table:table-cell>
          <table:table-cell office:value-type="float" office:value="7.353">
            <text:p>7.353</text:p>
          </table:table-cell>
          <table:table-cell office:value-type="float" office:value="10.938">
            <text:p>10.938</text:p>
          </table:table-cell>
          <table:table-cell office:value-type="float" office:value="6.051">
            <text:p>6.0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7]=[.$C$1]; 1; IF( [.C137]=[.$D$1]; 2;3 ))" office:value-type="float" office:value="1">
            <text:p>1</text:p>
          </table:table-cell>
          <table:table-cell office:value-type="float" office:value="7.889">
            <text:p>7.889</text:p>
          </table:table-cell>
          <table:table-cell office:value-type="float" office:value="9.993">
            <text:p>9.993</text:p>
          </table:table-cell>
          <table:table-cell office:value-type="float" office:value="5.185">
            <text:p>5.1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8]=[.$C$1]; 1; IF( [.C138]=[.$D$1]; 2;3 ))" office:value-type="float" office:value="1">
            <text:p>1</text:p>
          </table:table-cell>
          <table:table-cell office:value-type="float" office:value="9.12">
            <text:p>9.12</text:p>
          </table:table-cell>
          <table:table-cell office:value-type="float" office:value="10.274">
            <text:p>10.274</text:p>
          </table:table-cell>
          <table:table-cell office:value-type="float" office:value="4.474">
            <text:p>4.47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39]=[.$C$1]; 1; IF( [.C139]=[.$D$1]; 2;3 ))" office:value-type="float" office:value="1">
            <text:p>1</text:p>
          </table:table-cell>
          <table:table-cell office:value-type="float" office:value="9.011">
            <text:p>9.011</text:p>
          </table:table-cell>
          <table:table-cell office:value-type="float" office:value="9.718">
            <text:p>9.718</text:p>
          </table:table-cell>
          <table:table-cell office:value-type="float" office:value="3.143">
            <text:p>3.1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0]=[.$C$1]; 1; IF( [.C140]=[.$D$1]; 2;3 ))" office:value-type="float" office:value="1">
            <text:p>1</text:p>
          </table:table-cell>
          <table:table-cell office:value-type="float" office:value="9.556">
            <text:p>9.556</text:p>
          </table:table-cell>
          <table:table-cell office:value-type="float" office:value="10.387">
            <text:p>10.387</text:p>
          </table:table-cell>
          <table:table-cell office:value-type="float" office:value="2.064">
            <text:p>2.06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1]=[.$C$1]; 1; IF( [.C141]=[.$D$1]; 2;3 ))" office:value-type="float" office:value="1">
            <text:p>1</text:p>
          </table:table-cell>
          <table:table-cell office:value-type="float" office:value="8.814">
            <text:p>8.814</text:p>
          </table:table-cell>
          <table:table-cell office:value-type="float" office:value="10.47">
            <text:p>10.47</text:p>
          </table:table-cell>
          <table:table-cell office:value-type="float" office:value="0.815">
            <text:p>0.8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2]=[.$C$1]; 1; IF( [.C142]=[.$D$1]; 2;3 ))" office:value-type="float" office:value="1">
            <text:p>1</text:p>
          </table:table-cell>
          <table:table-cell office:value-type="float" office:value="9.043">
            <text:p>9.043</text:p>
          </table:table-cell>
          <table:table-cell office:value-type="float" office:value="11.774">
            <text:p>11.774</text:p>
          </table:table-cell>
          <table:table-cell office:value-type="float" office:value="0.242">
            <text:p>0.24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3]=[.$C$1]; 1; IF( [.C143]=[.$D$1]; 2;3 ))" office:value-type="float" office:value="1">
            <text:p>1</text:p>
          </table:table-cell>
          <table:table-cell office:value-type="float" office:value="8.01">
            <text:p>8.01</text:p>
          </table:table-cell>
          <table:table-cell office:value-type="float" office:value="12.435">
            <text:p>12.435</text:p>
          </table:table-cell>
          <table:table-cell office:value-type="float" office:value="-0.428">
            <text:p>-0.4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4]=[.$C$1]; 1; IF( [.C144]=[.$D$1]; 2;3 ))" office:value-type="float" office:value="1">
            <text:p>1</text:p>
          </table:table-cell>
          <table:table-cell office:value-type="float" office:value="7.81">
            <text:p>7.81</text:p>
          </table:table-cell>
          <table:table-cell office:value-type="float" office:value="13.857">
            <text:p>13.857</text:p>
          </table:table-cell>
          <table:table-cell office:value-type="float" office:value="-0.226">
            <text:p>-0.22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5]=[.$C$1]; 1; IF( [.C145]=[.$D$1]; 2;3 ))" office:value-type="float" office:value="1">
            <text:p>1</text:p>
          </table:table-cell>
          <table:table-cell office:value-type="float" office:value="8.648">
            <text:p>8.648</text:p>
          </table:table-cell>
          <table:table-cell office:value-type="float" office:value="14.562">
            <text:p>14.562</text:p>
          </table:table-cell>
          <table:table-cell office:value-type="float" office:value="0.634">
            <text:p>0.6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6]=[.$C$1]; 1; IF( [.C146]=[.$D$1]; 2;3 ))" office:value-type="float" office:value="1">
            <text:p>1</text:p>
          </table:table-cell>
          <table:table-cell office:value-type="float" office:value="8.081">
            <text:p>8.081</text:p>
          </table:table-cell>
          <table:table-cell office:value-type="float" office:value="15.548">
            <text:p>15.548</text:p>
          </table:table-cell>
          <table:table-cell office:value-type="float" office:value="1.544">
            <text:p>1.5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7]=[.$C$1]; 1; IF( [.C147]=[.$D$1]; 2;3 ))" office:value-type="float" office:value="1">
            <text:p>1</text:p>
          </table:table-cell>
          <table:table-cell office:value-type="float" office:value="6.708">
            <text:p>6.708</text:p>
          </table:table-cell>
          <table:table-cell office:value-type="float" office:value="15.784">
            <text:p>15.784</text:p>
          </table:table-cell>
          <table:table-cell office:value-type="float" office:value="1.551">
            <text:p>1.5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8]=[.$C$1]; 1; IF( [.C148]=[.$D$1]; 2;3 ))" office:value-type="float" office:value="1">
            <text:p>1</text:p>
          </table:table-cell>
          <table:table-cell office:value-type="float" office:value="6.002">
            <text:p>6.002</text:p>
          </table:table-cell>
          <table:table-cell office:value-type="float" office:value="15.95">
            <text:p>15.95</text:p>
          </table:table-cell>
          <table:table-cell office:value-type="float" office:value="2.81">
            <text:p>2.8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49]=[.$C$1]; 1; IF( [.C149]=[.$D$1]; 2;3 ))" office:value-type="float" office:value="1">
            <text:p>1</text:p>
          </table:table-cell>
          <table:table-cell office:value-type="float" office:value="6.701">
            <text:p>6.701</text:p>
          </table:table-cell>
          <table:table-cell office:value-type="float" office:value="15.874">
            <text:p>15.874</text:p>
          </table:table-cell>
          <table:table-cell office:value-type="float" office:value="4.006">
            <text:p>4.0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0]=[.$C$1]; 1; IF( [.C150]=[.$D$1]; 2;3 ))" office:value-type="float" office:value="1">
            <text:p>1</text:p>
          </table:table-cell>
          <table:table-cell office:value-type="float" office:value="6.138">
            <text:p>6.138</text:p>
          </table:table-cell>
          <table:table-cell office:value-type="float" office:value="15.166">
            <text:p>15.166</text:p>
          </table:table-cell>
          <table:table-cell office:value-type="float" office:value="5.133">
            <text:p>5.13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1]=[.$C$1]; 1; IF( [.C151]=[.$D$1]; 2;3 ))" office:value-type="float" office:value="1">
            <text:p>1</text:p>
          </table:table-cell>
          <table:table-cell office:value-type="float" office:value="7.22">
            <text:p>7.22</text:p>
          </table:table-cell>
          <table:table-cell office:value-type="float" office:value="14.486">
            <text:p>14.486</text:p>
          </table:table-cell>
          <table:table-cell office:value-type="float" office:value="5.835">
            <text:p>5.8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2]=[.$C$1]; 1; IF( [.C152]=[.$D$1]; 2;3 ))" office:value-type="float" office:value="1">
            <text:p>1</text:p>
          </table:table-cell>
          <table:table-cell office:value-type="float" office:value="7.007">
            <text:p>7.007</text:p>
          </table:table-cell>
          <table:table-cell office:value-type="float" office:value="13.238">
            <text:p>13.238</text:p>
          </table:table-cell>
          <table:table-cell office:value-type="float" office:value="6.385">
            <text:p>6.3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3]=[.$C$1]; 1; IF( [.C153]=[.$D$1]; 2;3 ))" office:value-type="float" office:value="1">
            <text:p>1</text:p>
          </table:table-cell>
          <table:table-cell office:value-type="float" office:value="8.018">
            <text:p>8.018</text:p>
          </table:table-cell>
          <table:table-cell office:value-type="float" office:value="12.205">
            <text:p>12.205</text:p>
          </table:table-cell>
          <table:table-cell office:value-type="float" office:value="6.25">
            <text:p>6.2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4]=[.$C$1]; 1; IF( [.C154]=[.$D$1]; 2;3 ))" office:value-type="float" office:value="1">
            <text:p>1</text:p>
          </table:table-cell>
          <table:table-cell office:value-type="float" office:value="9.204">
            <text:p>9.204</text:p>
          </table:table-cell>
          <table:table-cell office:value-type="float" office:value="12.478">
            <text:p>12.478</text:p>
          </table:table-cell>
          <table:table-cell office:value-type="float" office:value="5.573">
            <text:p>5.5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5]=[.$C$1]; 1; IF( [.C155]=[.$D$1]; 2;3 ))" office:value-type="float" office:value="1">
            <text:p>1</text:p>
          </table:table-cell>
          <table:table-cell office:value-type="float" office:value="9.768">
            <text:p>9.768</text:p>
          </table:table-cell>
          <table:table-cell office:value-type="float" office:value="11.494">
            <text:p>11.494</text:p>
          </table:table-cell>
          <table:table-cell office:value-type="float" office:value="4.667">
            <text:p>4.6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6]=[.$C$1]; 1; IF( [.C156]=[.$D$1]; 2;3 ))" office:value-type="float" office:value="1">
            <text:p>1</text:p>
          </table:table-cell>
          <table:table-cell office:value-type="float" office:value="10.339">
            <text:p>10.339</text:p>
          </table:table-cell>
          <table:table-cell office:value-type="float" office:value="12.2">
            <text:p>12.2</text:p>
          </table:table-cell>
          <table:table-cell office:value-type="float" office:value="3.534">
            <text:p>3.5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7]=[.$C$1]; 1; IF( [.C157]=[.$D$1]; 2;3 ))" office:value-type="float" office:value="1">
            <text:p>1</text:p>
          </table:table-cell>
          <table:table-cell office:value-type="float" office:value="10.228">
            <text:p>10.228</text:p>
          </table:table-cell>
          <table:table-cell office:value-type="float" office:value="11.656">
            <text:p>11.656</text:p>
          </table:table-cell>
          <table:table-cell office:value-type="float" office:value="2.262">
            <text:p>2.2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8]=[.$C$1]; 1; IF( [.C158]=[.$D$1]; 2;3 ))" office:value-type="float" office:value="1">
            <text:p>1</text:p>
          </table:table-cell>
          <table:table-cell office:value-type="float" office:value="9.915">
            <text:p>9.915</text:p>
          </table:table-cell>
          <table:table-cell office:value-type="float" office:value="12.517">
            <text:p>12.517</text:p>
          </table:table-cell>
          <table:table-cell office:value-type="float" office:value="1.131">
            <text:p>1.13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59]=[.$C$1]; 1; IF( [.C159]=[.$D$1]; 2;3 ))" office:value-type="float" office:value="1">
            <text:p>1</text:p>
          </table:table-cell>
          <table:table-cell office:value-type="float" office:value="9.713">
            <text:p>9.713</text:p>
          </table:table-cell>
          <table:table-cell office:value-type="float" office:value="13.869">
            <text:p>13.869</text:p>
          </table:table-cell>
          <table:table-cell office:value-type="float" office:value="1.332">
            <text:p>1.3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0]=[.$C$1]; 1; IF( [.C160]=[.$D$1]; 2;3 ))" office:value-type="float" office:value="1">
            <text:p>1</text:p>
          </table:table-cell>
          <table:table-cell office:value-type="float" office:value="9.821">
            <text:p>9.821</text:p>
          </table:table-cell>
          <table:table-cell office:value-type="float" office:value="14.439">
            <text:p>14.439</text:p>
          </table:table-cell>
          <table:table-cell office:value-type="float" office:value="2.667">
            <text:p>2.6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1]=[.$C$1]; 1; IF( [.C161]=[.$D$1]; 2;3 ))" office:value-type="float" office:value="1">
            <text:p>1</text:p>
          </table:table-cell>
          <table:table-cell office:value-type="float" office:value="10.129">
            <text:p>10.129</text:p>
          </table:table-cell>
          <table:table-cell office:value-type="float" office:value="13.618">
            <text:p>13.618</text:p>
          </table:table-cell>
          <table:table-cell office:value-type="float" office:value="3.737">
            <text:p>3.73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2]=[.$C$1]; 1; IF( [.C162]=[.$D$1]; 2;3 ))" office:value-type="float" office:value="1">
            <text:p>1</text:p>
          </table:table-cell>
          <table:table-cell office:value-type="float" office:value="9.429">
            <text:p>9.429</text:p>
          </table:table-cell>
          <table:table-cell office:value-type="float" office:value="13.79">
            <text:p>13.79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3]=[.$C$1]; 1; IF( [.C163]=[.$D$1]; 2;3 ))" office:value-type="float" office:value="1">
            <text:p>1</text:p>
          </table:table-cell>
          <table:table-cell office:value-type="float" office:value="8.455">
            <text:p>8.455</text:p>
          </table:table-cell>
          <table:table-cell office:value-type="float" office:value="14.772">
            <text:p>14.772</text:p>
          </table:table-cell>
          <table:table-cell office:value-type="float" office:value="5.134">
            <text:p>5.1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4]=[.$C$1]; 1; IF( [.C164]=[.$D$1]; 2;3 ))" office:value-type="float" office:value="1">
            <text:p>1</text:p>
          </table:table-cell>
          <table:table-cell office:value-type="float" office:value="8.133">
            <text:p>8.133</text:p>
          </table:table-cell>
          <table:table-cell office:value-type="float" office:value="15.63">
            <text:p>15.63</text:p>
          </table:table-cell>
          <table:table-cell office:value-type="float" office:value="3.993">
            <text:p>3.99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5]=[.$C$1]; 1; IF( [.C165]=[.$D$1]; 2;3 ))" office:value-type="float" office:value="1">
            <text:p>1</text:p>
          </table:table-cell>
          <table:table-cell office:value-type="float" office:value="8.811">
            <text:p>8.811</text:p>
          </table:table-cell>
          <table:table-cell office:value-type="float" office:value="15.467">
            <text:p>15.467</text:p>
          </table:table-cell>
          <table:table-cell office:value-type="float" office:value="2.79">
            <text:p>2.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6]=[.$C$1]; 1; IF( [.C166]=[.$D$1]; 2;3 ))" office:value-type="float" office:value="1">
            <text:p>1</text:p>
          </table:table-cell>
          <table:table-cell office:value-type="float" office:value="2.398">
            <text:p>2.398</text:p>
          </table:table-cell>
          <table:table-cell office:value-type="float" office:value="10.341">
            <text:p>10.341</text:p>
          </table:table-cell>
          <table:table-cell office:value-type="float" office:value="2.505">
            <text:p>2.50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7]=[.$C$1]; 1; IF( [.C167]=[.$D$1]; 2;3 ))" office:value-type="float" office:value="1">
            <text:p>1</text:p>
          </table:table-cell>
          <table:table-cell office:value-type="float" office:value="2.161">
            <text:p>2.161</text:p>
          </table:table-cell>
          <table:table-cell office:value-type="float" office:value="9.137">
            <text:p>9.137</text:p>
          </table:table-cell>
          <table:table-cell office:value-type="float" office:value="1.639">
            <text:p>1.63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8]=[.$C$1]; 1; IF( [.C168]=[.$D$1]; 2;3 ))" office:value-type="float" office:value="1">
            <text:p>1</text:p>
          </table:table-cell>
          <table:table-cell office:value-type="float" office:value="1.867">
            <text:p>1.867</text:p>
          </table:table-cell>
          <table:table-cell office:value-type="float" office:value="9.299">
            <text:p>9.299</text:p>
          </table:table-cell>
          <table:table-cell office:value-type="float" office:value="0.286">
            <text:p>0.2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69]=[.$C$1]; 1; IF( [.C169]=[.$D$1]; 2;3 ))" office:value-type="float" office:value="1">
            <text:p>1</text:p>
          </table:table-cell>
          <table:table-cell office:value-type="float" office:value="1.603">
            <text:p>1.603</text:p>
          </table:table-cell>
          <table:table-cell office:value-type="float" office:value="8.192">
            <text:p>8.192</text:p>
          </table:table-cell>
          <table:table-cell office:value-type="float" office:value="-0.52">
            <text:p>-0.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0]=[.$C$1]; 1; IF( [.C170]=[.$D$1]; 2;3 ))" office:value-type="float" office:value="1">
            <text:p>1</text:p>
          </table:table-cell>
          <table:table-cell office:value-type="float" office:value="1.618">
            <text:p>1.618</text:p>
          </table:table-cell>
          <table:table-cell office:value-type="float" office:value="6.923">
            <text:p>6.923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1]=[.$C$1]; 1; IF( [.C171]=[.$D$1]; 2;3 ))" office:value-type="float" office:value="1">
            <text:p>1</text:p>
          </table:table-cell>
          <table:table-cell office:value-type="float" office:value="1.898">
            <text:p>1.898</text:p>
          </table:table-cell>
          <table:table-cell office:value-type="float" office:value="6.751">
            <text:p>6.751</text:p>
          </table:table-cell>
          <table:table-cell office:value-type="float" office:value="1.374">
            <text:p>1.374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172]=[.$C$1]; 1; IF( [.C172]=[.$D$1]; 2;3 ))" office:value-type="float" office:value="3">
            <text:p>3</text:p>
          </table:table-cell>
          <table:table-cell office:value-type="float" office:value="1.057">
            <text:p>1.057</text:p>
          </table:table-cell>
          <table:table-cell office:value-type="float" office:value="12.477">
            <text:p>12.477</text:p>
          </table:table-cell>
          <table:table-cell office:value-type="float" office:value="6.115">
            <text:p>6.115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173]=[.$C$1]; 1; IF( [.C173]=[.$D$1]; 2;3 ))" office:value-type="float" office:value="3">
            <text:p>3</text:p>
          </table:table-cell>
          <table:table-cell office:value-type="float" office:value="-1.08">
            <text:p>-1.08</text:p>
          </table:table-cell>
          <table:table-cell office:value-type="float" office:value="12.96">
            <text:p>12.96</text:p>
          </table:table-cell>
          <table:table-cell office:value-type="float" office:value="5.621">
            <text:p>5.62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4]=[.$C$1]; 1; IF( [.C174]=[.$D$1]; 2;3 ))" office:value-type="float" office:value="1">
            <text:p>1</text:p>
          </table:table-cell>
          <table:table-cell office:value-type="float" office:value="2.179">
            <text:p>2.179</text:p>
          </table:table-cell>
          <table:table-cell office:value-type="float" office:value="7.85">
            <text:p>7.85</text:p>
          </table:table-cell>
          <table:table-cell office:value-type="float" office:value="2.174">
            <text:p>2.17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5]=[.$C$1]; 1; IF( [.C175]=[.$D$1]; 2;3 ))" office:value-type="float" office:value="1">
            <text:p>1</text:p>
          </table:table-cell>
          <table:table-cell office:value-type="float" office:value="1.162">
            <text:p>1.162</text:p>
          </table:table-cell>
          <table:table-cell office:value-type="float" office:value="10.868">
            <text:p>10.868</text:p>
          </table:table-cell>
          <table:table-cell office:value-type="float" office:value="3.244">
            <text:p>3.2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6]=[.$C$1]; 1; IF( [.C176]=[.$D$1]; 2;3 ))" office:value-type="float" office:value="1">
            <text:p>1</text:p>
          </table:table-cell>
          <table:table-cell office:value-type="float" office:value="0.788">
            <text:p>0.788</text:p>
          </table:table-cell>
          <table:table-cell office:value-type="float" office:value="10.074">
            <text:p>10.074</text:p>
          </table:table-cell>
          <table:table-cell office:value-type="float" office:value="4.493">
            <text:p>4.49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7]=[.$C$1]; 1; IF( [.C177]=[.$D$1]; 2;3 ))" office:value-type="float" office:value="1">
            <text:p>1</text:p>
          </table:table-cell>
          <table:table-cell office:value-type="float" office:value="-0.377">
            <text:p>-0.377</text:p>
          </table:table-cell>
          <table:table-cell office:value-type="float" office:value="10.742">
            <text:p>10.742</text:p>
          </table:table-cell>
          <table:table-cell office:value-type="float" office:value="5.24">
            <text:p>5.2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8]=[.$C$1]; 1; IF( [.C178]=[.$D$1]; 2;3 ))" office:value-type="float" office:value="1">
            <text:p>1</text:p>
          </table:table-cell>
          <table:table-cell office:value-type="float" office:value="-0.028">
            <text:p>-0.028</text:p>
          </table:table-cell>
          <table:table-cell office:value-type="float" office:value="12.134">
            <text:p>12.134</text:p>
          </table:table-cell>
          <table:table-cell office:value-type="float" office:value="5.702">
            <text:p>5.70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79]=[.$C$1]; 1; IF( [.C179]=[.$D$1]; 2;3 ))" office:value-type="float" office:value="1">
            <text:p>1</text:p>
          </table:table-cell>
          <table:table-cell office:value-type="float" office:value="-0.836">
            <text:p>-0.836</text:p>
          </table:table-cell>
          <table:table-cell office:value-type="float" office:value="14.344">
            <text:p>14.344</text:p>
          </table:table-cell>
          <table:table-cell office:value-type="float" office:value="6.003">
            <text:p>6.00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0]=[.$C$1]; 1; IF( [.C180]=[.$D$1]; 2;3 ))" office:value-type="float" office:value="2">
            <text:p>2</text:p>
          </table:table-cell>
          <table:table-cell office:value-type="float" office:value="1.855">
            <text:p>1.855</text:p>
          </table:table-cell>
          <table:table-cell office:value-type="float" office:value="10.248">
            <text:p>10.248</text:p>
          </table:table-cell>
          <table:table-cell office:value-type="float" office:value="-0.086">
            <text:p>-0.08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1]=[.$C$1]; 1; IF( [.C181]=[.$D$1]; 2;3 ))" office:value-type="float" office:value="2">
            <text:p>2</text:p>
          </table:table-cell>
          <table:table-cell office:value-type="float" office:value="1.35">
            <text:p>1.35</text:p>
          </table:table-cell>
          <table:table-cell office:value-type="float" office:value="8.342">
            <text:p>8.342</text:p>
          </table:table-cell>
          <table:table-cell office:value-type="float" office:value="-1.502">
            <text:p>-1.50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2]=[.$C$1]; 1; IF( [.C182]=[.$D$1]; 2;3 ))" office:value-type="float" office:value="2">
            <text:p>2</text:p>
          </table:table-cell>
          <table:table-cell office:value-type="float" office:value="1.376">
            <text:p>1.376</text:p>
          </table:table-cell>
          <table:table-cell office:value-type="float" office:value="6.13">
            <text:p>6.13</text:p>
          </table:table-cell>
          <table:table-cell office:value-type="float" office:value="-0.546">
            <text:p>-0.54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3]=[.$C$1]; 1; IF( [.C183]=[.$D$1]; 2;3 ))" office:value-type="float" office:value="2">
            <text:p>2</text:p>
          </table:table-cell>
          <table:table-cell office:value-type="float" office:value="1.952">
            <text:p>1.952</text:p>
          </table:table-cell>
          <table:table-cell office:value-type="float" office:value="5.85">
            <text:p>5.85</text:p>
          </table:table-cell>
          <table:table-cell office:value-type="float" office:value="1.798">
            <text:p>1.79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4]=[.$C$1]; 1; IF( [.C184]=[.$D$1]; 2;3 ))" office:value-type="float" office:value="2">
            <text:p>2</text:p>
          </table:table-cell>
          <table:table-cell office:value-type="float" office:value="2.428">
            <text:p>2.428</text:p>
          </table:table-cell>
          <table:table-cell office:value-type="float" office:value="7.623">
            <text:p>7.623</text:p>
          </table:table-cell>
          <table:table-cell office:value-type="float" office:value="3.149">
            <text:p>3.14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5]=[.$C$1]; 1; IF( [.C185]=[.$D$1]; 2;3 ))" office:value-type="float" office:value="2">
            <text:p>2</text:p>
          </table:table-cell>
          <table:table-cell office:value-type="float" office:value="1.348">
            <text:p>1.348</text:p>
          </table:table-cell>
          <table:table-cell office:value-type="float" office:value="11.822">
            <text:p>11.822</text:p>
          </table:table-cell>
          <table:table-cell office:value-type="float" office:value="3.511">
            <text:p>3.51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6]=[.$C$1]; 1; IF( [.C186]=[.$D$1]; 2;3 ))" office:value-type="float" office:value="2">
            <text:p>2</text:p>
          </table:table-cell>
          <table:table-cell office:value-type="float" office:value="0.332">
            <text:p>0.332</text:p>
          </table:table-cell>
          <table:table-cell office:value-type="float" office:value="10.88">
            <text:p>10.88</text:p>
          </table:table-cell>
          <table:table-cell office:value-type="float" office:value="2.545">
            <text:p>2.54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7]=[.$C$1]; 1; IF( [.C187]=[.$D$1]; 2;3 ))"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0.02">
            <text:p>10.02</text:p>
          </table:table-cell>
          <table:table-cell office:value-type="float" office:value="5.173">
            <text:p>5.17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8]=[.$C$1]; 1; IF( [.C188]=[.$D$1]; 2;3 ))" office:value-type="float" office:value="2">
            <text:p>2</text:p>
          </table:table-cell>
          <table:table-cell office:value-type="float" office:value="0.538">
            <text:p>0.538</text:p>
          </table:table-cell>
          <table:table-cell office:value-type="float" office:value="9.124">
            <text:p>9.124</text:p>
          </table:table-cell>
          <table:table-cell office:value-type="float" office:value="4.218">
            <text:p>4.21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89]=[.$C$1]; 1; IF( [.C189]=[.$D$1]; 2;3 ))" office:value-type="float" office:value="2">
            <text:p>2</text:p>
          </table:table-cell>
          <table:table-cell office:value-type="float" office:value="-1.177">
            <text:p>-1.177</text:p>
          </table:table-cell>
          <table:table-cell office:value-type="float" office:value="10.797">
            <text:p>10.797</text:p>
          </table:table-cell>
          <table:table-cell office:value-type="float" office:value="4.663">
            <text:p>4.66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90]=[.$C$1]; 1; IF( [.C190]=[.$D$1]; 2;3 ))" office:value-type="float" office:value="2">
            <text:p>2</text:p>
          </table:table-cell>
          <table:table-cell office:value-type="float" office:value="-0.636">
            <text:p>-0.636</text:p>
          </table:table-cell>
          <table:table-cell office:value-type="float" office:value="10.24">
            <text:p>10.24</text:p>
          </table:table-cell>
          <table:table-cell office:value-type="float" office:value="6.089">
            <text:p>6.08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91]=[.$C$1]; 1; IF( [.C191]=[.$D$1]; 2;3 ))" office:value-type="float" office:value="2">
            <text:p>2</text:p>
          </table:table-cell>
          <table:table-cell office:value-type="float" office:value="-0.387">
            <text:p>-0.387</text:p>
          </table:table-cell>
          <table:table-cell office:value-type="float" office:value="14.387">
            <text:p>14.387</text:p>
          </table:table-cell>
          <table:table-cell office:value-type="float" office:value="6.851">
            <text:p>6.85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92]=[.$C$1]; 1; IF( [.C192]=[.$D$1]; 2;3 ))" office:value-type="float" office:value="2">
            <text:p>2</text:p>
          </table:table-cell>
          <table:table-cell office:value-type="float" office:value="-0.202">
            <text:p>-0.202</text:p>
          </table:table-cell>
          <table:table-cell office:value-type="float" office:value="14.769">
            <text:p>14.769</text:p>
          </table:table-cell>
          <table:table-cell office:value-type="float" office:value="5.257">
            <text:p>5.25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193]=[.$C$1]; 1; IF( [.C193]=[.$D$1]; 2;3 ))" office:value-type="float" office:value="2">
            <text:p>2</text:p>
          </table:table-cell>
          <table:table-cell office:value-type="float" office:value="-1.794">
            <text:p>-1.794</text:p>
          </table:table-cell>
          <table:table-cell office:value-type="float" office:value="14.743">
            <text:p>14.743</text:p>
          </table:table-cell>
          <table:table-cell office:value-type="float" office:value="6.058">
            <text:p>6.0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4]=[.$C$1]; 1; IF( [.C194]=[.$D$1]; 2;3 ))" office:value-type="float" office:value="1">
            <text:p>1</text:p>
          </table:table-cell>
          <table:table-cell office:value-type="float" office:value="7.733">
            <text:p>7.733</text:p>
          </table:table-cell>
          <table:table-cell office:value-type="float" office:value="13.567">
            <text:p>13.567</text:p>
          </table:table-cell>
          <table:table-cell office:value-type="float" office:value="11.187">
            <text:p>11.1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5]=[.$C$1]; 1; IF( [.C195]=[.$D$1]; 2;3 ))" office:value-type="float" office:value="1">
            <text:p>1</text:p>
          </table:table-cell>
          <table:table-cell office:value-type="float" office:value="8.081">
            <text:p>8.081</text:p>
          </table:table-cell>
          <table:table-cell office:value-type="float" office:value="14.53">
            <text:p>14.53</text:p>
          </table:table-cell>
          <table:table-cell office:value-type="float" office:value="12.45">
            <text:p>12.4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6]=[.$C$1]; 1; IF( [.C196]=[.$D$1]; 2;3 ))" office:value-type="float" office:value="1">
            <text:p>1</text:p>
          </table:table-cell>
          <table:table-cell office:value-type="float" office:value="9.259">
            <text:p>9.259</text:p>
          </table:table-cell>
          <table:table-cell office:value-type="float" office:value="15.424">
            <text:p>15.424</text:p>
          </table:table-cell>
          <table:table-cell office:value-type="float" office:value="12.256">
            <text:p>12.25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7]=[.$C$1]; 1; IF( [.C197]=[.$D$1]; 2;3 ))" office:value-type="float" office:value="1">
            <text:p>1</text:p>
          </table:table-cell>
          <table:table-cell office:value-type="float" office:value="9.919">
            <text:p>9.919</text:p>
          </table:table-cell>
          <table:table-cell office:value-type="float" office:value="15.563">
            <text:p>15.563</text:p>
          </table:table-cell>
          <table:table-cell office:value-type="float" office:value="11.051">
            <text:p>11.0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8]=[.$C$1]; 1; IF( [.C198]=[.$D$1]; 2;3 ))" office:value-type="float" office:value="1">
            <text:p>1</text:p>
          </table:table-cell>
          <table:table-cell office:value-type="float" office:value="9.601">
            <text:p>9.601</text:p>
          </table:table-cell>
          <table:table-cell office:value-type="float" office:value="14.693">
            <text:p>14.693</text:p>
          </table:table-cell>
          <table:table-cell office:value-type="float" office:value="9.908">
            <text:p>9.9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199]=[.$C$1]; 1; IF( [.C199]=[.$D$1]; 2;3 ))" office:value-type="float" office:value="1">
            <text:p>1</text:p>
          </table:table-cell>
          <table:table-cell office:value-type="float" office:value="8.64">
            <text:p>8.64</text:p>
          </table:table-cell>
          <table:table-cell office:value-type="float" office:value="13.719">
            <text:p>13.719</text:p>
          </table:table-cell>
          <table:table-cell office:value-type="float" office:value="10.012">
            <text:p>10.0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0]=[.$C$1]; 1; IF( [.C200]=[.$D$1]; 2;3 ))" office:value-type="float" office:value="1">
            <text:p>1</text:p>
          </table:table-cell>
          <table:table-cell office:value-type="float" office:value="8.901">
            <text:p>8.901</text:p>
          </table:table-cell>
          <table:table-cell office:value-type="float" office:value="12.401">
            <text:p>12.401</text:p>
          </table:table-cell>
          <table:table-cell office:value-type="float" office:value="9.485">
            <text:p>9.4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1]=[.$C$1]; 1; IF( [.C201]=[.$D$1]; 2;3 ))" office:value-type="float" office:value="1">
            <text:p>1</text:p>
          </table:table-cell>
          <table:table-cell office:value-type="float" office:value="8.34">
            <text:p>8.34</text:p>
          </table:table-cell>
          <table:table-cell office:value-type="float" office:value="11.417">
            <text:p>11.417</text:p>
          </table:table-cell>
          <table:table-cell office:value-type="float" office:value="10.388">
            <text:p>10.3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2]=[.$C$1]; 1; IF( [.C202]=[.$D$1]; 2;3 ))" office:value-type="float" office:value="1">
            <text:p>1</text:p>
          </table:table-cell>
          <table:table-cell office:value-type="float" office:value="7.729">
            <text:p>7.729</text:p>
          </table:table-cell>
          <table:table-cell office:value-type="float" office:value="12.118">
            <text:p>12.118</text:p>
          </table:table-cell>
          <table:table-cell office:value-type="float" office:value="11.496">
            <text:p>11.4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3]=[.$C$1]; 1; IF( [.C203]=[.$D$1]; 2;3 ))" office:value-type="float" office:value="1">
            <text:p>1</text:p>
          </table:table-cell>
          <table:table-cell office:value-type="float" office:value="7.841">
            <text:p>7.841</text:p>
          </table:table-cell>
          <table:table-cell office:value-type="float" office:value="11.592">
            <text:p>11.592</text:p>
          </table:table-cell>
          <table:table-cell office:value-type="float" office:value="12.759">
            <text:p>12.7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4]=[.$C$1]; 1; IF( [.C204]=[.$D$1]; 2;3 ))" office:value-type="float" office:value="1">
            <text:p>1</text:p>
          </table:table-cell>
          <table:table-cell office:value-type="float" office:value="8.171">
            <text:p>8.171</text:p>
          </table:table-cell>
          <table:table-cell office:value-type="float" office:value="12.465">
            <text:p>12.465</text:p>
          </table:table-cell>
          <table:table-cell office:value-type="float" office:value="13.906">
            <text:p>13.9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5]=[.$C$1]; 1; IF( [.C205]=[.$D$1]; 2;3 ))" office:value-type="float" office:value="1">
            <text:p>1</text:p>
          </table:table-cell>
          <table:table-cell office:value-type="float" office:value="8.349">
            <text:p>8.349</text:p>
          </table:table-cell>
          <table:table-cell office:value-type="float" office:value="13.819">
            <text:p>13.819</text:p>
          </table:table-cell>
          <table:table-cell office:value-type="float" office:value="13.729">
            <text:p>13.7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6]=[.$C$1]; 1; IF( [.C206]=[.$D$1]; 2;3 ))" office:value-type="float" office:value="1">
            <text:p>1</text:p>
          </table:table-cell>
          <table:table-cell office:value-type="float" office:value="9.455">
            <text:p>9.455</text:p>
          </table:table-cell>
          <table:table-cell office:value-type="float" office:value="14.472">
            <text:p>14.472</text:p>
          </table:table-cell>
          <table:table-cell office:value-type="float" office:value="14.386">
            <text:p>14.3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7]=[.$C$1]; 1; IF( [.C207]=[.$D$1]; 2;3 ))" office:value-type="float" office:value="1">
            <text:p>1</text:p>
          </table:table-cell>
          <table:table-cell office:value-type="float" office:value="10.017">
            <text:p>10.017</text:p>
          </table:table-cell>
          <table:table-cell office:value-type="float" office:value="15.448">
            <text:p>15.448</text:p>
          </table:table-cell>
          <table:table-cell office:value-type="float" office:value="13.479">
            <text:p>13.47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8]=[.$C$1]; 1; IF( [.C208]=[.$D$1]; 2;3 ))" office:value-type="float" office:value="1">
            <text:p>1</text:p>
          </table:table-cell>
          <table:table-cell office:value-type="float" office:value="11.38">
            <text:p>11.38</text:p>
          </table:table-cell>
          <table:table-cell office:value-type="float" office:value="15.692">
            <text:p>15.692</text:p>
          </table:table-cell>
          <table:table-cell office:value-type="float" office:value="13.49">
            <text:p>13.4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09]=[.$C$1]; 1; IF( [.C209]=[.$D$1]; 2;3 ))" office:value-type="float" office:value="1">
            <text:p>1</text:p>
          </table:table-cell>
          <table:table-cell office:value-type="float" office:value="12.07">
            <text:p>12.07</text:p>
          </table:table-cell>
          <table:table-cell office:value-type="float" office:value="15.874">
            <text:p>15.874</text:p>
          </table:table-cell>
          <table:table-cell office:value-type="float" office:value="12.232">
            <text:p>12.2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0]=[.$C$1]; 1; IF( [.C210]=[.$D$1]; 2;3 ))" office:value-type="float" office:value="1">
            <text:p>1</text:p>
          </table:table-cell>
          <table:table-cell office:value-type="float" office:value="11.355">
            <text:p>11.355</text:p>
          </table:table-cell>
          <table:table-cell office:value-type="float" office:value="15.792">
            <text:p>15.792</text:p>
          </table:table-cell>
          <table:table-cell office:value-type="float" office:value="11.045">
            <text:p>11.04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1]=[.$C$1]; 1; IF( [.C211]=[.$D$1]; 2;3 ))" office:value-type="float" office:value="1">
            <text:p>1</text:p>
          </table:table-cell>
          <table:table-cell office:value-type="float" office:value="11.926">
            <text:p>11.926</text:p>
          </table:table-cell>
          <table:table-cell office:value-type="float" office:value="15.09">
            <text:p>15.09</text:p>
          </table:table-cell>
          <table:table-cell office:value-type="float" office:value="9.907">
            <text:p>9.9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2]=[.$C$1]; 1; IF( [.C212]=[.$D$1]; 2;3 ))" office:value-type="float" office:value="1">
            <text:p>1</text:p>
          </table:table-cell>
          <table:table-cell office:value-type="float" office:value="10.852">
            <text:p>10.852</text:p>
          </table:table-cell>
          <table:table-cell office:value-type="float" office:value="14.405">
            <text:p>14.405</text:p>
          </table:table-cell>
          <table:table-cell office:value-type="float" office:value="9.215">
            <text:p>9.2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3]=[.$C$1]; 1; IF( [.C213]=[.$D$1]; 2;3 ))" office:value-type="float" office:value="1">
            <text:p>1</text:p>
          </table:table-cell>
          <table:table-cell office:value-type="float" office:value="11.071">
            <text:p>11.071</text:p>
          </table:table-cell>
          <table:table-cell office:value-type="float" office:value="13.152">
            <text:p>13.152</text:p>
          </table:table-cell>
          <table:table-cell office:value-type="float" office:value="8.659">
            <text:p>8.6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4]=[.$C$1]; 1; IF( [.C214]=[.$D$1]; 2;3 ))" office:value-type="float" office:value="1">
            <text:p>1</text:p>
          </table:table-cell>
          <table:table-cell office:value-type="float" office:value="10.079">
            <text:p>10.079</text:p>
          </table:table-cell>
          <table:table-cell office:value-type="float" office:value="12.118">
            <text:p>12.118</text:p>
          </table:table-cell>
          <table:table-cell office:value-type="float" office:value="8.796">
            <text:p>8.7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5]=[.$C$1]; 1; IF( [.C215]=[.$D$1]; 2;3 ))" office:value-type="float" office:value="1">
            <text:p>1</text:p>
          </table:table-cell>
          <table:table-cell office:value-type="float" office:value="10.745">
            <text:p>10.745</text:p>
          </table:table-cell>
          <table:table-cell office:value-type="float" office:value="10.847">
            <text:p>10.847</text:p>
          </table:table-cell>
          <table:table-cell office:value-type="float" office:value="8.987">
            <text:p>8.9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6]=[.$C$1]; 1; IF( [.C216]=[.$D$1]; 2;3 ))" office:value-type="float" office:value="1">
            <text:p>1</text:p>
          </table:table-cell>
          <table:table-cell office:value-type="float" office:value="10.205">
            <text:p>10.205</text:p>
          </table:table-cell>
          <table:table-cell office:value-type="float" office:value="9.91">
            <text:p>9.91</text:p>
          </table:table-cell>
          <table:table-cell office:value-type="float" office:value="9.854">
            <text:p>9.85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7]=[.$C$1]; 1; IF( [.C217]=[.$D$1]; 2;3 ))" office:value-type="float" office:value="1">
            <text:p>1</text:p>
          </table:table-cell>
          <table:table-cell office:value-type="float" office:value="8.972">
            <text:p>8.972</text:p>
          </table:table-cell>
          <table:table-cell office:value-type="float" office:value="10.189">
            <text:p>10.189</text:p>
          </table:table-cell>
          <table:table-cell office:value-type="float" office:value="10.566">
            <text:p>10.56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8]=[.$C$1]; 1; IF( [.C218]=[.$D$1]; 2;3 ))" office:value-type="float" office:value="1">
            <text:p>1</text:p>
          </table:table-cell>
          <table:table-cell office:value-type="float" office:value="9.067">
            <text:p>9.067</text:p>
          </table:table-cell>
          <table:table-cell office:value-type="float" office:value="9.637">
            <text:p>9.637</text:p>
          </table:table-cell>
          <table:table-cell office:value-type="float" office:value="11.885">
            <text:p>11.8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19]=[.$C$1]; 1; IF( [.C219]=[.$D$1]; 2;3 ))" office:value-type="float" office:value="1">
            <text:p>1</text:p>
          </table:table-cell>
          <table:table-cell office:value-type="float" office:value="8.528">
            <text:p>8.528</text:p>
          </table:table-cell>
          <table:table-cell office:value-type="float" office:value="10.331">
            <text:p>10.331</text:p>
          </table:table-cell>
          <table:table-cell office:value-type="float" office:value="12.969">
            <text:p>12.9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0]=[.$C$1]; 1; IF( [.C220]=[.$D$1]; 2;3 ))" office:value-type="float" office:value="1">
            <text:p>1</text:p>
          </table:table-cell>
          <table:table-cell office:value-type="float" office:value="9.26">
            <text:p>9.26</text:p>
          </table:table-cell>
          <table:table-cell office:value-type="float" office:value="10.409">
            <text:p>10.409</text:p>
          </table:table-cell>
          <table:table-cell office:value-type="float" office:value="14.215">
            <text:p>14.2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1]=[.$C$1]; 1; IF( [.C221]=[.$D$1]; 2;3 ))" office:value-type="float" office:value="1">
            <text:p>1</text:p>
          </table:table-cell>
          <table:table-cell office:value-type="float" office:value="9.038">
            <text:p>9.038</text:p>
          </table:table-cell>
          <table:table-cell office:value-type="float" office:value="11.716">
            <text:p>11.716</text:p>
          </table:table-cell>
          <table:table-cell office:value-type="float" office:value="14.783">
            <text:p>14.78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2]=[.$C$1]; 1; IF( [.C222]=[.$D$1]; 2;3 ))" office:value-type="float" office:value="1">
            <text:p>1</text:p>
          </table:table-cell>
          <table:table-cell office:value-type="float" office:value="10.072">
            <text:p>10.072</text:p>
          </table:table-cell>
          <table:table-cell office:value-type="float" office:value="12.367">
            <text:p>12.367</text:p>
          </table:table-cell>
          <table:table-cell office:value-type="float" office:value="15.461">
            <text:p>15.46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3]=[.$C$1]; 1; IF( [.C223]=[.$D$1]; 2;3 ))" office:value-type="float" office:value="1">
            <text:p>1</text:p>
          </table:table-cell>
          <table:table-cell office:value-type="float" office:value="10.282">
            <text:p>10.282</text:p>
          </table:table-cell>
          <table:table-cell office:value-type="float" office:value="13.77">
            <text:p>13.77</text:p>
          </table:table-cell>
          <table:table-cell office:value-type="float" office:value="15.254">
            <text:p>15.25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4]=[.$C$1]; 1; IF( [.C224]=[.$D$1]; 2;3 ))" office:value-type="float" office:value="1">
            <text:p>1</text:p>
          </table:table-cell>
          <table:table-cell office:value-type="float" office:value="11.716">
            <text:p>11.716</text:p>
          </table:table-cell>
          <table:table-cell office:value-type="float" office:value="14.013">
            <text:p>14.013</text:p>
          </table:table-cell>
          <table:table-cell office:value-type="float" office:value="15.252">
            <text:p>15.2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5]=[.$C$1]; 1; IF( [.C225]=[.$D$1]; 2;3 ))" office:value-type="float" office:value="1">
            <text:p>1</text:p>
          </table:table-cell>
          <table:table-cell office:value-type="float" office:value="12.252">
            <text:p>12.252</text:p>
          </table:table-cell>
          <table:table-cell office:value-type="float" office:value="14.958">
            <text:p>14.958</text:p>
          </table:table-cell>
          <table:table-cell office:value-type="float" office:value="14.386">
            <text:p>14.3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6]=[.$C$1]; 1; IF( [.C226]=[.$D$1]; 2;3 ))" office:value-type="float" office:value="1">
            <text:p>1</text:p>
          </table:table-cell>
          <table:table-cell office:value-type="float" office:value="13.483">
            <text:p>13.483</text:p>
          </table:table-cell>
          <table:table-cell office:value-type="float" office:value="14.677">
            <text:p>14.677</text:p>
          </table:table-cell>
          <table:table-cell office:value-type="float" office:value="13.675">
            <text:p>13.6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7]=[.$C$1]; 1; IF( [.C227]=[.$D$1]; 2;3 ))" office:value-type="float" office:value="1">
            <text:p>1</text:p>
          </table:table-cell>
          <table:table-cell office:value-type="float" office:value="13.374">
            <text:p>13.374</text:p>
          </table:table-cell>
          <table:table-cell office:value-type="float" office:value="15.233">
            <text:p>15.233</text:p>
          </table:table-cell>
          <table:table-cell office:value-type="float" office:value="12.344">
            <text:p>12.3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8]=[.$C$1]; 1; IF( [.C228]=[.$D$1]; 2;3 ))" office:value-type="float" office:value="1">
            <text:p>1</text:p>
          </table:table-cell>
          <table:table-cell office:value-type="float" office:value="13.919">
            <text:p>13.919</text:p>
          </table:table-cell>
          <table:table-cell office:value-type="float" office:value="14.564">
            <text:p>14.564</text:p>
          </table:table-cell>
          <table:table-cell office:value-type="float" office:value="11.265">
            <text:p>11.2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29]=[.$C$1]; 1; IF( [.C229]=[.$D$1]; 2;3 ))" office:value-type="float" office:value="1">
            <text:p>1</text:p>
          </table:table-cell>
          <table:table-cell office:value-type="float" office:value="13.177">
            <text:p>13.177</text:p>
          </table:table-cell>
          <table:table-cell office:value-type="float" office:value="14.481">
            <text:p>14.481</text:p>
          </table:table-cell>
          <table:table-cell office:value-type="float" office:value="10.016">
            <text:p>10.0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0]=[.$C$1]; 1; IF( [.C230]=[.$D$1]; 2;3 ))" office:value-type="float" office:value="1">
            <text:p>1</text:p>
          </table:table-cell>
          <table:table-cell office:value-type="float" office:value="13.406">
            <text:p>13.406</text:p>
          </table:table-cell>
          <table:table-cell office:value-type="float" office:value="13.177">
            <text:p>13.177</text:p>
          </table:table-cell>
          <table:table-cell office:value-type="float" office:value="9.443">
            <text:p>9.44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1]=[.$C$1]; 1; IF( [.C231]=[.$D$1]; 2;3 ))" office:value-type="float" office:value="1">
            <text:p>1</text:p>
          </table:table-cell>
          <table:table-cell office:value-type="float" office:value="12.373">
            <text:p>12.373</text:p>
          </table:table-cell>
          <table:table-cell office:value-type="float" office:value="12.516">
            <text:p>12.516</text:p>
          </table:table-cell>
          <table:table-cell office:value-type="float" office:value="8.773">
            <text:p>8.77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2]=[.$C$1]; 1; IF( [.C232]=[.$D$1]; 2;3 ))" office:value-type="float" office:value="1">
            <text:p>1</text:p>
          </table:table-cell>
          <table:table-cell office:value-type="float" office:value="12.173">
            <text:p>12.173</text:p>
          </table:table-cell>
          <table:table-cell office:value-type="float" office:value="11.094">
            <text:p>11.094</text:p>
          </table:table-cell>
          <table:table-cell office:value-type="float" office:value="8.975">
            <text:p>8.9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3]=[.$C$1]; 1; IF( [.C233]=[.$D$1]; 2;3 ))" office:value-type="float" office:value="1">
            <text:p>1</text:p>
          </table:table-cell>
          <table:table-cell office:value-type="float" office:value="13.011">
            <text:p>13.011</text:p>
          </table:table-cell>
          <table:table-cell office:value-type="float" office:value="10.389">
            <text:p>10.389</text:p>
          </table:table-cell>
          <table:table-cell office:value-type="float" office:value="9.835">
            <text:p>9.8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4]=[.$C$1]; 1; IF( [.C234]=[.$D$1]; 2;3 ))" office:value-type="float" office:value="1">
            <text:p>1</text:p>
          </table:table-cell>
          <table:table-cell office:value-type="float" office:value="12.444">
            <text:p>12.444</text:p>
          </table:table-cell>
          <table:table-cell office:value-type="float" office:value="9.403">
            <text:p>9.403</text:p>
          </table:table-cell>
          <table:table-cell office:value-type="float" office:value="10.745">
            <text:p>10.74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5]=[.$C$1]; 1; IF( [.C235]=[.$D$1]; 2;3 ))" office:value-type="float" office:value="1">
            <text:p>1</text:p>
          </table:table-cell>
          <table:table-cell office:value-type="float" office:value="11.071">
            <text:p>11.071</text:p>
          </table:table-cell>
          <table:table-cell office:value-type="float" office:value="9.167">
            <text:p>9.167</text:p>
          </table:table-cell>
          <table:table-cell office:value-type="float" office:value="10.752">
            <text:p>10.7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6]=[.$C$1]; 1; IF( [.C236]=[.$D$1]; 2;3 ))" office:value-type="float" office:value="1">
            <text:p>1</text:p>
          </table:table-cell>
          <table:table-cell office:value-type="float" office:value="10.365">
            <text:p>10.365</text:p>
          </table:table-cell>
          <table:table-cell office:value-type="float" office:value="9.001">
            <text:p>9.001</text:p>
          </table:table-cell>
          <table:table-cell office:value-type="float" office:value="12.011">
            <text:p>12.01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7]=[.$C$1]; 1; IF( [.C237]=[.$D$1]; 2;3 ))" office:value-type="float" office:value="1">
            <text:p>1</text:p>
          </table:table-cell>
          <table:table-cell office:value-type="float" office:value="11.064">
            <text:p>11.064</text:p>
          </table:table-cell>
          <table:table-cell office:value-type="float" office:value="9.077">
            <text:p>9.077</text:p>
          </table:table-cell>
          <table:table-cell office:value-type="float" office:value="13.207">
            <text:p>13.2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8]=[.$C$1]; 1; IF( [.C238]=[.$D$1]; 2;3 ))" office:value-type="float" office:value="1">
            <text:p>1</text:p>
          </table:table-cell>
          <table:table-cell office:value-type="float" office:value="10.501">
            <text:p>10.501</text:p>
          </table:table-cell>
          <table:table-cell office:value-type="float" office:value="9.785">
            <text:p>9.785</text:p>
          </table:table-cell>
          <table:table-cell office:value-type="float" office:value="14.334">
            <text:p>14.3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39]=[.$C$1]; 1; IF( [.C239]=[.$D$1]; 2;3 ))" office:value-type="float" office:value="1">
            <text:p>1</text:p>
          </table:table-cell>
          <table:table-cell office:value-type="float" office:value="11.583">
            <text:p>11.583</text:p>
          </table:table-cell>
          <table:table-cell office:value-type="float" office:value="10.465">
            <text:p>10.465</text:p>
          </table:table-cell>
          <table:table-cell office:value-type="float" office:value="15.036">
            <text:p>15.03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0]=[.$C$1]; 1; IF( [.C240]=[.$D$1]; 2;3 ))" office:value-type="float" office:value="1">
            <text:p>1</text:p>
          </table:table-cell>
          <table:table-cell office:value-type="float" office:value="11.37">
            <text:p>11.37</text:p>
          </table:table-cell>
          <table:table-cell office:value-type="float" office:value="11.713">
            <text:p>11.713</text:p>
          </table:table-cell>
          <table:table-cell office:value-type="float" office:value="15.586">
            <text:p>15.58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1]=[.$C$1]; 1; IF( [.C241]=[.$D$1]; 2;3 ))" office:value-type="float" office:value="1">
            <text:p>1</text:p>
          </table:table-cell>
          <table:table-cell office:value-type="float" office:value="12.381">
            <text:p>12.381</text:p>
          </table:table-cell>
          <table:table-cell office:value-type="float" office:value="12.746">
            <text:p>12.746</text:p>
          </table:table-cell>
          <table:table-cell office:value-type="float" office:value="15.451">
            <text:p>15.4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2]=[.$C$1]; 1; IF( [.C242]=[.$D$1]; 2;3 ))" office:value-type="float" office:value="1">
            <text:p>1</text:p>
          </table:table-cell>
          <table:table-cell office:value-type="float" office:value="13.567">
            <text:p>13.567</text:p>
          </table:table-cell>
          <table:table-cell office:value-type="float" office:value="12.473">
            <text:p>12.473</text:p>
          </table:table-cell>
          <table:table-cell office:value-type="float" office:value="14.774">
            <text:p>14.77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3]=[.$C$1]; 1; IF( [.C243]=[.$D$1]; 2;3 ))" office:value-type="float" office:value="1">
            <text:p>1</text:p>
          </table:table-cell>
          <table:table-cell office:value-type="float" office:value="14.131">
            <text:p>14.131</text:p>
          </table:table-cell>
          <table:table-cell office:value-type="float" office:value="13.457">
            <text:p>13.457</text:p>
          </table:table-cell>
          <table:table-cell office:value-type="float" office:value="13.868">
            <text:p>13.8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4]=[.$C$1]; 1; IF( [.C244]=[.$D$1]; 2;3 ))" office:value-type="float" office:value="1">
            <text:p>1</text:p>
          </table:table-cell>
          <table:table-cell office:value-type="float" office:value="14.702">
            <text:p>14.702</text:p>
          </table:table-cell>
          <table:table-cell office:value-type="float" office:value="12.751">
            <text:p>12.751</text:p>
          </table:table-cell>
          <table:table-cell office:value-type="float" office:value="12.735">
            <text:p>12.7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5]=[.$C$1]; 1; IF( [.C245]=[.$D$1]; 2;3 ))" office:value-type="float" office:value="1">
            <text:p>1</text:p>
          </table:table-cell>
          <table:table-cell office:value-type="float" office:value="14.591">
            <text:p>14.591</text:p>
          </table:table-cell>
          <table:table-cell office:value-type="float" office:value="13.295">
            <text:p>13.295</text:p>
          </table:table-cell>
          <table:table-cell office:value-type="float" office:value="11.463">
            <text:p>11.46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6]=[.$C$1]; 1; IF( [.C246]=[.$D$1]; 2;3 ))" office:value-type="float" office:value="1">
            <text:p>1</text:p>
          </table:table-cell>
          <table:table-cell office:value-type="float" office:value="14.278">
            <text:p>14.278</text:p>
          </table:table-cell>
          <table:table-cell office:value-type="float" office:value="12.434">
            <text:p>12.434</text:p>
          </table:table-cell>
          <table:table-cell office:value-type="float" office:value="10.332">
            <text:p>10.33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7]=[.$C$1]; 1; IF( [.C247]=[.$D$1]; 2;3 ))" office:value-type="float" office:value="1">
            <text:p>1</text:p>
          </table:table-cell>
          <table:table-cell office:value-type="float" office:value="14.076">
            <text:p>14.076</text:p>
          </table:table-cell>
          <table:table-cell office:value-type="float" office:value="11.082">
            <text:p>11.082</text:p>
          </table:table-cell>
          <table:table-cell office:value-type="float" office:value="10.533">
            <text:p>10.53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8]=[.$C$1]; 1; IF( [.C248]=[.$D$1]; 2;3 ))" office:value-type="float" office:value="1">
            <text:p>1</text:p>
          </table:table-cell>
          <table:table-cell office:value-type="float" office:value="14.184">
            <text:p>14.184</text:p>
          </table:table-cell>
          <table:table-cell office:value-type="float" office:value="10.512">
            <text:p>10.512</text:p>
          </table:table-cell>
          <table:table-cell office:value-type="float" office:value="11.868">
            <text:p>11.8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49]=[.$C$1]; 1; IF( [.C249]=[.$D$1]; 2;3 ))" office:value-type="float" office:value="1">
            <text:p>1</text:p>
          </table:table-cell>
          <table:table-cell office:value-type="float" office:value="14.492">
            <text:p>14.492</text:p>
          </table:table-cell>
          <table:table-cell office:value-type="float" office:value="11.333">
            <text:p>11.333</text:p>
          </table:table-cell>
          <table:table-cell office:value-type="float" office:value="12.938">
            <text:p>12.93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0]=[.$C$1]; 1; IF( [.C250]=[.$D$1]; 2;3 ))" office:value-type="float" office:value="1">
            <text:p>1</text:p>
          </table:table-cell>
          <table:table-cell office:value-type="float" office:value="13.792">
            <text:p>13.792</text:p>
          </table:table-cell>
          <table:table-cell office:value-type="float" office:value="11.161">
            <text:p>11.161</text:p>
          </table:table-cell>
          <table:table-cell office:value-type="float" office:value="14.201">
            <text:p>14.2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1]=[.$C$1]; 1; IF( [.C251]=[.$D$1]; 2;3 ))" office:value-type="float" office:value="1">
            <text:p>1</text:p>
          </table:table-cell>
          <table:table-cell office:value-type="float" office:value="12.818">
            <text:p>12.818</text:p>
          </table:table-cell>
          <table:table-cell office:value-type="float" office:value="10.179">
            <text:p>10.179</text:p>
          </table:table-cell>
          <table:table-cell office:value-type="float" office:value="14.335">
            <text:p>14.3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2]=[.$C$1]; 1; IF( [.C252]=[.$D$1]; 2;3 ))" office:value-type="float" office:value="1">
            <text:p>1</text:p>
          </table:table-cell>
          <table:table-cell office:value-type="float" office:value="12.496">
            <text:p>12.496</text:p>
          </table:table-cell>
          <table:table-cell office:value-type="float" office:value="9.321">
            <text:p>9.321</text:p>
          </table:table-cell>
          <table:table-cell office:value-type="float" office:value="13.194">
            <text:p>13.1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3]=[.$C$1]; 1; IF( [.C253]=[.$D$1]; 2;3 ))" office:value-type="float" office:value="1">
            <text:p>1</text:p>
          </table:table-cell>
          <table:table-cell office:value-type="float" office:value="13.174">
            <text:p>13.174</text:p>
          </table:table-cell>
          <table:table-cell office:value-type="float" office:value="9.484">
            <text:p>9.484</text:p>
          </table:table-cell>
          <table:table-cell office:value-type="float" office:value="11.991">
            <text:p>11.99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4]=[.$C$1]; 1; IF( [.C254]=[.$D$1]; 2;3 ))" office:value-type="float" office:value="1">
            <text:p>1</text:p>
          </table:table-cell>
          <table:table-cell office:value-type="float" office:value="6.761">
            <text:p>6.761</text:p>
          </table:table-cell>
          <table:table-cell office:value-type="float" office:value="14.61">
            <text:p>14.61</text:p>
          </table:table-cell>
          <table:table-cell office:value-type="float" office:value="11.706">
            <text:p>11.70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5]=[.$C$1]; 1; IF( [.C255]=[.$D$1]; 2;3 ))" office:value-type="float" office:value="1">
            <text:p>1</text:p>
          </table:table-cell>
          <table:table-cell office:value-type="float" office:value="6.524">
            <text:p>6.524</text:p>
          </table:table-cell>
          <table:table-cell office:value-type="float" office:value="15.814">
            <text:p>15.814</text:p>
          </table:table-cell>
          <table:table-cell office:value-type="float" office:value="10.84">
            <text:p>10.8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6]=[.$C$1]; 1; IF( [.C256]=[.$D$1]; 2;3 ))" office:value-type="float" office:value="1">
            <text:p>1</text:p>
          </table:table-cell>
          <table:table-cell office:value-type="float" office:value="6.23">
            <text:p>6.23</text:p>
          </table:table-cell>
          <table:table-cell office:value-type="float" office:value="15.652">
            <text:p>15.652</text:p>
          </table:table-cell>
          <table:table-cell office:value-type="float" office:value="9.487">
            <text:p>9.4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7]=[.$C$1]; 1; IF( [.C257]=[.$D$1]; 2;3 ))" office:value-type="float" office:value="1">
            <text:p>1</text:p>
          </table:table-cell>
          <table:table-cell office:value-type="float" office:value="5.966">
            <text:p>5.966</text:p>
          </table:table-cell>
          <table:table-cell office:value-type="float" office:value="16.759001">
            <text:p>16.759001</text:p>
          </table:table-cell>
          <table:table-cell office:value-type="float" office:value="8.681">
            <text:p>8.68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8]=[.$C$1]; 1; IF( [.C258]=[.$D$1]; 2;3 ))" office:value-type="float" office:value="1">
            <text:p>1</text:p>
          </table:table-cell>
          <table:table-cell office:value-type="float" office:value="5.981">
            <text:p>5.981</text:p>
          </table:table-cell>
          <table:table-cell office:value-type="float" office:value="18.028">
            <text:p>18.028</text:p>
          </table:table-cell>
          <table:table-cell office:value-type="float" office:value="9.23">
            <text:p>9.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59]=[.$C$1]; 1; IF( [.C259]=[.$D$1]; 2;3 ))" office:value-type="float" office:value="1">
            <text:p>1</text:p>
          </table:table-cell>
          <table:table-cell office:value-type="float" office:value="6.261">
            <text:p>6.261</text:p>
          </table:table-cell>
          <table:table-cell office:value-type="float" office:value="18.200001">
            <text:p>18.200001</text:p>
          </table:table-cell>
          <table:table-cell office:value-type="float" office:value="10.575">
            <text:p>10.575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260]=[.$C$1]; 1; IF( [.C260]=[.$D$1]; 2;3 ))" office:value-type="float" office:value="3">
            <text:p>3</text:p>
          </table:table-cell>
          <table:table-cell office:value-type="float" office:value="5.42">
            <text:p>5.42</text:p>
          </table:table-cell>
          <table:table-cell office:value-type="float" office:value="12.474">
            <text:p>12.474</text:p>
          </table:table-cell>
          <table:table-cell office:value-type="float" office:value="15.316">
            <text:p>15.316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261]=[.$C$1]; 1; IF( [.C261]=[.$D$1]; 2;3 ))" office:value-type="float" office:value="3">
            <text:p>3</text:p>
          </table:table-cell>
          <table:table-cell office:value-type="float" office:value="3.283">
            <text:p>3.283</text:p>
          </table:table-cell>
          <table:table-cell office:value-type="float" office:value="11.991">
            <text:p>11.991</text:p>
          </table:table-cell>
          <table:table-cell office:value-type="float" office:value="14.822">
            <text:p>14.8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2]=[.$C$1]; 1; IF( [.C262]=[.$D$1]; 2;3 ))" office:value-type="float" office:value="1">
            <text:p>1</text:p>
          </table:table-cell>
          <table:table-cell office:value-type="float" office:value="6.542">
            <text:p>6.542</text:p>
          </table:table-cell>
          <table:table-cell office:value-type="float" office:value="17.101">
            <text:p>17.101</text:p>
          </table:table-cell>
          <table:table-cell office:value-type="float" office:value="11.375">
            <text:p>11.37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3]=[.$C$1]; 1; IF( [.C263]=[.$D$1]; 2;3 ))" office:value-type="float" office:value="1">
            <text:p>1</text:p>
          </table:table-cell>
          <table:table-cell office:value-type="float" office:value="5.525">
            <text:p>5.525</text:p>
          </table:table-cell>
          <table:table-cell office:value-type="float" office:value="14.083">
            <text:p>14.083</text:p>
          </table:table-cell>
          <table:table-cell office:value-type="float" office:value="12.445">
            <text:p>12.44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4]=[.$C$1]; 1; IF( [.C264]=[.$D$1]; 2;3 ))" office:value-type="float" office:value="1">
            <text:p>1</text:p>
          </table:table-cell>
          <table:table-cell office:value-type="float" office:value="5.151">
            <text:p>5.151</text:p>
          </table:table-cell>
          <table:table-cell office:value-type="float" office:value="14.877">
            <text:p>14.877</text:p>
          </table:table-cell>
          <table:table-cell office:value-type="float" office:value="13.694">
            <text:p>13.69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5]=[.$C$1]; 1; IF( [.C265]=[.$D$1]; 2;3 ))" office:value-type="float" office:value="1">
            <text:p>1</text:p>
          </table:table-cell>
          <table:table-cell office:value-type="float" office:value="3.986">
            <text:p>3.986</text:p>
          </table:table-cell>
          <table:table-cell office:value-type="float" office:value="14.209">
            <text:p>14.209</text:p>
          </table:table-cell>
          <table:table-cell office:value-type="float" office:value="14.441">
            <text:p>14.4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6]=[.$C$1]; 1; IF( [.C266]=[.$D$1]; 2;3 ))" office:value-type="float" office:value="1">
            <text:p>1</text:p>
          </table:table-cell>
          <table:table-cell office:value-type="float" office:value="4.335">
            <text:p>4.335</text:p>
          </table:table-cell>
          <table:table-cell office:value-type="float" office:value="12.817">
            <text:p>12.817</text:p>
          </table:table-cell>
          <table:table-cell office:value-type="float" office:value="14.903">
            <text:p>14.90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67]=[.$C$1]; 1; IF( [.C267]=[.$D$1]; 2;3 ))" office:value-type="float" office:value="1">
            <text:p>1</text:p>
          </table:table-cell>
          <table:table-cell office:value-type="float" office:value="3.527">
            <text:p>3.527</text:p>
          </table:table-cell>
          <table:table-cell office:value-type="float" office:value="10.607">
            <text:p>10.607</text:p>
          </table:table-cell>
          <table:table-cell office:value-type="float" office:value="15.204">
            <text:p>15.20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68]=[.$C$1]; 1; IF( [.C268]=[.$D$1]; 2;3 ))" office:value-type="float" office:value="2">
            <text:p>2</text:p>
          </table:table-cell>
          <table:table-cell office:value-type="float" office:value="6.218">
            <text:p>6.218</text:p>
          </table:table-cell>
          <table:table-cell office:value-type="float" office:value="14.703">
            <text:p>14.703</text:p>
          </table:table-cell>
          <table:table-cell office:value-type="float" office:value="9.115">
            <text:p>9.11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69]=[.$C$1]; 1; IF( [.C269]=[.$D$1]; 2;3 ))" office:value-type="float" office:value="2">
            <text:p>2</text:p>
          </table:table-cell>
          <table:table-cell office:value-type="float" office:value="5.713">
            <text:p>5.713</text:p>
          </table:table-cell>
          <table:table-cell office:value-type="float" office:value="16.608999">
            <text:p>16.608999</text:p>
          </table:table-cell>
          <table:table-cell office:value-type="float" office:value="7.699">
            <text:p>7.69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0]=[.$C$1]; 1; IF( [.C270]=[.$D$1]; 2;3 ))" office:value-type="float" office:value="2">
            <text:p>2</text:p>
          </table:table-cell>
          <table:table-cell office:value-type="float" office:value="5.739">
            <text:p>5.739</text:p>
          </table:table-cell>
          <table:table-cell office:value-type="float" office:value="18.820999">
            <text:p>18.820999</text:p>
          </table:table-cell>
          <table:table-cell office:value-type="float" office:value="8.655">
            <text:p>8.65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1]=[.$C$1]; 1; IF( [.C271]=[.$D$1]; 2;3 ))" office:value-type="float" office:value="2">
            <text:p>2</text:p>
          </table:table-cell>
          <table:table-cell office:value-type="float" office:value="6.315">
            <text:p>6.315</text:p>
          </table:table-cell>
          <table:table-cell office:value-type="float" office:value="19.101">
            <text:p>19.101</text:p>
          </table:table-cell>
          <table:table-cell office:value-type="float" office:value="10.999">
            <text:p>10.99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2]=[.$C$1]; 1; IF( [.C272]=[.$D$1]; 2;3 ))" office:value-type="float" office:value="2">
            <text:p>2</text:p>
          </table:table-cell>
          <table:table-cell office:value-type="float" office:value="6.791">
            <text:p>6.791</text:p>
          </table:table-cell>
          <table:table-cell office:value-type="float" office:value="17.327999">
            <text:p>17.327999</text:p>
          </table:table-cell>
          <table:table-cell office:value-type="float" office:value="12.35">
            <text:p>12.3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3]=[.$C$1]; 1; IF( [.C273]=[.$D$1]; 2;3 ))" office:value-type="float" office:value="2">
            <text:p>2</text:p>
          </table:table-cell>
          <table:table-cell office:value-type="float" office:value="5.711">
            <text:p>5.711</text:p>
          </table:table-cell>
          <table:table-cell office:value-type="float" office:value="13.129">
            <text:p>13.129</text:p>
          </table:table-cell>
          <table:table-cell office:value-type="float" office:value="12.712">
            <text:p>12.71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4]=[.$C$1]; 1; IF( [.C274]=[.$D$1]; 2;3 ))" office:value-type="float" office:value="2">
            <text:p>2</text:p>
          </table:table-cell>
          <table:table-cell office:value-type="float" office:value="4.695">
            <text:p>4.695</text:p>
          </table:table-cell>
          <table:table-cell office:value-type="float" office:value="14.071">
            <text:p>14.071</text:p>
          </table:table-cell>
          <table:table-cell office:value-type="float" office:value="11.746">
            <text:p>11.746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5]=[.$C$1]; 1; IF( [.C275]=[.$D$1]; 2;3 ))" office:value-type="float" office:value="2">
            <text:p>2</text:p>
          </table:table-cell>
          <table:table-cell office:value-type="float" office:value="5.963">
            <text:p>5.963</text:p>
          </table:table-cell>
          <table:table-cell office:value-type="float" office:value="14.931">
            <text:p>14.931</text:p>
          </table:table-cell>
          <table:table-cell office:value-type="float" office:value="14.374">
            <text:p>14.37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6]=[.$C$1]; 1; IF( [.C276]=[.$D$1]; 2;3 ))" office:value-type="float" office:value="2">
            <text:p>2</text:p>
          </table:table-cell>
          <table:table-cell office:value-type="float" office:value="4.901">
            <text:p>4.901</text:p>
          </table:table-cell>
          <table:table-cell office:value-type="float" office:value="15.827">
            <text:p>15.827</text:p>
          </table:table-cell>
          <table:table-cell office:value-type="float" office:value="13.419">
            <text:p>13.41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7]=[.$C$1]; 1; IF( [.C277]=[.$D$1]; 2;3 ))" office:value-type="float" office:value="2">
            <text:p>2</text:p>
          </table:table-cell>
          <table:table-cell office:value-type="float" office:value="3.186">
            <text:p>3.186</text:p>
          </table:table-cell>
          <table:table-cell office:value-type="float" office:value="14.154">
            <text:p>14.154</text:p>
          </table:table-cell>
          <table:table-cell office:value-type="float" office:value="13.864">
            <text:p>13.86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8]=[.$C$1]; 1; IF( [.C278]=[.$D$1]; 2;3 ))" office:value-type="float" office:value="2">
            <text:p>2</text:p>
          </table:table-cell>
          <table:table-cell office:value-type="float" office:value="3.727">
            <text:p>3.727</text:p>
          </table:table-cell>
          <table:table-cell office:value-type="float" office:value="14.711">
            <text:p>14.711</text:p>
          </table:table-cell>
          <table:table-cell office:value-type="float" office:value="15.29">
            <text:p>15.2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79]=[.$C$1]; 1; IF( [.C279]=[.$D$1]; 2;3 ))" office:value-type="float" office:value="2">
            <text:p>2</text:p>
          </table:table-cell>
          <table:table-cell office:value-type="float" office:value="3.976">
            <text:p>3.976</text:p>
          </table:table-cell>
          <table:table-cell office:value-type="float" office:value="10.564">
            <text:p>10.564</text:p>
          </table:table-cell>
          <table:table-cell office:value-type="float" office:value="16.052">
            <text:p>16.05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80]=[.$C$1]; 1; IF( [.C280]=[.$D$1]; 2;3 ))" office:value-type="float" office:value="2">
            <text:p>2</text:p>
          </table:table-cell>
          <table:table-cell office:value-type="float" office:value="4.161">
            <text:p>4.161</text:p>
          </table:table-cell>
          <table:table-cell office:value-type="float" office:value="10.182">
            <text:p>10.182</text:p>
          </table:table-cell>
          <table:table-cell office:value-type="float" office:value="14.458">
            <text:p>14.45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81]=[.$C$1]; 1; IF( [.C281]=[.$D$1]; 2;3 ))" office:value-type="float" office:value="2">
            <text:p>2</text:p>
          </table:table-cell>
          <table:table-cell office:value-type="float" office:value="2.569">
            <text:p>2.569</text:p>
          </table:table-cell>
          <table:table-cell office:value-type="float" office:value="10.208">
            <text:p>10.208</text:p>
          </table:table-cell>
          <table:table-cell office:value-type="float" office:value="15.259">
            <text:p>15.2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2]=[.$C$1]; 1; IF( [.C282]=[.$D$1]; 2;3 ))" office:value-type="float" office:value="1">
            <text:p>1</text:p>
          </table:table-cell>
          <table:table-cell office:value-type="float" office:value="4.828">
            <text:p>4.828</text:p>
          </table:table-cell>
          <table:table-cell office:value-type="float" office:value="10.097">
            <text:p>10.097</text:p>
          </table:table-cell>
          <table:table-cell office:value-type="float" office:value="11.834">
            <text:p>11.8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3]=[.$C$1]; 1; IF( [.C283]=[.$D$1]; 2;3 ))" office:value-type="float" office:value="1">
            <text:p>1</text:p>
          </table:table-cell>
          <table:table-cell office:value-type="float" office:value="4.719">
            <text:p>4.719</text:p>
          </table:table-cell>
          <table:table-cell office:value-type="float" office:value="12.145">
            <text:p>12.145</text:p>
          </table:table-cell>
          <table:table-cell office:value-type="float" office:value="9.441">
            <text:p>9.44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4]=[.$C$1]; 1; IF( [.C284]=[.$D$1]; 2;3 ))" office:value-type="float" office:value="1">
            <text:p>1</text:p>
          </table:table-cell>
          <table:table-cell office:value-type="float" office:value="3.798">
            <text:p>3.798</text:p>
          </table:table-cell>
          <table:table-cell office:value-type="float" office:value="9.809">
            <text:p>9.809</text:p>
          </table:table-cell>
          <table:table-cell office:value-type="float" office:value="10.463">
            <text:p>10.46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5]=[.$C$1]; 1; IF( [.C285]=[.$D$1]; 2;3 ))" office:value-type="float" office:value="1">
            <text:p>1</text:p>
          </table:table-cell>
          <table:table-cell office:value-type="float" office:value="3.75">
            <text:p>3.75</text:p>
          </table:table-cell>
          <table:table-cell office:value-type="float" office:value="10.699">
            <text:p>10.699</text:p>
          </table:table-cell>
          <table:table-cell office:value-type="float" office:value="9.408">
            <text:p>9.40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6]=[.$C$1]; 1; IF( [.C286]=[.$D$1]; 2;3 ))" office:value-type="float" office:value="1">
            <text:p>1</text:p>
          </table:table-cell>
          <table:table-cell office:value-type="float" office:value="2.936">
            <text:p>2.936</text:p>
          </table:table-cell>
          <table:table-cell office:value-type="float" office:value="10.458">
            <text:p>10.458</text:p>
          </table:table-cell>
          <table:table-cell office:value-type="float" office:value="8.318">
            <text:p>8.31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7]=[.$C$1]; 1; IF( [.C287]=[.$D$1]; 2;3 ))" office:value-type="float" office:value="1">
            <text:p>1</text:p>
          </table:table-cell>
          <table:table-cell office:value-type="float" office:value="2.175">
            <text:p>2.175</text:p>
          </table:table-cell>
          <table:table-cell office:value-type="float" office:value="9.299">
            <text:p>9.299</text:p>
          </table:table-cell>
          <table:table-cell office:value-type="float" office:value="8.281">
            <text:p>8.28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8]=[.$C$1]; 1; IF( [.C288]=[.$D$1]; 2;3 ))" office:value-type="float" office:value="1">
            <text:p>1</text:p>
          </table:table-cell>
          <table:table-cell office:value-type="float" office:value="2.232">
            <text:p>2.232</text:p>
          </table:table-cell>
          <table:table-cell office:value-type="float" office:value="8.399">
            <text:p>8.399</text:p>
          </table:table-cell>
          <table:table-cell office:value-type="float" office:value="9.336">
            <text:p>9.33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89]=[.$C$1]; 1; IF( [.C289]=[.$D$1]; 2;3 ))" office:value-type="float" office:value="1">
            <text:p>1</text:p>
          </table:table-cell>
          <table:table-cell office:value-type="float" office:value="3.032">
            <text:p>3.032</text:p>
          </table:table-cell>
          <table:table-cell office:value-type="float" office:value="8.657">
            <text:p>8.657</text:p>
          </table:table-cell>
          <table:table-cell office:value-type="float" office:value="10.433">
            <text:p>10.43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90]=[.$C$1]; 1; IF( [.C290]=[.$D$1]; 2;3 ))" office:value-type="float" office:value="2">
            <text:p>2</text:p>
          </table:table-cell>
          <table:table-cell office:value-type="float" office:value="2.927">
            <text:p>2.927</text:p>
          </table:table-cell>
          <table:table-cell office:value-type="float" office:value="11.04">
            <text:p>11.04</text:p>
          </table:table-cell>
          <table:table-cell office:value-type="float" office:value="7.534">
            <text:p>7.53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91]=[.$C$1]; 1; IF( [.C291]=[.$D$1]; 2;3 ))" office:value-type="float" office:value="2">
            <text:p>2</text:p>
          </table:table-cell>
          <table:table-cell office:value-type="float" office:value="1.658">
            <text:p>1.658</text:p>
          </table:table-cell>
          <table:table-cell office:value-type="float" office:value="9.109">
            <text:p>9.109</text:p>
          </table:table-cell>
          <table:table-cell office:value-type="float" office:value="7.477">
            <text:p>7.47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92]=[.$C$1]; 1; IF( [.C292]=[.$D$1]; 2;3 ))" office:value-type="float" office:value="2">
            <text:p>2</text:p>
          </table:table-cell>
          <table:table-cell office:value-type="float" office:value="1.67">
            <text:p>1.67</text:p>
          </table:table-cell>
          <table:table-cell office:value-type="float" office:value="7.487">
            <text:p>7.487</text:p>
          </table:table-cell>
          <table:table-cell office:value-type="float" office:value="9.278">
            <text:p>9.27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293]=[.$C$1]; 1; IF( [.C293]=[.$D$1]; 2;3 ))" office:value-type="float" office:value="2">
            <text:p>2</text:p>
          </table:table-cell>
          <table:table-cell office:value-type="float" office:value="3.103">
            <text:p>3.103</text:p>
          </table:table-cell>
          <table:table-cell office:value-type="float" office:value="7.979">
            <text:p>7.979</text:p>
          </table:table-cell>
          <table:table-cell office:value-type="float" office:value="11.223">
            <text:p>11.22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4]=[.$C$1]; 1; IF( [.C294]=[.$D$1]; 2;3 ))" office:value-type="float" office:value="1">
            <text:p>1</text:p>
          </table:table-cell>
          <table:table-cell office:value-type="float" office:value="5.356">
            <text:p>5.356</text:p>
          </table:table-cell>
          <table:table-cell office:value-type="float" office:value="5.25">
            <text:p>5.25</text:p>
          </table:table-cell>
          <table:table-cell office:value-type="float" office:value="16.416">
            <text:p>16.4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5]=[.$C$1]; 1; IF( [.C295]=[.$D$1]; 2;3 ))" office:value-type="float" office:value="1">
            <text:p>1</text:p>
          </table:table-cell>
          <table:table-cell office:value-type="float" office:value="5.008">
            <text:p>5.008</text:p>
          </table:table-cell>
          <table:table-cell office:value-type="float" office:value="6.213">
            <text:p>6.213</text:p>
          </table:table-cell>
          <table:table-cell office:value-type="float" office:value="15.153">
            <text:p>15.15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6]=[.$C$1]; 1; IF( [.C296]=[.$D$1]; 2;3 ))" office:value-type="float" office:value="1">
            <text:p>1</text:p>
          </table:table-cell>
          <table:table-cell office:value-type="float" office:value="3.83">
            <text:p>3.83</text:p>
          </table:table-cell>
          <table:table-cell office:value-type="float" office:value="7.107">
            <text:p>7.107</text:p>
          </table:table-cell>
          <table:table-cell office:value-type="float" office:value="15.347">
            <text:p>15.34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7]=[.$C$1]; 1; IF( [.C297]=[.$D$1]; 2;3 ))" office:value-type="float" office:value="1">
            <text:p>1</text:p>
          </table:table-cell>
          <table:table-cell office:value-type="float" office:value="3.17">
            <text:p>3.17</text:p>
          </table:table-cell>
          <table:table-cell office:value-type="float" office:value="7.246">
            <text:p>7.246</text:p>
          </table:table-cell>
          <table:table-cell office:value-type="float" office:value="16.552">
            <text:p>16.5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8]=[.$C$1]; 1; IF( [.C298]=[.$D$1]; 2;3 ))" office:value-type="float" office:value="1">
            <text:p>1</text:p>
          </table:table-cell>
          <table:table-cell office:value-type="float" office:value="3.488">
            <text:p>3.488</text:p>
          </table:table-cell>
          <table:table-cell office:value-type="float" office:value="6.376">
            <text:p>6.376</text:p>
          </table:table-cell>
          <table:table-cell office:value-type="float" office:value="17.695">
            <text:p>17.6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299]=[.$C$1]; 1; IF( [.C299]=[.$D$1]; 2;3 ))" office:value-type="float" office:value="1">
            <text:p>1</text:p>
          </table:table-cell>
          <table:table-cell office:value-type="float" office:value="4.449">
            <text:p>4.449</text:p>
          </table:table-cell>
          <table:table-cell office:value-type="float" office:value="5.402">
            <text:p>5.402</text:p>
          </table:table-cell>
          <table:table-cell office:value-type="float" office:value="17.591">
            <text:p>17.59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0]=[.$C$1]; 1; IF( [.C300]=[.$D$1]; 2;3 ))" office:value-type="float" office:value="1">
            <text:p>1</text:p>
          </table:table-cell>
          <table:table-cell office:value-type="float" office:value="4.188">
            <text:p>4.188</text:p>
          </table:table-cell>
          <table:table-cell office:value-type="float" office:value="4.084">
            <text:p>4.084</text:p>
          </table:table-cell>
          <table:table-cell office:value-type="float" office:value="18.118">
            <text:p>18.11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1]=[.$C$1]; 1; IF( [.C301]=[.$D$1]; 2;3 ))" office:value-type="float" office:value="1">
            <text:p>1</text:p>
          </table:table-cell>
          <table:table-cell office:value-type="float" office:value="4.749">
            <text:p>4.749</text:p>
          </table:table-cell>
          <table:table-cell office:value-type="float" office:value="3.1">
            <text:p>3.1</text:p>
          </table:table-cell>
          <table:table-cell office:value-type="float" office:value="17.215">
            <text:p>17.21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2]=[.$C$1]; 1; IF( [.C302]=[.$D$1]; 2;3 ))" office:value-type="float" office:value="1">
            <text:p>1</text:p>
          </table:table-cell>
          <table:table-cell office:value-type="float" office:value="5.36">
            <text:p>5.36</text:p>
          </table:table-cell>
          <table:table-cell office:value-type="float" office:value="3.801">
            <text:p>3.801</text:p>
          </table:table-cell>
          <table:table-cell office:value-type="float" office:value="16.107">
            <text:p>16.1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3]=[.$C$1]; 1; IF( [.C303]=[.$D$1]; 2;3 ))" office:value-type="float" office:value="1">
            <text:p>1</text:p>
          </table:table-cell>
          <table:table-cell office:value-type="float" office:value="5.248">
            <text:p>5.248</text:p>
          </table:table-cell>
          <table:table-cell office:value-type="float" office:value="3.275">
            <text:p>3.275</text:p>
          </table:table-cell>
          <table:table-cell office:value-type="float" office:value="14.844">
            <text:p>14.8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4]=[.$C$1]; 1; IF( [.C304]=[.$D$1]; 2;3 ))" office:value-type="float" office:value="1">
            <text:p>1</text:p>
          </table:table-cell>
          <table:table-cell office:value-type="float" office:value="4.918">
            <text:p>4.918</text:p>
          </table:table-cell>
          <table:table-cell office:value-type="float" office:value="4.148">
            <text:p>4.148</text:p>
          </table:table-cell>
          <table:table-cell office:value-type="float" office:value="13.697">
            <text:p>13.69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5]=[.$C$1]; 1; IF( [.C305]=[.$D$1]; 2;3 ))" office:value-type="float" office:value="1">
            <text:p>1</text:p>
          </table:table-cell>
          <table:table-cell office:value-type="float" office:value="4.74">
            <text:p>4.74</text:p>
          </table:table-cell>
          <table:table-cell office:value-type="float" office:value="5.502">
            <text:p>5.502</text:p>
          </table:table-cell>
          <table:table-cell office:value-type="float" office:value="13.874">
            <text:p>13.87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6]=[.$C$1]; 1; IF( [.C306]=[.$D$1]; 2;3 ))" office:value-type="float" office:value="1">
            <text:p>1</text:p>
          </table:table-cell>
          <table:table-cell office:value-type="float" office:value="3.634">
            <text:p>3.634</text:p>
          </table:table-cell>
          <table:table-cell office:value-type="float" office:value="6.155">
            <text:p>6.155</text:p>
          </table:table-cell>
          <table:table-cell office:value-type="float" office:value="13.217">
            <text:p>13.2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7]=[.$C$1]; 1; IF( [.C307]=[.$D$1]; 2;3 ))" office:value-type="float" office:value="1">
            <text:p>1</text:p>
          </table:table-cell>
          <table:table-cell office:value-type="float" office:value="3.072">
            <text:p>3.072</text:p>
          </table:table-cell>
          <table:table-cell office:value-type="float" office:value="7.131">
            <text:p>7.131</text:p>
          </table:table-cell>
          <table:table-cell office:value-type="float" office:value="14.124">
            <text:p>14.12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8]=[.$C$1]; 1; IF( [.C308]=[.$D$1]; 2;3 ))" office:value-type="float" office:value="1">
            <text:p>1</text:p>
          </table:table-cell>
          <table:table-cell office:value-type="float" office:value="1.709">
            <text:p>1.709</text:p>
          </table:table-cell>
          <table:table-cell office:value-type="float" office:value="7.375">
            <text:p>7.375</text:p>
          </table:table-cell>
          <table:table-cell office:value-type="float" office:value="14.113">
            <text:p>14.11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09]=[.$C$1]; 1; IF( [.C309]=[.$D$1]; 2;3 ))" office:value-type="float" office:value="1">
            <text:p>1</text:p>
          </table:table-cell>
          <table:table-cell office:value-type="float" office:value="1.019">
            <text:p>1.019</text:p>
          </table:table-cell>
          <table:table-cell office:value-type="float" office:value="7.557">
            <text:p>7.557</text:p>
          </table:table-cell>
          <table:table-cell office:value-type="float" office:value="15.371">
            <text:p>15.3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0]=[.$C$1]; 1; IF( [.C310]=[.$D$1]; 2;3 ))" office:value-type="float" office:value="1">
            <text:p>1</text:p>
          </table:table-cell>
          <table:table-cell office:value-type="float" office:value="1.734">
            <text:p>1.734</text:p>
          </table:table-cell>
          <table:table-cell office:value-type="float" office:value="7.475">
            <text:p>7.475</text:p>
          </table:table-cell>
          <table:table-cell office:value-type="float" office:value="16.558001">
            <text:p>16.558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1]=[.$C$1]; 1; IF( [.C311]=[.$D$1]; 2;3 ))" office:value-type="float" office:value="1">
            <text:p>1</text:p>
          </table:table-cell>
          <table:table-cell office:value-type="float" office:value="1.163">
            <text:p>1.163</text:p>
          </table:table-cell>
          <table:table-cell office:value-type="float" office:value="6.773">
            <text:p>6.773</text:p>
          </table:table-cell>
          <table:table-cell office:value-type="float" office:value="17.695999">
            <text:p>17.695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2]=[.$C$1]; 1; IF( [.C312]=[.$D$1]; 2;3 ))" office:value-type="float" office:value="1">
            <text:p>1</text:p>
          </table:table-cell>
          <table:table-cell office:value-type="float" office:value="2.237">
            <text:p>2.237</text:p>
          </table:table-cell>
          <table:table-cell office:value-type="float" office:value="6.088">
            <text:p>6.088</text:p>
          </table:table-cell>
          <table:table-cell office:value-type="float" office:value="18.388">
            <text:p>18.3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3]=[.$C$1]; 1; IF( [.C313]=[.$D$1]; 2;3 ))" office:value-type="float" office:value="1">
            <text:p>1</text:p>
          </table:table-cell>
          <table:table-cell office:value-type="float" office:value="2.018">
            <text:p>2.018</text:p>
          </table:table-cell>
          <table:table-cell office:value-type="float" office:value="4.835">
            <text:p>4.835</text:p>
          </table:table-cell>
          <table:table-cell office:value-type="float" office:value="18.944">
            <text:p>18.9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4]=[.$C$1]; 1; IF( [.C314]=[.$D$1]; 2;3 ))" office:value-type="float" office:value="1">
            <text:p>1</text:p>
          </table:table-cell>
          <table:table-cell office:value-type="float" office:value="3.01">
            <text:p>3.01</text:p>
          </table:table-cell>
          <table:table-cell office:value-type="float" office:value="3.801">
            <text:p>3.801</text:p>
          </table:table-cell>
          <table:table-cell office:value-type="float" office:value="18.806999">
            <text:p>18.806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5]=[.$C$1]; 1; IF( [.C315]=[.$D$1]; 2;3 ))" office:value-type="float" office:value="1">
            <text:p>1</text:p>
          </table:table-cell>
          <table:table-cell office:value-type="float" office:value="2.344">
            <text:p>2.344</text:p>
          </table:table-cell>
          <table:table-cell office:value-type="float" office:value="2.53">
            <text:p>2.53</text:p>
          </table:table-cell>
          <table:table-cell office:value-type="float" office:value="18.615999">
            <text:p>18.615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6]=[.$C$1]; 1; IF( [.C316]=[.$D$1]; 2;3 ))" office:value-type="float" office:value="1">
            <text:p>1</text:p>
          </table:table-cell>
          <table:table-cell office:value-type="float" office:value="2.884">
            <text:p>2.884</text:p>
          </table:table-cell>
          <table:table-cell office:value-type="float" office:value="1.593">
            <text:p>1.593</text:p>
          </table:table-cell>
          <table:table-cell office:value-type="float" office:value="17.749001">
            <text:p>17.749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7]=[.$C$1]; 1; IF( [.C317]=[.$D$1]; 2;3 ))" office:value-type="float" office:value="1">
            <text:p>1</text:p>
          </table:table-cell>
          <table:table-cell office:value-type="float" office:value="4.117">
            <text:p>4.117</text:p>
          </table:table-cell>
          <table:table-cell office:value-type="float" office:value="1.872">
            <text:p>1.872</text:p>
          </table:table-cell>
          <table:table-cell office:value-type="float" office:value="17.037001">
            <text:p>17.037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8]=[.$C$1]; 1; IF( [.C318]=[.$D$1]; 2;3 ))" office:value-type="float" office:value="1">
            <text:p>1</text:p>
          </table:table-cell>
          <table:table-cell office:value-type="float" office:value="4.022">
            <text:p>4.022</text:p>
          </table:table-cell>
          <table:table-cell office:value-type="float" office:value="1.32">
            <text:p>1.32</text:p>
          </table:table-cell>
          <table:table-cell office:value-type="float" office:value="15.718">
            <text:p>15.71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19]=[.$C$1]; 1; IF( [.C319]=[.$D$1]; 2;3 ))" office:value-type="float" office:value="1">
            <text:p>1</text:p>
          </table:table-cell>
          <table:table-cell office:value-type="float" office:value="4.561">
            <text:p>4.561</text:p>
          </table:table-cell>
          <table:table-cell office:value-type="float" office:value="2.014">
            <text:p>2.014</text:p>
          </table:table-cell>
          <table:table-cell office:value-type="float" office:value="14.634">
            <text:p>14.63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0]=[.$C$1]; 1; IF( [.C320]=[.$D$1]; 2;3 ))" office:value-type="float" office:value="1">
            <text:p>1</text:p>
          </table:table-cell>
          <table:table-cell office:value-type="float" office:value="3.829">
            <text:p>3.829</text:p>
          </table:table-cell>
          <table:table-cell office:value-type="float" office:value="2.092">
            <text:p>2.092</text:p>
          </table:table-cell>
          <table:table-cell office:value-type="float" office:value="13.388">
            <text:p>13.38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1]=[.$C$1]; 1; IF( [.C321]=[.$D$1]; 2;3 ))" office:value-type="float" office:value="1">
            <text:p>1</text:p>
          </table:table-cell>
          <table:table-cell office:value-type="float" office:value="4.051">
            <text:p>4.051</text:p>
          </table:table-cell>
          <table:table-cell office:value-type="float" office:value="3.399">
            <text:p>3.399</text:p>
          </table:table-cell>
          <table:table-cell office:value-type="float" office:value="12.82">
            <text:p>12.8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2]=[.$C$1]; 1; IF( [.C322]=[.$D$1]; 2;3 ))" office:value-type="float" office:value="1">
            <text:p>1</text:p>
          </table:table-cell>
          <table:table-cell office:value-type="float" office:value="3.017">
            <text:p>3.017</text:p>
          </table:table-cell>
          <table:table-cell office:value-type="float" office:value="4.05">
            <text:p>4.05</text:p>
          </table:table-cell>
          <table:table-cell office:value-type="float" office:value="12.142">
            <text:p>12.14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3]=[.$C$1]; 1; IF( [.C323]=[.$D$1]; 2;3 ))" office:value-type="float" office:value="1">
            <text:p>1</text:p>
          </table:table-cell>
          <table:table-cell office:value-type="float" office:value="2.807">
            <text:p>2.807</text:p>
          </table:table-cell>
          <table:table-cell office:value-type="float" office:value="5.453">
            <text:p>5.453</text:p>
          </table:table-cell>
          <table:table-cell office:value-type="float" office:value="12.349">
            <text:p>12.34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4]=[.$C$1]; 1; IF( [.C324]=[.$D$1]; 2;3 ))" office:value-type="float" office:value="1">
            <text:p>1</text:p>
          </table:table-cell>
          <table:table-cell office:value-type="float" office:value="1.373">
            <text:p>1.373</text:p>
          </table:table-cell>
          <table:table-cell office:value-type="float" office:value="5.696">
            <text:p>5.696</text:p>
          </table:table-cell>
          <table:table-cell office:value-type="float" office:value="12.351">
            <text:p>12.3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5]=[.$C$1]; 1; IF( [.C325]=[.$D$1]; 2;3 ))" office:value-type="float" office:value="1">
            <text:p>1</text:p>
          </table:table-cell>
          <table:table-cell office:value-type="float" office:value="0.837">
            <text:p>0.837</text:p>
          </table:table-cell>
          <table:table-cell office:value-type="float" office:value="6.641">
            <text:p>6.641</text:p>
          </table:table-cell>
          <table:table-cell office:value-type="float" office:value="13.217">
            <text:p>13.2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6]=[.$C$1]; 1; IF( [.C326]=[.$D$1]; 2;3 ))" office:value-type="float" office:value="1">
            <text:p>1</text:p>
          </table:table-cell>
          <table:table-cell office:value-type="float" office:value="-0.394">
            <text:p>-0.394</text:p>
          </table:table-cell>
          <table:table-cell office:value-type="float" office:value="6.36">
            <text:p>6.36</text:p>
          </table:table-cell>
          <table:table-cell office:value-type="float" office:value="13.928">
            <text:p>13.9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7]=[.$C$1]; 1; IF( [.C327]=[.$D$1]; 2;3 ))" office:value-type="float" office:value="1">
            <text:p>1</text:p>
          </table:table-cell>
          <table:table-cell office:value-type="float" office:value="-0.285">
            <text:p>-0.285</text:p>
          </table:table-cell>
          <table:table-cell office:value-type="float" office:value="6.916">
            <text:p>6.916</text:p>
          </table:table-cell>
          <table:table-cell office:value-type="float" office:value="15.259">
            <text:p>15.25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8]=[.$C$1]; 1; IF( [.C328]=[.$D$1]; 2;3 ))" office:value-type="float" office:value="1">
            <text:p>1</text:p>
          </table:table-cell>
          <table:table-cell office:value-type="float" office:value="-0.83">
            <text:p>-0.83</text:p>
          </table:table-cell>
          <table:table-cell office:value-type="float" office:value="6.247">
            <text:p>6.247</text:p>
          </table:table-cell>
          <table:table-cell office:value-type="float" office:value="16.337999">
            <text:p>16.337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29]=[.$C$1]; 1; IF( [.C329]=[.$D$1]; 2;3 ))" office:value-type="float" office:value="1">
            <text:p>1</text:p>
          </table:table-cell>
          <table:table-cell office:value-type="float" office:value="-0.088">
            <text:p>-0.088</text:p>
          </table:table-cell>
          <table:table-cell office:value-type="float" office:value="6.164">
            <text:p>6.164</text:p>
          </table:table-cell>
          <table:table-cell office:value-type="float" office:value="17.587">
            <text:p>17.58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0]=[.$C$1]; 1; IF( [.C330]=[.$D$1]; 2;3 ))" office:value-type="float" office:value="1">
            <text:p>1</text:p>
          </table:table-cell>
          <table:table-cell office:value-type="float" office:value="-0.317">
            <text:p>-0.317</text:p>
          </table:table-cell>
          <table:table-cell office:value-type="float" office:value="4.86">
            <text:p>4.86</text:p>
          </table:table-cell>
          <table:table-cell office:value-type="float" office:value="18.16">
            <text:p>18.1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1]=[.$C$1]; 1; IF( [.C331]=[.$D$1]; 2;3 ))" office:value-type="float" office:value="1">
            <text:p>1</text:p>
          </table:table-cell>
          <table:table-cell office:value-type="float" office:value="0.716">
            <text:p>0.716</text:p>
          </table:table-cell>
          <table:table-cell office:value-type="float" office:value="4.199">
            <text:p>4.199</text:p>
          </table:table-cell>
          <table:table-cell office:value-type="float" office:value="18.83">
            <text:p>18.8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2]=[.$C$1]; 1; IF( [.C332]=[.$D$1]; 2;3 ))" office:value-type="float" office:value="1">
            <text:p>1</text:p>
          </table:table-cell>
          <table:table-cell office:value-type="float" office:value="0.916">
            <text:p>0.916</text:p>
          </table:table-cell>
          <table:table-cell office:value-type="float" office:value="2.777">
            <text:p>2.777</text:p>
          </table:table-cell>
          <table:table-cell office:value-type="float" office:value="18.628">
            <text:p>18.62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3]=[.$C$1]; 1; IF( [.C333]=[.$D$1]; 2;3 ))"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float" office:value="2.072">
            <text:p>2.072</text:p>
          </table:table-cell>
          <table:table-cell office:value-type="float" office:value="17.768">
            <text:p>17.7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4]=[.$C$1]; 1; IF( [.C334]=[.$D$1]; 2;3 ))"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1.086">
            <text:p>1.086</text:p>
          </table:table-cell>
          <table:table-cell office:value-type="float" office:value="16.858">
            <text:p>16.8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5]=[.$C$1]; 1; IF( [.C335]=[.$D$1]; 2;3 ))" office:value-type="float" office:value="1">
            <text:p>1</text:p>
          </table:table-cell>
          <table:table-cell office:value-type="float" office:value="2.018">
            <text:p>2.018</text:p>
          </table:table-cell>
          <table:table-cell office:value-type="float" office:value="0.85">
            <text:p>0.85</text:p>
          </table:table-cell>
          <table:table-cell office:value-type="float" office:value="16.851">
            <text:p>16.85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6]=[.$C$1]; 1; IF( [.C336]=[.$D$1]; 2;3 ))" office:value-type="float" office:value="1">
            <text:p>1</text:p>
          </table:table-cell>
          <table:table-cell office:value-type="float" office:value="2.724">
            <text:p>2.724</text:p>
          </table:table-cell>
          <table:table-cell office:value-type="float" office:value="0.684">
            <text:p>0.684</text:p>
          </table:table-cell>
          <table:table-cell office:value-type="float" office:value="15.592">
            <text:p>15.59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7]=[.$C$1]; 1; IF( [.C337]=[.$D$1]; 2;3 ))" office:value-type="float" office:value="1">
            <text:p>1</text:p>
          </table:table-cell>
          <table:table-cell office:value-type="float" office:value="2.025">
            <text:p>2.025</text:p>
          </table:table-cell>
          <table:table-cell office:value-type="float" office:value="0.76">
            <text:p>0.76</text:p>
          </table:table-cell>
          <table:table-cell office:value-type="float" office:value="14.396">
            <text:p>14.396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8]=[.$C$1]; 1; IF( [.C338]=[.$D$1]; 2;3 ))" office:value-type="float" office:value="1">
            <text:p>1</text:p>
          </table:table-cell>
          <table:table-cell office:value-type="float" office:value="2.588">
            <text:p>2.588</text:p>
          </table:table-cell>
          <table:table-cell office:value-type="float" office:value="1.468">
            <text:p>1.468</text:p>
          </table:table-cell>
          <table:table-cell office:value-type="float" office:value="13.269">
            <text:p>13.2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39]=[.$C$1]; 1; IF( [.C339]=[.$D$1]; 2;3 ))" office:value-type="float" office:value="1">
            <text:p>1</text:p>
          </table:table-cell>
          <table:table-cell office:value-type="float" office:value="1.506">
            <text:p>1.506</text:p>
          </table:table-cell>
          <table:table-cell office:value-type="float" office:value="2.148">
            <text:p>2.148</text:p>
          </table:table-cell>
          <table:table-cell office:value-type="float" office:value="12.567">
            <text:p>12.5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0]=[.$C$1]; 1; IF( [.C340]=[.$D$1]; 2;3 ))" office:value-type="float" office:value="1">
            <text:p>1</text:p>
          </table:table-cell>
          <table:table-cell office:value-type="float" office:value="1.719">
            <text:p>1.719</text:p>
          </table:table-cell>
          <table:table-cell office:value-type="float" office:value="3.396">
            <text:p>3.396</text:p>
          </table:table-cell>
          <table:table-cell office:value-type="float" office:value="12.017">
            <text:p>12.01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1]=[.$C$1]; 1; IF( [.C341]=[.$D$1]; 2;3 ))" office:value-type="float" office:value="1">
            <text:p>1</text:p>
          </table:table-cell>
          <table:table-cell office:value-type="float" office:value="0.708">
            <text:p>0.708</text:p>
          </table:table-cell>
          <table:table-cell office:value-type="float" office:value="4.429">
            <text:p>4.429</text:p>
          </table:table-cell>
          <table:table-cell office:value-type="float" office:value="12.152">
            <text:p>12.15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2]=[.$C$1]; 1; IF( [.C342]=[.$D$1]; 2;3 ))" office:value-type="float" office:value="1">
            <text:p>1</text:p>
          </table:table-cell>
          <table:table-cell office:value-type="float" office:value="-0.478">
            <text:p>-0.478</text:p>
          </table:table-cell>
          <table:table-cell office:value-type="float" office:value="4.156">
            <text:p>4.156</text:p>
          </table:table-cell>
          <table:table-cell office:value-type="float" office:value="12.829">
            <text:p>12.82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3]=[.$C$1]; 1; IF( [.C343]=[.$D$1]; 2;3 ))" office:value-type="float" office:value="1">
            <text:p>1</text:p>
          </table:table-cell>
          <table:table-cell office:value-type="float" office:value="-1.042">
            <text:p>-1.042</text:p>
          </table:table-cell>
          <table:table-cell office:value-type="float" office:value="5.14">
            <text:p>5.14</text:p>
          </table:table-cell>
          <table:table-cell office:value-type="float" office:value="13.735">
            <text:p>13.7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4]=[.$C$1]; 1; IF( [.C344]=[.$D$1]; 2;3 ))" office:value-type="float" office:value="1">
            <text:p>1</text:p>
          </table:table-cell>
          <table:table-cell office:value-type="float" office:value="-1.613">
            <text:p>-1.613</text:p>
          </table:table-cell>
          <table:table-cell office:value-type="float" office:value="4.434">
            <text:p>4.434</text:p>
          </table:table-cell>
          <table:table-cell office:value-type="float" office:value="14.868">
            <text:p>14.8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5]=[.$C$1]; 1; IF( [.C345]=[.$D$1]; 2;3 ))" office:value-type="float" office:value="1">
            <text:p>1</text:p>
          </table:table-cell>
          <table:table-cell office:value-type="float" office:value="-1.502">
            <text:p>-1.502</text:p>
          </table:table-cell>
          <table:table-cell office:value-type="float" office:value="4.978">
            <text:p>4.978</text:p>
          </table:table-cell>
          <table:table-cell office:value-type="float" office:value="16.139999">
            <text:p>16.139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6]=[.$C$1]; 1; IF( [.C346]=[.$D$1]; 2;3 ))" office:value-type="float" office:value="1">
            <text:p>1</text:p>
          </table:table-cell>
          <table:table-cell office:value-type="float" office:value="-1.189">
            <text:p>-1.189</text:p>
          </table:table-cell>
          <table:table-cell office:value-type="float" office:value="4.117">
            <text:p>4.117</text:p>
          </table:table-cell>
          <table:table-cell office:value-type="float" office:value="17.271">
            <text:p>17.27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7]=[.$C$1]; 1; IF( [.C347]=[.$D$1]; 2;3 ))" office:value-type="float" office:value="1">
            <text:p>1</text:p>
          </table:table-cell>
          <table:table-cell office:value-type="float" office:value="-0.987">
            <text:p>-0.987</text:p>
          </table:table-cell>
          <table:table-cell office:value-type="float" office:value="2.765">
            <text:p>2.765</text:p>
          </table:table-cell>
          <table:table-cell office:value-type="float" office:value="17.07">
            <text:p>17.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8]=[.$C$1]; 1; IF( [.C348]=[.$D$1]; 2;3 ))" office:value-type="float" office:value="1">
            <text:p>1</text:p>
          </table:table-cell>
          <table:table-cell office:value-type="float" office:value="-1.095">
            <text:p>-1.095</text:p>
          </table:table-cell>
          <table:table-cell office:value-type="float" office:value="2.195">
            <text:p>2.195</text:p>
          </table:table-cell>
          <table:table-cell office:value-type="float" office:value="15.735">
            <text:p>15.7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49]=[.$C$1]; 1; IF( [.C349]=[.$D$1]; 2;3 ))" office:value-type="float" office:value="1">
            <text:p>1</text:p>
          </table:table-cell>
          <table:table-cell office:value-type="float" office:value="-1.403">
            <text:p>-1.403</text:p>
          </table:table-cell>
          <table:table-cell office:value-type="float" office:value="3.016">
            <text:p>3.016</text:p>
          </table:table-cell>
          <table:table-cell office:value-type="float" office:value="14.665">
            <text:p>14.66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0]=[.$C$1]; 1; IF( [.C350]=[.$D$1]; 2;3 ))" office:value-type="float" office:value="1">
            <text:p>1</text:p>
          </table:table-cell>
          <table:table-cell office:value-type="float" office:value="-0.703">
            <text:p>-0.703</text:p>
          </table:table-cell>
          <table:table-cell office:value-type="float" office:value="2.844">
            <text:p>2.844</text:p>
          </table:table-cell>
          <table:table-cell office:value-type="float" office:value="13.402">
            <text:p>13.40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1]=[.$C$1]; 1; IF( [.C351]=[.$D$1]; 2;3 ))" office:value-type="float" office:value="1">
            <text:p>1</text:p>
          </table:table-cell>
          <table:table-cell office:value-type="float" office:value="0.271">
            <text:p>0.271</text:p>
          </table:table-cell>
          <table:table-cell office:value-type="float" office:value="1.862">
            <text:p>1.862</text:p>
          </table:table-cell>
          <table:table-cell office:value-type="float" office:value="13.268">
            <text:p>13.26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2]=[.$C$1]; 1; IF( [.C352]=[.$D$1]; 2;3 ))" office:value-type="float" office:value="1">
            <text:p>1</text:p>
          </table:table-cell>
          <table:table-cell office:value-type="float" office:value="0.593">
            <text:p>0.593</text:p>
          </table:table-cell>
          <table:table-cell office:value-type="float" office:value="1.004">
            <text:p>1.004</text:p>
          </table:table-cell>
          <table:table-cell office:value-type="float" office:value="14.409">
            <text:p>14.40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3]=[.$C$1]; 1; IF( [.C353]=[.$D$1]; 2;3 ))" office:value-type="float" office:value="1">
            <text:p>1</text:p>
          </table:table-cell>
          <table:table-cell office:value-type="float" office:value="-0.085">
            <text:p>-0.085</text:p>
          </table:table-cell>
          <table:table-cell office:value-type="float" office:value="1.167">
            <text:p>1.167</text:p>
          </table:table-cell>
          <table:table-cell office:value-type="float" office:value="15.612">
            <text:p>15.61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4]=[.$C$1]; 1; IF( [.C354]=[.$D$1]; 2;3 ))" office:value-type="float" office:value="1">
            <text:p>1</text:p>
          </table:table-cell>
          <table:table-cell office:value-type="float" office:value="6.328">
            <text:p>6.328</text:p>
          </table:table-cell>
          <table:table-cell office:value-type="float" office:value="6.293">
            <text:p>6.293</text:p>
          </table:table-cell>
          <table:table-cell office:value-type="float" office:value="15.897">
            <text:p>15.89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5]=[.$C$1]; 1; IF( [.C355]=[.$D$1]; 2;3 ))" office:value-type="float" office:value="1">
            <text:p>1</text:p>
          </table:table-cell>
          <table:table-cell office:value-type="float" office:value="6.565">
            <text:p>6.565</text:p>
          </table:table-cell>
          <table:table-cell office:value-type="float" office:value="7.497">
            <text:p>7.497</text:p>
          </table:table-cell>
          <table:table-cell office:value-type="float" office:value="16.763">
            <text:p>16.76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6]=[.$C$1]; 1; IF( [.C356]=[.$D$1]; 2;3 ))" office:value-type="float" office:value="1">
            <text:p>1</text:p>
          </table:table-cell>
          <table:table-cell office:value-type="float" office:value="6.859">
            <text:p>6.859</text:p>
          </table:table-cell>
          <table:table-cell office:value-type="float" office:value="7.335">
            <text:p>7.335</text:p>
          </table:table-cell>
          <table:table-cell office:value-type="float" office:value="18.115999">
            <text:p>18.115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7]=[.$C$1]; 1; IF( [.C357]=[.$D$1]; 2;3 ))" office:value-type="float" office:value="1">
            <text:p>1</text:p>
          </table:table-cell>
          <table:table-cell office:value-type="float" office:value="7.123">
            <text:p>7.123</text:p>
          </table:table-cell>
          <table:table-cell office:value-type="float" office:value="8.442">
            <text:p>8.442</text:p>
          </table:table-cell>
          <table:table-cell office:value-type="float" office:value="18.922001">
            <text:p>18.922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8]=[.$C$1]; 1; IF( [.C358]=[.$D$1]; 2;3 ))" office:value-type="float" office:value="1">
            <text:p>1</text:p>
          </table:table-cell>
          <table:table-cell office:value-type="float" office:value="7.108">
            <text:p>7.108</text:p>
          </table:table-cell>
          <table:table-cell office:value-type="float" office:value="9.711">
            <text:p>9.711</text:p>
          </table:table-cell>
          <table:table-cell office:value-type="float" office:value="18.372999">
            <text:p>18.372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59]=[.$C$1]; 1; IF( [.C359]=[.$D$1]; 2;3 ))" office:value-type="float" office:value="1">
            <text:p>1</text:p>
          </table:table-cell>
          <table:table-cell office:value-type="float" office:value="6.828">
            <text:p>6.828</text:p>
          </table:table-cell>
          <table:table-cell office:value-type="float" office:value="9.883">
            <text:p>9.883</text:p>
          </table:table-cell>
          <table:table-cell office:value-type="float" office:value="17.028">
            <text:p>17.028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360]=[.$C$1]; 1; IF( [.C360]=[.$D$1]; 2;3 ))" office:value-type="float" office:value="3">
            <text:p>3</text:p>
          </table:table-cell>
          <table:table-cell office:value-type="float" office:value="7.669">
            <text:p>7.669</text:p>
          </table:table-cell>
          <table:table-cell office:value-type="float" office:value="4.157">
            <text:p>4.157</text:p>
          </table:table-cell>
          <table:table-cell office:value-type="float" office:value="12.287">
            <text:p>12.287</text:p>
          </table:table-cell>
        </table:table-row>
        <table:table-row table:style-name="ro1">
          <table:table-cell table:number-columns-repeated="2"/>
          <table:table-cell office:value-type="string">
            <text:p>O</text:p>
          </table:table-cell>
          <table:table-cell table:formula="of:=IF( [.C361]=[.$C$1]; 1; IF( [.C361]=[.$D$1]; 2;3 ))" office:value-type="float" office:value="3">
            <text:p>3</text:p>
          </table:table-cell>
          <table:table-cell office:value-type="float" office:value="9.806">
            <text:p>9.806</text:p>
          </table:table-cell>
          <table:table-cell office:value-type="float" office:value="3.674">
            <text:p>3.674</text:p>
          </table:table-cell>
          <table:table-cell office:value-type="float" office:value="12.781">
            <text:p>12.78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2]=[.$C$1]; 1; IF( [.C362]=[.$D$1]; 2;3 ))" office:value-type="float" office:value="1">
            <text:p>1</text:p>
          </table:table-cell>
          <table:table-cell office:value-type="float" office:value="6.547">
            <text:p>6.547</text:p>
          </table:table-cell>
          <table:table-cell office:value-type="float" office:value="8.784">
            <text:p>8.784</text:p>
          </table:table-cell>
          <table:table-cell office:value-type="float" office:value="16.228001">
            <text:p>16.228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3]=[.$C$1]; 1; IF( [.C363]=[.$D$1]; 2;3 ))" office:value-type="float" office:value="1">
            <text:p>1</text:p>
          </table:table-cell>
          <table:table-cell office:value-type="float" office:value="7.564">
            <text:p>7.564</text:p>
          </table:table-cell>
          <table:table-cell office:value-type="float" office:value="5.766">
            <text:p>5.766</text:p>
          </table:table-cell>
          <table:table-cell office:value-type="float" office:value="15.158">
            <text:p>15.158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4]=[.$C$1]; 1; IF( [.C364]=[.$D$1]; 2;3 ))" office:value-type="float" office:value="1">
            <text:p>1</text:p>
          </table:table-cell>
          <table:table-cell office:value-type="float" office:value="7.938">
            <text:p>7.938</text:p>
          </table:table-cell>
          <table:table-cell office:value-type="float" office:value="6.56">
            <text:p>6.56</text:p>
          </table:table-cell>
          <table:table-cell office:value-type="float" office:value="13.909">
            <text:p>13.90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5]=[.$C$1]; 1; IF( [.C365]=[.$D$1]; 2;3 ))" office:value-type="float" office:value="1">
            <text:p>1</text:p>
          </table:table-cell>
          <table:table-cell office:value-type="float" office:value="9.103">
            <text:p>9.103</text:p>
          </table:table-cell>
          <table:table-cell office:value-type="float" office:value="5.892">
            <text:p>5.892</text:p>
          </table:table-cell>
          <table:table-cell office:value-type="float" office:value="13.162">
            <text:p>13.1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6]=[.$C$1]; 1; IF( [.C366]=[.$D$1]; 2;3 ))" office:value-type="float" office:value="1">
            <text:p>1</text:p>
          </table:table-cell>
          <table:table-cell office:value-type="float" office:value="8.754">
            <text:p>8.754</text:p>
          </table:table-cell>
          <table:table-cell office:value-type="float" office:value="4.5">
            <text:p>4.5</text:p>
          </table:table-cell>
          <table:table-cell office:value-type="float" office:value="12.7">
            <text:p>12.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67]=[.$C$1]; 1; IF( [.C367]=[.$D$1]; 2;3 ))" office:value-type="float" office:value="1">
            <text:p>1</text:p>
          </table:table-cell>
          <table:table-cell office:value-type="float" office:value="9.562">
            <text:p>9.562</text:p>
          </table:table-cell>
          <table:table-cell office:value-type="float" office:value="2.29">
            <text:p>2.29</text:p>
          </table:table-cell>
          <table:table-cell office:value-type="float" office:value="12.399">
            <text:p>12.39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68]=[.$C$1]; 1; IF( [.C368]=[.$D$1]; 2;3 ))" office:value-type="float" office:value="2">
            <text:p>2</text:p>
          </table:table-cell>
          <table:table-cell office:value-type="float" office:value="6.871">
            <text:p>6.871</text:p>
          </table:table-cell>
          <table:table-cell office:value-type="float" office:value="6.386">
            <text:p>6.386</text:p>
          </table:table-cell>
          <table:table-cell office:value-type="float" office:value="18.488001">
            <text:p>18.48800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69]=[.$C$1]; 1; IF( [.C369]=[.$D$1]; 2;3 ))" office:value-type="float" office:value="2">
            <text:p>2</text:p>
          </table:table-cell>
          <table:table-cell office:value-type="float" office:value="7.376">
            <text:p>7.376</text:p>
          </table:table-cell>
          <table:table-cell office:value-type="float" office:value="8.292">
            <text:p>8.292</text:p>
          </table:table-cell>
          <table:table-cell office:value-type="float" office:value="19.903999">
            <text:p>19.90399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0]=[.$C$1]; 1; IF( [.C370]=[.$D$1]; 2;3 ))" office:value-type="float" office:value="2">
            <text:p>2</text:p>
          </table:table-cell>
          <table:table-cell office:value-type="float" office:value="7.35">
            <text:p>7.35</text:p>
          </table:table-cell>
          <table:table-cell office:value-type="float" office:value="10.504">
            <text:p>10.504</text:p>
          </table:table-cell>
          <table:table-cell office:value-type="float" office:value="18.948">
            <text:p>18.948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1]=[.$C$1]; 1; IF( [.C371]=[.$D$1]; 2;3 ))" office:value-type="float" office:value="2">
            <text:p>2</text:p>
          </table:table-cell>
          <table:table-cell office:value-type="float" office:value="6.774">
            <text:p>6.774</text:p>
          </table:table-cell>
          <table:table-cell office:value-type="float" office:value="10.784">
            <text:p>10.784</text:p>
          </table:table-cell>
          <table:table-cell office:value-type="float" office:value="16.604">
            <text:p>16.60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2]=[.$C$1]; 1; IF( [.C372]=[.$D$1]; 2;3 ))" office:value-type="float" office:value="2">
            <text:p>2</text:p>
          </table:table-cell>
          <table:table-cell office:value-type="float" office:value="6.298">
            <text:p>6.298</text:p>
          </table:table-cell>
          <table:table-cell office:value-type="float" office:value="9.011">
            <text:p>9.011</text:p>
          </table:table-cell>
          <table:table-cell office:value-type="float" office:value="15.253">
            <text:p>15.25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3]=[.$C$1]; 1; IF( [.C373]=[.$D$1]; 2;3 ))" office:value-type="float" office:value="2">
            <text:p>2</text:p>
          </table:table-cell>
          <table:table-cell office:value-type="float" office:value="7.378">
            <text:p>7.378</text:p>
          </table:table-cell>
          <table:table-cell office:value-type="float" office:value="4.812">
            <text:p>4.812</text:p>
          </table:table-cell>
          <table:table-cell office:value-type="float" office:value="14.891">
            <text:p>14.89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4]=[.$C$1]; 1; IF( [.C374]=[.$D$1]; 2;3 ))" office:value-type="float" office:value="2">
            <text:p>2</text:p>
          </table:table-cell>
          <table:table-cell office:value-type="float" office:value="8.394">
            <text:p>8.394</text:p>
          </table:table-cell>
          <table:table-cell office:value-type="float" office:value="5.754">
            <text:p>5.754</text:p>
          </table:table-cell>
          <table:table-cell office:value-type="float" office:value="15.857">
            <text:p>15.85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5]=[.$C$1]; 1; IF( [.C375]=[.$D$1]; 2;3 ))" office:value-type="float" office:value="2">
            <text:p>2</text:p>
          </table:table-cell>
          <table:table-cell office:value-type="float" office:value="7.126">
            <text:p>7.126</text:p>
          </table:table-cell>
          <table:table-cell office:value-type="float" office:value="6.614">
            <text:p>6.614</text:p>
          </table:table-cell>
          <table:table-cell office:value-type="float" office:value="13.229">
            <text:p>13.22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6]=[.$C$1]; 1; IF( [.C376]=[.$D$1]; 2;3 ))" office:value-type="float" office:value="2">
            <text:p>2</text:p>
          </table:table-cell>
          <table:table-cell office:value-type="float" office:value="8.188">
            <text:p>8.188</text:p>
          </table:table-cell>
          <table:table-cell office:value-type="float" office:value="7.51">
            <text:p>7.51</text:p>
          </table:table-cell>
          <table:table-cell office:value-type="float" office:value="14.184">
            <text:p>14.18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7]=[.$C$1]; 1; IF( [.C377]=[.$D$1]; 2;3 ))" office:value-type="float" office:value="2">
            <text:p>2</text:p>
          </table:table-cell>
          <table:table-cell office:value-type="float" office:value="9.903">
            <text:p>9.903</text:p>
          </table:table-cell>
          <table:table-cell office:value-type="float" office:value="5.837">
            <text:p>5.837</text:p>
          </table:table-cell>
          <table:table-cell office:value-type="float" office:value="13.739">
            <text:p>13.73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8]=[.$C$1]; 1; IF( [.C378]=[.$D$1]; 2;3 ))" office:value-type="float" office:value="2">
            <text:p>2</text:p>
          </table:table-cell>
          <table:table-cell office:value-type="float" office:value="9.362">
            <text:p>9.362</text:p>
          </table:table-cell>
          <table:table-cell office:value-type="float" office:value="6.394">
            <text:p>6.394</text:p>
          </table:table-cell>
          <table:table-cell office:value-type="float" office:value="12.313">
            <text:p>12.313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79]=[.$C$1]; 1; IF( [.C379]=[.$D$1]; 2;3 ))" office:value-type="float" office:value="2">
            <text:p>2</text:p>
          </table:table-cell>
          <table:table-cell office:value-type="float" office:value="9.113">
            <text:p>9.113</text:p>
          </table:table-cell>
          <table:table-cell office:value-type="float" office:value="2.247">
            <text:p>2.247</text:p>
          </table:table-cell>
          <table:table-cell office:value-type="float" office:value="11.551">
            <text:p>11.55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80]=[.$C$1]; 1; IF( [.C380]=[.$D$1]; 2;3 ))" office:value-type="float" office:value="2">
            <text:p>2</text:p>
          </table:table-cell>
          <table:table-cell office:value-type="float" office:value="8.928">
            <text:p>8.928</text:p>
          </table:table-cell>
          <table:table-cell office:value-type="float" office:value="1.865">
            <text:p>1.865</text:p>
          </table:table-cell>
          <table:table-cell office:value-type="float" office:value="13.145">
            <text:p>13.145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81]=[.$C$1]; 1; IF( [.C381]=[.$D$1]; 2;3 ))" office:value-type="float" office:value="2">
            <text:p>2</text:p>
          </table:table-cell>
          <table:table-cell office:value-type="float" office:value="10.52">
            <text:p>10.52</text:p>
          </table:table-cell>
          <table:table-cell office:value-type="float" office:value="1.891">
            <text:p>1.891</text:p>
          </table:table-cell>
          <table:table-cell office:value-type="float" office:value="12.344">
            <text:p>12.34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2]=[.$C$1]; 1; IF( [.C382]=[.$D$1]; 2;3 ))" office:value-type="float" office:value="1">
            <text:p>1</text:p>
          </table:table-cell>
          <table:table-cell office:value-type="float" office:value="14.222">
            <text:p>14.222</text:p>
          </table:table-cell>
          <table:table-cell office:value-type="float" office:value="14.854">
            <text:p>14.854</text:p>
          </table:table-cell>
          <table:table-cell office:value-type="float" office:value="2.633">
            <text:p>2.63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3]=[.$C$1]; 1; IF( [.C383]=[.$D$1]; 2;3 ))" office:value-type="float" office:value="1">
            <text:p>1</text:p>
          </table:table-cell>
          <table:table-cell office:value-type="float" office:value="14.113">
            <text:p>14.113</text:p>
          </table:table-cell>
          <table:table-cell office:value-type="float" office:value="12.806">
            <text:p>12.806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4]=[.$C$1]; 1; IF( [.C384]=[.$D$1]; 2;3 ))" office:value-type="float" office:value="1">
            <text:p>1</text:p>
          </table:table-cell>
          <table:table-cell office:value-type="float" office:value="13.192">
            <text:p>13.192</text:p>
          </table:table-cell>
          <table:table-cell office:value-type="float" office:value="15.142">
            <text:p>15.142</text:p>
          </table:table-cell>
          <table:table-cell office:value-type="float" office:value="1.262">
            <text:p>1.26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5]=[.$C$1]; 1; IF( [.C385]=[.$D$1]; 2;3 ))" office:value-type="float" office:value="1">
            <text:p>1</text:p>
          </table:table-cell>
          <table:table-cell office:value-type="float" office:value="13.144">
            <text:p>13.144</text:p>
          </table:table-cell>
          <table:table-cell office:value-type="float" office:value="14.252">
            <text:p>14.252</text:p>
          </table:table-cell>
          <table:table-cell office:value-type="float" office:value="0.207">
            <text:p>0.20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6]=[.$C$1]; 1; IF( [.C386]=[.$D$1]; 2;3 ))" office:value-type="float" office:value="1">
            <text:p>1</text:p>
          </table:table-cell>
          <table:table-cell office:value-type="float" office:value="12.33">
            <text:p>12.33</text:p>
          </table:table-cell>
          <table:table-cell office:value-type="float" office:value="14.493">
            <text:p>14.493</text:p>
          </table:table-cell>
          <table:table-cell office:value-type="float" office:value="-0.883">
            <text:p>-0.883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7]=[.$C$1]; 1; IF( [.C387]=[.$D$1]; 2;3 ))" office:value-type="float" office:value="1">
            <text:p>1</text:p>
          </table:table-cell>
          <table:table-cell office:value-type="float" office:value="11.569">
            <text:p>11.569</text:p>
          </table:table-cell>
          <table:table-cell office:value-type="float" office:value="15.652">
            <text:p>15.652</text:p>
          </table:table-cell>
          <table:table-cell office:value-type="float" office:value="-0.92">
            <text:p>-0.9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8]=[.$C$1]; 1; IF( [.C388]=[.$D$1]; 2;3 ))" office:value-type="float" office:value="1">
            <text:p>1</text:p>
          </table:table-cell>
          <table:table-cell office:value-type="float" office:value="11.626">
            <text:p>11.626</text:p>
          </table:table-cell>
          <table:table-cell office:value-type="float" office:value="16.552">
            <text:p>16.552</text:p>
          </table:table-cell>
          <table:table-cell office:value-type="float" office:value="0.135">
            <text:p>0.13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89]=[.$C$1]; 1; IF( [.C389]=[.$D$1]; 2;3 ))" office:value-type="float" office:value="1">
            <text:p>1</text:p>
          </table:table-cell>
          <table:table-cell office:value-type="float" office:value="12.426">
            <text:p>12.426</text:p>
          </table:table-cell>
          <table:table-cell office:value-type="float" office:value="16.294001">
            <text:p>16.294001</text:p>
          </table:table-cell>
          <table:table-cell office:value-type="float" office:value="1.232">
            <text:p>1.232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90]=[.$C$1]; 1; IF( [.C390]=[.$D$1]; 2;3 ))" office:value-type="float" office:value="2">
            <text:p>2</text:p>
          </table:table-cell>
          <table:table-cell office:value-type="float" office:value="12.321">
            <text:p>12.321</text:p>
          </table:table-cell>
          <table:table-cell office:value-type="float" office:value="13.911">
            <text:p>13.911</text:p>
          </table:table-cell>
          <table:table-cell office:value-type="float" office:value="-1.667">
            <text:p>-1.66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91]=[.$C$1]; 1; IF( [.C391]=[.$D$1]; 2;3 ))" office:value-type="float" office:value="2">
            <text:p>2</text:p>
          </table:table-cell>
          <table:table-cell office:value-type="float" office:value="11.052">
            <text:p>11.052</text:p>
          </table:table-cell>
          <table:table-cell office:value-type="float" office:value="15.842">
            <text:p>15.842</text:p>
          </table:table-cell>
          <table:table-cell office:value-type="float" office:value="-1.724">
            <text:p>-1.724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92]=[.$C$1]; 1; IF( [.C392]=[.$D$1]; 2;3 ))" office:value-type="float" office:value="2">
            <text:p>2</text:p>
          </table:table-cell>
          <table:table-cell office:value-type="float" office:value="11.064">
            <text:p>11.064</text:p>
          </table:table-cell>
          <table:table-cell office:value-type="float" office:value="17.464001">
            <text:p>17.464001</text:p>
          </table:table-cell>
          <table:table-cell office:value-type="float" office:value="0.077">
            <text:p>0.07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393]=[.$C$1]; 1; IF( [.C393]=[.$D$1]; 2;3 ))" office:value-type="float" office:value="2">
            <text:p>2</text:p>
          </table:table-cell>
          <table:table-cell office:value-type="float" office:value="12.497">
            <text:p>12.497</text:p>
          </table:table-cell>
          <table:table-cell office:value-type="float" office:value="16.972">
            <text:p>16.972</text:p>
          </table:table-cell>
          <table:table-cell office:value-type="float" office:value="2.022">
            <text:p>2.022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4]=[.$C$1]; 1; IF( [.C394]=[.$D$1]; 2;3 ))" office:value-type="float" office:value="1">
            <text:p>1</text:p>
          </table:table-cell>
          <table:table-cell office:value-type="float" office:value="-5.496">
            <text:p>-5.496</text:p>
          </table:table-cell>
          <table:table-cell office:value-type="float" office:value="1.78">
            <text:p>1.78</text:p>
          </table:table-cell>
          <table:table-cell office:value-type="float" office:value="15.769">
            <text:p>15.76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5]=[.$C$1]; 1; IF( [.C395]=[.$D$1]; 2;3 ))" office:value-type="float" office:value="1">
            <text:p>1</text:p>
          </table:table-cell>
          <table:table-cell office:value-type="float" office:value="-5.387">
            <text:p>-5.387</text:p>
          </table:table-cell>
          <table:table-cell office:value-type="float" office:value="3.828">
            <text:p>3.828</text:p>
          </table:table-cell>
          <table:table-cell office:value-type="float" office:value="18.162001">
            <text:p>18.162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6]=[.$C$1]; 1; IF( [.C396]=[.$D$1]; 2;3 ))" office:value-type="float" office:value="1">
            <text:p>1</text:p>
          </table:table-cell>
          <table:table-cell office:value-type="float" office:value="-4.466">
            <text:p>-4.466</text:p>
          </table:table-cell>
          <table:table-cell office:value-type="float" office:value="1.492">
            <text:p>1.492</text:p>
          </table:table-cell>
          <table:table-cell office:value-type="float" office:value="17.139999">
            <text:p>17.139999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7]=[.$C$1]; 1; IF( [.C397]=[.$D$1]; 2;3 ))" office:value-type="float" office:value="1">
            <text:p>1</text:p>
          </table:table-cell>
          <table:table-cell office:value-type="float" office:value="-4.418">
            <text:p>-4.418</text:p>
          </table:table-cell>
          <table:table-cell office:value-type="float" office:value="2.382">
            <text:p>2.382</text:p>
          </table:table-cell>
          <table:table-cell office:value-type="float" office:value="18.195">
            <text:p>18.19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8]=[.$C$1]; 1; IF( [.C398]=[.$D$1]; 2;3 ))" office:value-type="float" office:value="1">
            <text:p>1</text:p>
          </table:table-cell>
          <table:table-cell office:value-type="float" office:value="-3.604">
            <text:p>-3.604</text:p>
          </table:table-cell>
          <table:table-cell office:value-type="float" office:value="2.141">
            <text:p>2.141</text:p>
          </table:table-cell>
          <table:table-cell office:value-type="float" office:value="19.285">
            <text:p>19.285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399]=[.$C$1]; 1; IF( [.C399]=[.$D$1]; 2;3 ))" office:value-type="float" office:value="1">
            <text:p>1</text:p>
          </table:table-cell>
          <table:table-cell office:value-type="float" office:value="-2.843">
            <text:p>-2.843</text:p>
          </table:table-cell>
          <table:table-cell office:value-type="float" office:value="0.982">
            <text:p>0.982</text:p>
          </table:table-cell>
          <table:table-cell office:value-type="float" office:value="19.322001">
            <text:p>19.322001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00]=[.$C$1]; 1; IF( [.C400]=[.$D$1]; 2;3 ))" office:value-type="float" office:value="1">
            <text:p>1</text:p>
          </table:table-cell>
          <table:table-cell office:value-type="float" office:value="-2.9">
            <text:p>-2.9</text:p>
          </table:table-cell>
          <table:table-cell office:value-type="float" office:value="0.082">
            <text:p>0.082</text:p>
          </table:table-cell>
          <table:table-cell office:value-type="float" office:value="18.267">
            <text:p>18.267</text:p>
          </table:table-cell>
        </table:table-row>
        <table:table-row table:style-name="ro1">
          <table:table-cell table:number-columns-repeated="2"/>
          <table:table-cell office:value-type="string">
            <text:p>C</text:p>
          </table:table-cell>
          <table:table-cell table:formula="of:=IF( [.C401]=[.$C$1]; 1; IF( [.C401]=[.$D$1]; 2;3 ))" office:value-type="float" office:value="1">
            <text:p>1</text:p>
          </table:table-cell>
          <table:table-cell office:value-type="float" office:value="-3.7">
            <text:p>-3.7</text:p>
          </table:table-cell>
          <table:table-cell office:value-type="float" office:value="0.34">
            <text:p>0.34</text:p>
          </table:table-cell>
          <table:table-cell office:value-type="float" office:value="17.17">
            <text:p>17.17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402]=[.$C$1]; 1; IF( [.C402]=[.$D$1]; 2;3 ))" office:value-type="float" office:value="2">
            <text:p>2</text:p>
          </table:table-cell>
          <table:table-cell office:value-type="float" office:value="-3.595">
            <text:p>-3.595</text:p>
          </table:table-cell>
          <table:table-cell office:value-type="float" office:value="2.723">
            <text:p>2.723</text:p>
          </table:table-cell>
          <table:table-cell office:value-type="float" office:value="20.069">
            <text:p>20.06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403]=[.$C$1]; 1; IF( [.C403]=[.$D$1]; 2;3 ))" office:value-type="float" office:value="2">
            <text:p>2</text:p>
          </table:table-cell>
          <table:table-cell office:value-type="float" office:value="-2.326">
            <text:p>-2.326</text:p>
          </table:table-cell>
          <table:table-cell office:value-type="float" office:value="0.792">
            <text:p>0.792</text:p>
          </table:table-cell>
          <table:table-cell office:value-type="float" office:value="20.125999">
            <text:p>20.125999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404]=[.$C$1]; 1; IF( [.C404]=[.$D$1]; 2;3 ))" office:value-type="float" office:value="2">
            <text:p>2</text:p>
          </table:table-cell>
          <table:table-cell office:value-type="float" office:value="-2.338">
            <text:p>-2.338</text:p>
          </table:table-cell>
          <table:table-cell office:value-type="float" office:value="-0.83">
            <text:p>-0.83</text:p>
          </table:table-cell>
          <table:table-cell office:value-type="float" office:value="18.325001">
            <text:p>18.325001</text:p>
          </table:table-cell>
        </table:table-row>
        <table:table-row table:style-name="ro1">
          <table:table-cell table:number-columns-repeated="2"/>
          <table:table-cell office:value-type="string">
            <text:p>H</text:p>
          </table:table-cell>
          <table:table-cell table:formula="of:=IF( [.C405]=[.$C$1]; 1; IF( [.C405]=[.$D$1]; 2;3 ))" office:value-type="float" office:value="2">
            <text:p>2</text:p>
          </table:table-cell>
          <table:table-cell office:value-type="float" office:value="-3.771">
            <text:p>-3.771</text:p>
          </table:table-cell>
          <table:table-cell office:value-type="float" office:value="-0.338">
            <text:p>-0.338</text:p>
          </table:table-cell>
          <table:table-cell office:value-type="float" office:value="16.379999">
            <text:p>16.379999</text:p>
          </table:table-cell>
        </table:table-row>
        <table:table-row table:style-name="ro1" table:number-rows-repeated="10481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/00/0000</text:date>, <text:time style:data-style-name="N2" text:time-value="0000-00-00T20:00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3-06-27T21:59:11</meta:creation-date>
    <dc:date>2013-07-03T20:37:24</dc:date>
    <dc:creator>jason </dc:creator>
    <meta:editing-duration>P1DT41M38S</meta:editing-duration>
    <meta:editing-cycles>7</meta:editing-cycles>
    <meta:generator>LibreOffice/4.0.2.2$Linux_X86_64 LibreOffice_project/400m0$Build-2</meta:generator>
    <meta:document-statistic meta:table-count="3" meta:cell-count="4227" meta:object-count="0"/>
  </office:meta>
</office:document-meta>
</file>